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59.25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46.94mm"/>
    </style:style>
    <style:style style:name="co7" style:family="table-column">
      <style:table-column-properties fo:break-before="auto" style:column-width="41.65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5.4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61mm"/>
    </style:style>
    <style:style style:name="co14" style:family="table-column">
      <style:table-column-properties fo:break-before="auto" style:column-width="31.96mm"/>
    </style:style>
    <style:style style:name="co15" style:family="table-column">
      <style:table-column-properties fo:break-before="auto" style:column-width="32.84mm"/>
    </style:style>
    <style:style style:name="co16" style:family="table-column">
      <style:table-column-properties fo:break-before="auto" style:column-width="14.08mm"/>
    </style:style>
    <style:style style:name="co17" style:family="table-column">
      <style:table-column-properties fo:break-before="auto" style:column-width="26.99mm"/>
    </style:style>
    <style:style style:name="co18" style:family="table-column">
      <style:table-column-properties fo:break-before="auto" style:column-width="25.81mm"/>
    </style:style>
    <style:style style:name="co19" style:family="table-column">
      <style:table-column-properties fo:break-before="auto" style:column-width="26.41mm"/>
    </style:style>
    <style:style style:name="co20" style:family="table-column">
      <style:table-column-properties fo:break-before="auto" style:column-width="15.4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50.91mm"/>
    </style:style>
    <style:style style:name="ro1" style:family="table-row">
      <style:table-row-properties style:row-height="4.57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.03mm" fo:break-before="auto" style:use-optimal-row-height="false"/>
    </style:style>
    <style:style style:name="ro13" style:family="table-row">
      <style:table-row-properties style:row-height="5.82mm" fo:break-before="auto" style:use-optimal-row-height="false"/>
    </style:style>
    <style:style style:name="ro14" style:family="table-row">
      <style:table-row-properties style:row-height="5.52mm" fo:break-before="auto" style:use-optimal-row-height="true"/>
    </style:style>
    <style:style style:name="ta1" style:family="table" style:master-page-name="PageStyle_5f_Export_20_Summary">
      <style:table-properties table:display="true" style:writing-mode="lr-tb"/>
    </style:style>
    <style:style style:name="ta2" style:family="table" style:master-page-name="PageStyle_5f_Cover_20_-_20_표_20_1">
      <style:table-properties table:display="true" style:writing-mode="lr-tb"/>
    </style:style>
    <style:style style:name="ta3" style:family="table" style:master-page-name="PageStyle_5f__28_종료_29_Main_20_-_20_표_20_1">
      <style:table-properties table:display="true" style:writing-mode="lr-tb"/>
    </style:style>
    <style:style style:name="ta4" style:family="table" style:master-page-name="PageStyle_5f_Class_20_-_20_표_20_1">
      <style:table-properties table:display="true" style:writing-mode="lr-tb"/>
    </style:style>
    <style:style style:name="ta5" style:family="table" style:master-page-name="PageStyle_5f_회계통장_20_-_20_표_20_1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Promotion_20_-_20_표_20_1">
      <style:table-properties table:display="true" style:writing-mode="lr-tb"/>
    </style:style>
    <style:style style:name="ta8" style:family="table" style:master-page-name="PageStyle_5f_강습10월12일_20_-_20_표_20_1">
      <style:table-properties table:display="true" style:writing-mode="lr-tb"/>
    </style:style>
    <style:style style:name="ta9" style:family="table" style:master-page-name="PageStyle_5f_2018겨울파티">
      <style:table-properties table:display="true" style:writing-mode="lr-tb"/>
    </style:style>
    <style:style style:name="ta10" style:family="table" style:master-page-name="PageStyle_5f_강습12월25일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0084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fo:background-color="#5e88b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9" style:family="table-cell" style:parent-style-name="Default" style:data-style-name="N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5" style:family="table-cell" style:parent-style-name="Default" style:data-style-name="N1008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3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0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2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ff"/>
    </style:style>
    <style:style style:name="ce8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84">
      <style:table-cell-properties fo:border="0.06pt solid #000000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 style:data-style-name="N3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2" style:family="table-cell" style:parent-style-name="Default" style:data-style-name="N84"/>
    <style:style style:name="ce8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0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 style:data-style-name="N103">
      <style:table-cell-properties fo:border="0.06pt solid #000000"/>
    </style:style>
    <style:style style:name="ce127" style:family="table-cell" style:parent-style-name="Default" style:data-style-name="N103"/>
    <style:style style:name="gr1" style:family="graphic">
      <style:graphic-properties draw:stroke="none" svg:stroke-width="0.35mm" draw:stroke-linejoin="miter" draw:fill="none" draw:textarea-vertical-align="top" draw:auto-grow-height="false" draw:fit-to-size="false" style:shrink-to-fit="false" fo:min-height="4.6mm" fo:min-width="5.12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나눔고딕" style:font-name-complex="나눔고딕"/>
    </style:style>
    <style:style style:name="T3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Times New Roman" style:font-name-complex="Times New Roman"/>
    </style:style>
    <style:style style:name="T4" style:family="text">
      <style:text-properties style:text-position="0% 100%" style:font-name="돋움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돋움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7" style:family="text">
      <style:text-properties style:use-window-font-color="true" style:font-name="돋움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text-position="0% 100%" style:font-name="Times New Roman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나눔고딕" style:font-name-complex="나눔고딕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text-position="0% 100%" style:font-name="나눔고딕" style:font-style-asian="normal" style:font-weight-complex="normal" style:font-weight-asian="normal" style:font-size-complex="10pt" style:font-size-asian="10pt" style:font-name-complex="나눔고딕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나눔고딕" style:font-size-asian="10pt" style:font-size-complex="10pt" style:font-weight-asian="normal" style:font-weight-complex="normal" style:font-style-asian="normal" style:font-name="나눔고딕"/>
    </style:style>
    <style:style style:name="T1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나눔고딕" style:font-name-complex="나눔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his document was exported from Numbers. <text:s/>Each table was converted to an Excel worksheet. All other objects on each Numbers sheet were placed on separate worksheets. Please be aware that formula calculations may differ in Excel.</text:p>
          </table:table-cell>
          <table:covered-table-cell table:number-columns-repeated="2" table:style-name="ce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umbers Sheet Name</text:p>
          </table:table-cell>
          <table:table-cell table:style-name="ce2" office:value-type="string" calcext:value-type="string">
            <text:p>Numbers Table Name</text:p>
          </table:table-cell>
          <table:table-cell table:style-name="ce2" office:value-type="string" calcext:value-type="string">
            <text:p>Excel Worksheet 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Cover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over - 표 1'!R1C1" xlink:type="simple">Cover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(종료)Mai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(종료)Main - 표 1'!R1C1" xlink:type="simple">(종료)Main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Class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lass - 표 1'!R1C1" xlink:type="simple">Class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회계통장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회계통장 - 표 1'!R1C1" xlink:type="simple">회계통장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romotio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Promotion - 표 1'!R1C1" xlink:type="simple">Promotion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강습10월12일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강습10월12일 - 표 1'!R1C1" xlink:type="simple">강습10월12일 - 표 1</text:a>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 - 표 1" table:style-name="ta2">
        <office:forms form:automatic-focus="false" form:apply-design-mode="false"/>
        <table:table-column table:style-name="co4" table:number-columns-repeated="256" table:default-cell-style-name="ce5"/>
        <table:table-column table:style-name="co5" table:number-columns-repeated="768" table:default-cell-style-name="Default"/>
        <table:table-row table:style-name="ro6">
          <table:table-cell table:style-name="ce7" office:value-type="string" calcext:value-type="string" table:number-columns-spanned="4" table:number-rows-spanned="1">
            <text:p>이지라틴 24대 운영진 회계 장부</text:p>
          </table:table-cell>
          <table:covered-table-cell table:number-columns-repeated="3" table:style-name="ce8"/>
          <table:table-cell table:style-name="ce8"/>
          <table:table-cell table:number-columns-repeated="1019"/>
        </table:table-row>
        <table:table-row table:style-name="ro7">
          <table:table-cell table:style-name="ce8" table:number-columns-repeated="5"/>
          <table:table-cell table:number-columns-repeated="1019"/>
        </table:table-row>
        <table:table-row table:style-name="ro8">
          <table:table-cell table:style-name="ce9" office:value-type="string" calcext:value-type="string" table:number-columns-spanned="2" table:number-rows-spanned="1">
            <text:p>운영진 명단</text:p>
          </table:table-cell>
          <table:covered-table-cell table:style-name="ce8"/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장</text:p>
          </table:table-cell>
          <table:table-cell table:style-name="ce10" office:value-type="string" calcext:value-type="string">
            <text:p>탁이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정모담당</text:p>
          </table:table-cell>
          <table:table-cell table:style-name="ce10" office:value-type="string" calcext:value-type="string">
            <text:p>릴리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신입담당</text:p>
          </table:table-cell>
          <table:table-cell table:style-name="ce10" office:value-type="string" calcext:value-type="string">
            <text:p>바다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계담당</text:p>
          </table:table-cell>
          <table:table-cell table:style-name="ce10" office:value-type="string" calcext:value-type="string">
            <text:p>아이미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뒤풀이담당</text:p>
          </table:table-cell>
          <table:table-cell table:style-name="ce10" office:value-type="string" calcext:value-type="string">
            <text:p>엘렌</text:p>
          </table:table-cell>
          <table:table-cell table:style-name="ce8" table:number-columns-repeated="3"/>
          <table:table-cell table:number-columns-repeated="1019"/>
        </table:table-row>
        <table:table-row table:style-name="ro8" table:number-rows-repeated="2">
          <table:table-cell table:style-name="ce8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>
            <draw:custom-shape table:end-cell-address="'Cover - 표 1'.E13" table:end-x="8.95mm" table:end-y="5.58mm" draw:z-index="0" draw:name="Shape 2" draw:style-name="gr1" draw:text-style-name="P1" svg:width="10.11mm" svg:height="7.09mm" svg:x="29.64mm" svg:y="4.0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(종료)Main - 표 1" table:style-name="ta3">
        <office:forms form:automatic-focus="false" form:apply-design-mode="false"/>
        <table:table-column table:style-name="co6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8">
          <table:table-cell table:style-name="ce9" office:value-type="string" calcext:value-type="string">
            <text:p>내역</text:p>
          </table:table-cell>
          <table:table-cell table:style-name="ce9" office:value-type="string" calcext:value-type="string">
            <text:p>입금</text:p>
          </table:table-cell>
          <table:table-cell table:style-name="ce9" office:value-type="string" calcext:value-type="string">
            <text:p>출금</text:p>
          </table:table-cell>
          <table:table-cell table:style-name="ce9" office:value-type="string" calcext:value-type="string">
            <text:p>잔액</text:p>
          </table:table-cell>
          <table:table-cell table:style-name="ce9" office:value-type="string" calcext:value-type="string">
            <text:p>비고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23대 이월</text:p>
          </table:table-cell>
          <table:table-cell table:style-name="ce11" office:value-type="float" office:value="1550630" calcext:value-type="float">
            <text:p>1,550,630</text:p>
          </table:table-cell>
          <table:table-cell table:style-name="ce11"/>
          <table:table-cell table:style-name="ce11" table:formula="of:=[.B2]" office:value-type="float" office:value="1550630" calcext:value-type="float">
            <text:p>1,550,6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24대 운영진 회식</text:p>
          </table:table-cell>
          <table:table-cell table:style-name="ce11"/>
          <table:table-cell table:style-name="ce11" office:value-type="float" office:value="190500" calcext:value-type="float">
            <text:p>190,500</text:p>
          </table:table-cell>
          <table:table-cell table:style-name="ce11" table:formula="of:=[.D2]-[.C3]+[.B3]" office:value-type="float" office:value="1360130" calcext:value-type="float">
            <text:p>1,360,130</text:p>
          </table:table-cell>
          <table:table-cell table:style-name="ce10" office:value-type="string" calcext:value-type="string">
            <text:p>파워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6일,13일 페이백</text:p>
          </table:table-cell>
          <table:table-cell table:style-name="ce11" office:value-type="float" office:value="144000" calcext:value-type="float">
            <text:p>144,000</text:p>
          </table:table-cell>
          <table:table-cell table:style-name="ce11"/>
          <table:table-cell table:style-name="ce11" table:formula="of:=[.D3]-[.C4]+[.B4]" office:value-type="float" office:value="1504130" calcext:value-type="float">
            <text:p>1,504,1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7월18일우노벙개</text:p>
          </table:table-cell>
          <table:table-cell table:style-name="ce11"/>
          <table:table-cell table:style-name="ce11" office:value-type="float" office:value="160000" calcext:value-type="float">
            <text:p>160,000</text:p>
          </table:table-cell>
          <table:table-cell table:style-name="ce11" table:formula="of:=[.D4]-[.C5]+[.B5]" office:value-type="float" office:value="1344130" calcext:value-type="float">
            <text:p>1,344,130</text:p>
          </table:table-cell>
          <table:table-cell table:style-name="ce10" office:value-type="string" calcext:value-type="string">
            <text:p>입장료&amp;뒤풀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5]-[.C6]+[.B6]" office:value-type="float" office:value="1313130" calcext:value-type="float">
            <text:p>1,313,1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와인값</text:p>
          </table:table-cell>
          <table:table-cell table:style-name="ce11"/>
          <table:table-cell table:style-name="ce11" office:value-type="float" office:value="51800" calcext:value-type="float">
            <text:p>51,800</text:p>
          </table:table-cell>
          <table:table-cell table:style-name="ce11" table:formula="of:=[.D6]-[.C7]+[.B7]" office:value-type="float" office:value="1261330" calcext:value-type="float">
            <text:p>1,261,330</text:p>
          </table:table-cell>
          <table:table-cell table:style-name="ce10" office:value-type="string" calcext:value-type="string">
            <text:p>홈플러스구입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20일,27일 페이백</text:p>
          </table:table-cell>
          <table:table-cell table:style-name="ce11" office:value-type="float" office:value="133000" calcext:value-type="float">
            <text:p>133,000</text:p>
          </table:table-cell>
          <table:table-cell table:style-name="ce11"/>
          <table:table-cell table:style-name="ce11" table:formula="of:=[.D7]-[.C8]+[.B8]" office:value-type="float" office:value="1394330" calcext:value-type="float">
            <text:p>1,39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음식값</text:p>
          </table:table-cell>
          <table:table-cell table:style-name="ce11"/>
          <table:table-cell table:style-name="ce11" office:value-type="float" office:value="60000" calcext:value-type="float">
            <text:p>60,000</text:p>
          </table:table-cell>
          <table:table-cell table:style-name="ce11" table:formula="of:=[.D8]-[.C9]+[.B9]" office:value-type="float" office:value="1334330" calcext:value-type="float">
            <text:p>1,334,3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/4(토)우노벙개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9]-[.C10]+[.B10]" office:value-type="float" office:value="1284330" calcext:value-type="float">
            <text:p>1,28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 페이백</text:p>
          </table:table-cell>
          <table:table-cell table:style-name="ce11" office:value-type="float" office:value="67000" calcext:value-type="float">
            <text:p>67,000</text:p>
          </table:table-cell>
          <table:table-cell table:style-name="ce11"/>
          <table:table-cell table:style-name="ce11" table:formula="of:=[.D10]-[.C11]+[.B11]" office:value-type="float" office:value="1351330" calcext:value-type="float">
            <text:p>1,351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6일맑은수정</text:p>
          </table:table-cell>
          <table:table-cell table:style-name="ce11"/>
          <table:table-cell table:style-name="ce11" office:value-type="float" office:value="400500" calcext:value-type="float">
            <text:p>400,500</text:p>
          </table:table-cell>
          <table:table-cell table:style-name="ce11" table:formula="of:=[.D11]-[.C12]+[.B12]" office:value-type="float" office:value="950830" calcext:value-type="float">
            <text:p>950,830</text:p>
          </table:table-cell>
          <table:table-cell table:style-name="ce10" office:value-type="string" calcext:value-type="string">
            <text:p>7월강사비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강훈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12]-[.C13]+[.B13]" office:value-type="float" office:value="1000830" calcext:value-type="float">
            <text:p>1,000,830</text:p>
          </table:table-cell>
          <table:table-cell table:style-name="ce10" office:value-type="string" calcext:value-type="string">
            <text:p>초중급중간합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4일제인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13]-[.C14]+[.B14]" office:value-type="float" office:value="1100830" calcext:value-type="float">
            <text:p>1,100,830</text:p>
          </table:table-cell>
          <table:table-cell table:style-name="ce10" office:value-type="string" calcext:value-type="string">
            <text:p>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14]-[.C15]+[.B15]" office:value-type="float" office:value="1069830" calcext:value-type="float">
            <text:p>1,069,8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시샵홍보비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15]-[.C16]+[.B16]" office:value-type="float" office:value="989830" calcext:value-type="float">
            <text:p>989,830</text:p>
          </table:table-cell>
          <table:table-cell table:style-name="ce10" office:value-type="string" calcext:value-type="string">
            <text:p>7월뒤풀이비등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그린티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6]-[.C17]+[.B17]" office:value-type="float" office:value="1069830" calcext:value-type="float">
            <text:p>1,069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미쉘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7]-[.C18]+[.B18]" office:value-type="float" office:value="1149830" calcext:value-type="float">
            <text:p>1,149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우노벙개</text:p>
          </table:table-cell>
          <table:table-cell table:style-name="ce11"/>
          <table:table-cell table:style-name="ce11" office:value-type="float" office:value="55000" calcext:value-type="float">
            <text:p>55,000</text:p>
          </table:table-cell>
          <table:table-cell table:style-name="ce11" table:formula="of:=[.D18]-[.C19]+[.B19]" office:value-type="float" office:value="1094830" calcext:value-type="float">
            <text:p>1,094,830</text:p>
          </table:table-cell>
          <table:table-cell table:style-name="ce10" office:value-type="string" calcext:value-type="string">
            <text:p>운영진회식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5일이지뒤풀이</text:p>
          </table:table-cell>
          <table:table-cell table:style-name="ce11"/>
          <table:table-cell table:style-name="ce11" office:value-type="float" office:value="32000" calcext:value-type="float">
            <text:p>32,000</text:p>
          </table:table-cell>
          <table:table-cell table:style-name="ce11" table:formula="of:=[.D19]-[.C20]+[.B20]" office:value-type="float" office:value="1062830" calcext:value-type="float">
            <text:p>1,062,830</text:p>
          </table:table-cell>
          <table:table-cell table:style-name="ce10" office:value-type="string" calcext:value-type="string">
            <text:p>수라촌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4일허브센트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0]-[.C21]+[.B21]" office:value-type="float" office:value="1142830" calcext:value-type="float">
            <text:p>1,1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나그네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1]-[.C22]+[.B22]" office:value-type="float" office:value="1222830" calcext:value-type="float">
            <text:p>1,222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2]-[.C23]+[.B23]" office:value-type="float" office:value="1302830" calcext:value-type="float">
            <text:p>1,3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Roy7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3]-[.C24]+[.B24]" office:value-type="float" office:value="1382830" calcext:value-type="float">
            <text:p>1,382,830</text:p>
          </table:table-cell>
          <table:table-cell table:style-name="ce10" office:value-type="string" calcext:value-type="string">
            <text:p>바차타8월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루나할로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4]-[.C25]+[.B25]" office:value-type="float" office:value="1462830" calcext:value-type="float">
            <text:p>1,46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스미스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25]-[.C26]+[.B26]" office:value-type="float" office:value="1602830" calcext:value-type="float">
            <text:p>1,60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8일이지뒤풀이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26]-[.C27]+[.B27]" office:value-type="float" office:value="1522830" calcext:value-type="float">
            <text:p>1,522,830</text:p>
          </table:table-cell>
          <table:table-cell table:style-name="ce10" office:value-type="string" calcext:value-type="string">
            <text:p>쿠바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7]-[.C28]+[.B28]" office:value-type="float" office:value="1592830" calcext:value-type="float">
            <text:p>1,592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8]-[.C29]+[.B29]" office:value-type="float" office:value="1662830" calcext:value-type="float">
            <text:p>1,662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네오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9]-[.C30]+[.B30]" office:value-type="float" office:value="1742830" calcext:value-type="float">
            <text:p>1,7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0]-[.C31]+[.B31]" office:value-type="float" office:value="1822830" calcext:value-type="float">
            <text:p>1,8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라프</text:p>
          </table:table-cell>
          <table:table-cell table:style-name="ce11" office:value-type="float" office:value="160000" calcext:value-type="float">
            <text:p>160,000</text:p>
          </table:table-cell>
          <table:table-cell table:style-name="ce11"/>
          <table:table-cell table:style-name="ce11" table:formula="of:=[.D31]-[.C32]+[.B32]" office:value-type="float" office:value="1982830" calcext:value-type="float">
            <text:p>1,982,830</text:p>
          </table:table-cell>
          <table:table-cell table:style-name="ce10" office:value-type="string" calcext:value-type="string">
            <text:p>8월수진/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비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32]-[.C33]+[.B33]" office:value-type="float" office:value="2122830" calcext:value-type="float">
            <text:p>2,12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3]-[.C34]+[.B34]" office:value-type="float" office:value="2202830" calcext:value-type="float">
            <text:p>2,2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채송화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4]-[.C35]+[.B35]" office:value-type="float" office:value="2282830" calcext:value-type="float">
            <text:p>2,28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벨리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5]-[.C36]+[.B36]" office:value-type="float" office:value="2362830" calcext:value-type="float">
            <text:p>2,36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6]-[.C37]+[.B37]" office:value-type="float" office:value="2442830" calcext:value-type="float">
            <text:p>2,44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짱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7]-[.C38]+[.B38]" office:value-type="float" office:value="2522830" calcext:value-type="float">
            <text:p>2,5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제시카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1"/>
          <table:table-cell table:style-name="ce11" table:formula="of:=[.D38]-[.C39]+[.B39]" office:value-type="float" office:value="2562830" calcext:value-type="float">
            <text:p>2,562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우노방문</text:p>
          </table:table-cell>
          <table:table-cell table:style-name="ce11"/>
          <table:table-cell table:style-name="ce11" office:value-type="float" office:value="7000" calcext:value-type="float">
            <text:p>7,000</text:p>
          </table:table-cell>
          <table:table-cell table:style-name="ce11" table:formula="of:=[.D39]-[.C40]+[.B40]" office:value-type="float" office:value="2555830" calcext:value-type="float">
            <text:p>2,555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3일승짱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0]-[.C41]+[.B41]" office:value-type="float" office:value="2635830" calcext:value-type="float">
            <text:p>2,635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케이티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1]-[.C42]+[.B42]" office:value-type="float" office:value="2775830" calcext:value-type="float">
            <text:p>2,7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라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2]-[.C43]+[.B43]" office:value-type="float" office:value="2855830" calcext:value-type="float">
            <text:p>2,855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5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3]-[.C44]+[.B44]" office:value-type="float" office:value="2935830" calcext:value-type="float">
            <text:p>2,935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로이현장입금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4]-[.C45]+[.B45]" office:value-type="float" office:value="3075830" calcext:value-type="float">
            <text:p>3,0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10일페이백</text:p>
          </table:table-cell>
          <table:table-cell table:style-name="ce11" office:value-type="float" office:value="78000" calcext:value-type="float">
            <text:p>78,000</text:p>
          </table:table-cell>
          <table:table-cell table:style-name="ce11"/>
          <table:table-cell table:style-name="ce11" table:formula="of:=[.D45]-[.C46]+[.B46]" office:value-type="float" office:value="3153830" calcext:value-type="float">
            <text:p>3,153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17일페이백</text:p>
          </table:table-cell>
          <table:table-cell table:style-name="ce11" office:value-type="float" office:value="94000" calcext:value-type="float">
            <text:p>94,000</text:p>
          </table:table-cell>
          <table:table-cell table:style-name="ce11"/>
          <table:table-cell table:style-name="ce11" table:formula="of:=[.D46]-[.C47]+[.B47]" office:value-type="float" office:value="3247830" calcext:value-type="float">
            <text:p>3,247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여우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47]-[.C48]+[.B48]" office:value-type="float" office:value="3347830" calcext:value-type="float">
            <text:p>3,347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쉐라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8]-[.C49]+[.B49]" office:value-type="float" office:value="3427830" calcext:value-type="float">
            <text:p>3,427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시샵홍보비</text:p>
          </table:table-cell>
          <table:table-cell table:style-name="ce11"/>
          <table:table-cell table:style-name="ce11" office:value-type="float" office:value="309000" calcext:value-type="float">
            <text:p>309,000</text:p>
          </table:table-cell>
          <table:table-cell table:style-name="ce11" table:formula="of:=[.D49]-[.C50]+[.B50]" office:value-type="float" office:value="3118830" calcext:value-type="float">
            <text:p>3,118,830</text:p>
          </table:table-cell>
          <table:table-cell table:style-name="ce10" office:value-type="string" calcext:value-type="string">
            <text:p>8월입장료&amp;뒤풀이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저스틴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50]-[.C51]+[.B51]" office:value-type="float" office:value="3218830" calcext:value-type="float">
            <text:p>3,218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리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51]-[.C52]+[.B52]" office:value-type="float" office:value="3298830" calcext:value-type="float">
            <text:p>3,298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비해피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2]-[.C53]+[.B53]" office:value-type="float" office:value="3348830" calcext:value-type="float">
            <text:p>3,348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예리나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1"/>
          <table:table-cell table:style-name="ce11" table:formula="of:=[.D53]-[.C54]+[.B54]" office:value-type="float" office:value="3468830" calcext:value-type="float">
            <text:p>3,468,830</text:p>
          </table:table-cell>
          <table:table-cell table:style-name="ce10" office:value-type="string" calcext:value-type="string">
            <text:p>8월수진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파워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4]-[.C55]+[.B55]" office:value-type="float" office:value="3518830" calcext:value-type="float">
            <text:p>3,518,830</text:p>
          </table:table-cell>
          <table:table-cell table:style-name="ce10" office:value-type="string" calcext:value-type="string">
            <text:p>8월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일우노방문</text:p>
          </table:table-cell>
          <table:table-cell table:style-name="ce11"/>
          <table:table-cell table:style-name="ce11" office:value-type="float" office:value="10000" calcext:value-type="float">
            <text:p>10,000</text:p>
          </table:table-cell>
          <table:table-cell table:style-name="ce11" table:formula="of:=[.D55]-[.C56]+[.B56]" office:value-type="float" office:value="3508830" calcext:value-type="float">
            <text:p>3,508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일붉은이슬이체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56]-[.C57]+[.B57]" office:value-type="float" office:value="3458330" calcext:value-type="float">
            <text:p>3,458,330</text:p>
          </table:table-cell>
          <table:table-cell table:style-name="ce10" office:value-type="string" calcext:value-type="string">
            <text:p>8월31일뒤풀이보조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스테이</text:p>
          </table:table-cell>
          <table:table-cell table:style-name="ce11" office:value-type="float" office:value="110000" calcext:value-type="float">
            <text:p>110,000</text:p>
          </table:table-cell>
          <table:table-cell table:style-name="ce11"/>
          <table:table-cell table:style-name="ce11" table:formula="of:=[.D57]-[.C58]+[.B58]" office:value-type="float" office:value="3568330" calcext:value-type="float">
            <text:p>3,568,3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생일케익</text:p>
          </table:table-cell>
          <table:table-cell table:style-name="ce11"/>
          <table:table-cell table:style-name="ce11" office:value-type="float" office:value="26000" calcext:value-type="float">
            <text:p>26,000</text:p>
          </table:table-cell>
          <table:table-cell table:style-name="ce11" table:formula="of:=[.D58]-[.C59]+[.B59]" office:value-type="float" office:value="3542330" calcext:value-type="float">
            <text:p>3,542,3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4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59]-[.C60]+[.B60]" office:value-type="float" office:value="3534930" calcext:value-type="float">
            <text:p>3,534,9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7일우노</text:p>
          </table:table-cell>
          <table:table-cell table:style-name="ce8"/>
          <table:table-cell table:style-name="ce11" office:value-type="float" office:value="13000" calcext:value-type="float">
            <text:p>13,000</text:p>
          </table:table-cell>
          <table:table-cell table:style-name="ce11" table:formula="of:=[.D60]-[.C61]+[.B61]" office:value-type="float" office:value="3521930" calcext:value-type="float">
            <text:p>3,521,930</text:p>
          </table:table-cell>
          <table:table-cell table:style-name="ce10" office:value-type="string" calcext:value-type="string">
            <text:p>월우노방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8일유현자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1]-[.C62]+[.B62]" office:value-type="float" office:value="3471930" calcext:value-type="float">
            <text:p>3,471,930</text:p>
          </table:table-cell>
          <table:table-cell table:style-name="ce10" office:value-type="string" calcext:value-type="string">
            <text:p>밸리타강습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0일맘보클럽</text:p>
          </table:table-cell>
          <table:table-cell table:style-name="ce11" office:value-type="float" office:value="170000" calcext:value-type="float">
            <text:p>170,000</text:p>
          </table:table-cell>
          <table:table-cell table:style-name="ce11"/>
          <table:table-cell table:style-name="ce11" table:formula="of:=[.D62]-[.C63]+[.B63]" office:value-type="float" office:value="3641930" calcext:value-type="float">
            <text:p>3,641,930</text:p>
          </table:table-cell>
          <table:table-cell table:style-name="ce10" office:value-type="string" calcext:value-type="string">
            <text:p>8/24,8/31,9/7페이백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1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63]-[.C64]+[.B64]" office:value-type="float" office:value="3634530" calcext:value-type="float">
            <text:p>3,634,5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4]-[.C65]+[.B65]" office:value-type="float" office:value="3584530" calcext:value-type="float">
            <text:p>3,584,530</text:p>
          </table:table-cell>
          <table:table-cell table:style-name="ce10" office:value-type="string" calcext:value-type="string">
            <text:p>와인2박스구입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편의점</text:p>
          </table:table-cell>
          <table:table-cell table:style-name="ce11"/>
          <table:table-cell table:style-name="ce11" office:value-type="float" office:value="12330" calcext:value-type="float">
            <text:p>12,330</text:p>
          </table:table-cell>
          <table:table-cell table:style-name="ce11" table:formula="of:=[.D65]-[.C66]+[.B66]" office:value-type="float" office:value="3572200" calcext:value-type="float">
            <text:p>3,572,200</text:p>
          </table:table-cell>
          <table:table-cell table:style-name="ce10" office:value-type="string" calcext:value-type="string">
            <text:p>음료,와인종이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배민</text:p>
          </table:table-cell>
          <table:table-cell table:style-name="ce11"/>
          <table:table-cell table:style-name="ce11" office:value-type="float" office:value="49100" calcext:value-type="float">
            <text:p>49,100</text:p>
          </table:table-cell>
          <table:table-cell table:style-name="ce11" table:formula="of:=[.D66]-[.C67]+[.B67]" office:value-type="float" office:value="3523100" calcext:value-type="float">
            <text:p>3,523,100</text:p>
          </table:table-cell>
          <table:table-cell table:style-name="ce10" office:value-type="string" calcext:value-type="string">
            <text:p>와인데이피자치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일오정은</text:p>
          </table:table-cell>
          <table:table-cell table:style-name="ce11"/>
          <table:table-cell table:style-name="ce11" office:value-type="float" office:value="150000" calcext:value-type="float">
            <text:p>150,000</text:p>
          </table:table-cell>
          <table:table-cell table:style-name="ce11" table:formula="of:=[.D67]-[.C68]+[.B68]" office:value-type="float" office:value="3373100" calcext:value-type="float">
            <text:p>3,373,100</text:p>
          </table:table-cell>
          <table:table-cell table:style-name="ce10" office:value-type="string" calcext:value-type="string">
            <text:p>오픈강습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5일정모마트</text:p>
          </table:table-cell>
          <table:table-cell table:style-name="ce11"/>
          <table:table-cell table:style-name="ce11" office:value-type="float" office:value="26180" calcext:value-type="float">
            <text:p>26,180</text:p>
          </table:table-cell>
          <table:table-cell table:style-name="ce11" table:formula="of:=[.D68]-[.C69]+[.B69]" office:value-type="float" office:value="3346920" calcext:value-type="float">
            <text:p>3,346,920</text:p>
          </table:table-cell>
          <table:table-cell table:style-name="ce10" office:value-type="string" calcext:value-type="string">
            <text:p>와인데이과자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8일유남희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9]-[.C70]+[.B70]" office:value-type="float" office:value="3296920" calcext:value-type="float">
            <text:p>3,296,920</text:p>
          </table:table-cell>
          <table:table-cell table:style-name="ce10" office:value-type="string" calcext:value-type="string">
            <text:p>띠아모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2일정모편의점</text:p>
          </table:table-cell>
          <table:table-cell table:style-name="ce11"/>
          <table:table-cell table:style-name="ce11" office:value-type="float" office:value="10440" calcext:value-type="float">
            <text:p>10,440</text:p>
          </table:table-cell>
          <table:table-cell table:style-name="ce11" table:formula="of:=[.D70]-[.C71]+[.B71]" office:value-type="float" office:value="3286480" calcext:value-type="float">
            <text:p>3,286,4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이이화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1]-[.C72]+[.B72]" office:value-type="float" office:value="3236480" calcext:value-type="float">
            <text:p>3,236,480</text:p>
          </table:table-cell>
          <table:table-cell table:style-name="ce10" office:value-type="string" calcext:value-type="string">
            <text:p>리화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오임석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2]-[.C73]+[.B73]" office:value-type="float" office:value="3186480" calcext:value-type="float">
            <text:p>3,186,480</text:p>
          </table:table-cell>
          <table:table-cell table:style-name="ce12" office:value-type="string" calcext:value-type="string">
            <text:p>카치초급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5일우리은행</text:p>
          </table:table-cell>
          <table:table-cell table:style-name="ce11"/>
          <table:table-cell table:style-name="ce11" office:value-type="float" office:value="5000" calcext:value-type="float">
            <text:p>5,000</text:p>
          </table:table-cell>
          <table:table-cell table:style-name="ce11" table:formula="of:=[.D73]-[.C74]+[.B74]" office:value-type="float" office:value="3181480" calcext:value-type="float">
            <text:p>3,181,480</text:p>
          </table:table-cell>
          <table:table-cell table:style-name="ce10" office:value-type="string" calcext:value-type="string">
            <text:p>카드연회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정모편의점</text:p>
          </table:table-cell>
          <table:table-cell table:style-name="ce11"/>
          <table:table-cell table:style-name="ce11" office:value-type="float" office:value="11700" calcext:value-type="float">
            <text:p>11,700</text:p>
          </table:table-cell>
          <table:table-cell table:style-name="ce11" table:formula="of:=[.D74]-[.C75]+[.B75]" office:value-type="float" office:value="3169780" calcext:value-type="float">
            <text:p>3,169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박동수</text:p>
          </table:table-cell>
          <table:table-cell table:style-name="ce11"/>
          <table:table-cell table:style-name="ce11" office:value-type="float" office:value="90000" calcext:value-type="float">
            <text:p>90,000</text:p>
          </table:table-cell>
          <table:table-cell table:style-name="ce11" table:formula="of:=[.D75]-[.C76]+[.B76]" office:value-type="float" office:value="3079780" calcext:value-type="float">
            <text:p>3,079,780</text:p>
          </table:table-cell>
          <table:table-cell table:style-name="ce10" office:value-type="string" calcext:value-type="string">
            <text:p>리키샘1주차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풀향기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6]-[.C77]+[.B77]" office:value-type="float" office:value="3029780" calcext:value-type="float">
            <text:p>3,029,780</text:p>
          </table:table-cell>
          <table:table-cell table:style-name="ce10" office:value-type="string" calcext:value-type="string">
            <text:p>강습부분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살사로</text:p>
          </table:table-cell>
          <table:table-cell table:style-name="ce11"/>
          <table:table-cell table:style-name="ce11" office:value-type="float" office:value="120000" calcext:value-type="float">
            <text:p>120,000</text:p>
          </table:table-cell>
          <table:table-cell table:style-name="ce11" table:formula="of:=[.D77]-[.C78]+[.B78]" office:value-type="float" office:value="2909780" calcext:value-type="float">
            <text:p>2,909,780</text:p>
          </table:table-cell>
          <table:table-cell table:style-name="ce10" office:value-type="string" calcext:value-type="string">
            <text:p>엠티협찬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오임석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8]-[.C79]+[.B79]" office:value-type="float" office:value="2859280" calcext:value-type="float">
            <text:p>2,859,280</text:p>
          </table:table-cell>
          <table:table-cell table:style-name="ce12" office:value-type="string" calcext:value-type="string">
            <text:p>카치초급2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김수진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9]-[.C80]+[.B80]" office:value-type="float" office:value="2808780" calcext:value-type="float">
            <text:p>2,808,780</text:p>
          </table:table-cell>
          <table:table-cell table:style-name="ce12" office:value-type="string" calcext:value-type="string">
            <text:p>수진오픈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박지연</text:p>
          </table:table-cell>
          <table:table-cell table:style-name="ce11"/>
          <table:table-cell table:style-name="ce11" office:value-type="float" office:value="1020500" calcext:value-type="float">
            <text:p>1,020,500</text:p>
          </table:table-cell>
          <table:table-cell table:style-name="ce11" table:formula="of:=[.D80]-[.C81]+[.B81]" office:value-type="float" office:value="1788280" calcext:value-type="float">
            <text:p>1,788,280</text:p>
          </table:table-cell>
          <table:table-cell table:style-name="ce10" office:value-type="string" calcext:value-type="string">
            <text:p>강남/이소6주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6일정모편의점</text:p>
          </table:table-cell>
          <table:table-cell table:style-name="ce11"/>
          <table:table-cell table:style-name="ce11" office:value-type="float" office:value="7600" calcext:value-type="float">
            <text:p>7,600</text:p>
          </table:table-cell>
          <table:table-cell table:style-name="ce11" table:formula="of:=[.D81]-[.C82]+[.B82]" office:value-type="float" office:value="1780680" calcext:value-type="float">
            <text:p>1,780,6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30일다이소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2]-[.C83]+[.B83]" office:value-type="float" office:value="1771680" calcext:value-type="float">
            <text:p>1,771,680</text:p>
          </table:table-cell>
          <table:table-cell table:style-name="ce10" office:value-type="string" calcext:value-type="string">
            <text:p>강습포스터용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2일정모편의점</text:p>
          </table:table-cell>
          <table:table-cell table:style-name="ce11"/>
          <table:table-cell table:style-name="ce11" office:value-type="float" office:value="9900" calcext:value-type="float">
            <text:p>9,900</text:p>
          </table:table-cell>
          <table:table-cell table:style-name="ce11" table:formula="of:=[.D83]-[.C84]+[.B84]" office:value-type="float" office:value="1761780" calcext:value-type="float">
            <text:p>1,761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3일파리바게트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4]-[.C85]+[.B85]" office:value-type="float" office:value="1752780" calcext:value-type="float">
            <text:p>1,752,780</text:p>
          </table:table-cell>
          <table:table-cell table:style-name="ce10" office:value-type="string" calcext:value-type="string">
            <text:p>맑은수정,나현/회의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K뱅크계좌로잔액이체</text:p>
          </table:table-cell>
          <table:table-cell table:style-name="ce11"/>
          <table:table-cell table:style-name="ce11" office:value-type="float" office:value="1752780" calcext:value-type="float">
            <text:p>1,752,780</text:p>
          </table:table-cell>
          <table:table-cell table:style-name="ce11" table:formula="of:=[.D85]-[.C86]+[.B86]" office:value-type="float" office:value="0" calcext:value-type="float">
            <text:p>0</text:p>
          </table:table-cell>
          <table:table-cell table:style-name="ce10" office:value-type="string" calcext:value-type="string">
            <text:p>통장 사용 종료</text:p>
          </table:table-cell>
          <table:table-cell table:number-columns-repeated="1019"/>
        </table:table-row>
        <table:table-row table:style-name="ro9" table:number-rows-repeated="15">
          <table:table-cell table:style-name="ce8"/>
          <table:table-cell table:style-name="ce11" table:number-columns-repeated="2"/>
          <table:table-cell table:style-name="ce8" table:number-columns-repeated="2"/>
          <table:table-cell table:number-columns-repeated="1019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lass - 표 1" table:style-name="ta4">
        <office:forms form:automatic-focus="false" form:apply-design-mode="false"/>
        <table:table-column table:style-name="co8" table:default-cell-style-name="ce5"/>
        <table:table-column table:style-name="co4" table:number-columns-repeated="3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250" table:default-cell-style-name="ce5"/>
        <table:table-column table:style-name="co5" table:number-columns-repeated="768" table:default-cell-style-name="Default"/>
        <table:table-row table:style-name="ro8">
          <table:table-cell table:style-name="ce13" office:value-type="string" calcext:value-type="string">
            <text:p>내역</text:p>
          </table:table-cell>
          <table:table-cell table:style-name="ce13" office:value-type="string" calcext:value-type="string">
            <text:p>입금</text:p>
          </table:table-cell>
          <table:table-cell table:style-name="ce13" office:value-type="string" calcext:value-type="string">
            <text:p>출금</text:p>
          </table:table-cell>
          <table:table-cell table:style-name="ce13" office:value-type="string" calcext:value-type="string">
            <text:p>잔액</text:p>
          </table:table-cell>
          <table:table-cell table:style-name="ce13" office:value-type="string" calcext:value-type="string">
            <text:p>강습명</text:p>
          </table:table-cell>
          <table:table-cell table:style-name="ce13" office:value-type="string" calcext:value-type="string">
            <text:p>비고</text:p>
          </table:table-cell>
          <table:table-cell table:style-name="ce23"/>
          <table:table-cell table:number-columns-repeated="1017"/>
        </table:table-row>
        <table:table-row table:style-name="ro8">
          <table:table-cell table:style-name="ce14" office:value-type="string" calcext:value-type="string">
            <text:p>23대이월</text:p>
          </table:table-cell>
          <table:table-cell table:style-name="ce18" office:value-type="float" office:value="5118970" calcext:value-type="float">
            <text:p>5,118,970</text:p>
          </table:table-cell>
          <table:table-cell table:style-name="ce18"/>
          <table:table-cell table:style-name="ce18" table:formula="of:=[.B2]-[.C2]" office:value-type="float" office:value="5118970" calcext:value-type="float">
            <text:p>5,11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그린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]-[.C3]+[.B3]" office:value-type="float" office:value="5178970" calcext:value-type="float">
            <text:p>5,1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허브센트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]-[.C4]+[.B4]" office:value-type="float" office:value="5238970" calcext:value-type="float">
            <text:p>5,23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4]-[.C5]+[.B5]" office:value-type="float" office:value="5308970" calcext:value-type="float">
            <text:p>5,30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5]-[.C6]+[.B6]" office:value-type="float" office:value="5358970" calcext:value-type="float">
            <text:p>5,3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6]-[.C7]+[.B7]" office:value-type="float" office:value="5438970" calcext:value-type="float">
            <text:p>5,43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7]-[.C8]+[.B8]" office:value-type="float" office:value="5498970" calcext:value-type="float">
            <text:p>5,4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8]-[.C9]+[.B9]" office:value-type="float" office:value="5558970" calcext:value-type="float">
            <text:p>5,5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루나할로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9]-[.C10]+[.B10]" office:value-type="float" office:value="5618970" calcext:value-type="float">
            <text:p>5,61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채송화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10]-[.C11]+[.B11]" office:value-type="float" office:value="5698970" calcext:value-type="float">
            <text:p>5,6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11]-[.C12]+[.B12]" office:value-type="float" office:value="5748970" calcext:value-type="float">
            <text:p>5,74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12]-[.C13]+[.B13]" office:value-type="float" office:value="5818970" calcext:value-type="float">
            <text:p>5,81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라미정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3]-[.C14]+[.B14]" office:value-type="float" office:value="5878970" calcext:value-type="float">
            <text:p>5,8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4]-[.C15]+[.B15]" office:value-type="float" office:value="5938970" calcext:value-type="float">
            <text:p>5,93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고급반안무비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15]-[.C16]+[.B16]" office:value-type="float" office:value="5738970" calcext:value-type="float">
            <text:p>5,738,970</text:p>
          </table:table-cell>
          <table:table-cell table:style-name="ce14" office:value-type="string" calcext:value-type="string">
            <text:p>6월고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살소울대관료</text:p>
          </table:table-cell>
          <table:table-cell table:style-name="ce18"/>
          <table:table-cell table:style-name="ce18" office:value-type="float" office:value="290000" calcext:value-type="float">
            <text:p>290,000</text:p>
          </table:table-cell>
          <table:table-cell table:style-name="ce18" table:formula="of:=[.D16]-[.C17]+[.B17]" office:value-type="float" office:value="5448970" calcext:value-type="float">
            <text:p>5,448,970</text:p>
          </table:table-cell>
          <table:table-cell table:style-name="ce14" office:value-type="string" calcext:value-type="string">
            <text:p>7월중급/7월바차타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일라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7]-[.C18]+[.B18]" office:value-type="float" office:value="5548970" calcext:value-type="float">
            <text:p>5,5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ROY7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8]-[.C19]+[.B19]" office:value-type="float" office:value="5608970" calcext:value-type="float">
            <text:p>5,6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키스톤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9]-[.C20]+[.B20]" office:value-type="float" office:value="5708970" calcext:value-type="float">
            <text:p>5,70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제시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0]-[.C21]+[.B21]" office:value-type="float" office:value="5758970" calcext:value-type="float">
            <text:p>5,75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1]-[.C22]+[.B22]" office:value-type="float" office:value="5848970" calcext:value-type="float">
            <text:p>5,8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2]-[.C23]+[.B23]" office:value-type="float" office:value="5898970" calcext:value-type="float">
            <text:p>5,8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미쉘2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3]-[.C24]+[.B24]" office:value-type="float" office:value="5958970" calcext:value-type="float">
            <text:p>5,9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비해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4]-[.C25]+[.B25]" office:value-type="float" office:value="6008970" calcext:value-type="float">
            <text:p>6,00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나린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5]-[.C26]+[.B26]" office:value-type="float" office:value="6098970" calcext:value-type="float">
            <text:p>6,0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6]-[.C27]+[.B27]" office:value-type="float" office:value="6158970" calcext:value-type="float">
            <text:p>6,1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7]-[.C28]+[.B28]" office:value-type="float" office:value="6208970" calcext:value-type="float">
            <text:p>6,2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춤추는짱가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8]-[.C29]+[.B29]" office:value-type="float" office:value="6298970" calcext:value-type="float">
            <text:p>6,2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연영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9]-[.C30]+[.B30]" office:value-type="float" office:value="6348970" calcext:value-type="float">
            <text:p>6,34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유제니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0]-[.C31]+[.B31]" office:value-type="float" office:value="6398970" calcext:value-type="float">
            <text:p>6,39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23대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필&amp;써니</text:p>
          </table:table-cell>
          <table:table-cell table:style-name="ce18" office:value-type="float" office:value="200000" calcext:value-type="float">
            <text:p>200,000</text:p>
          </table:table-cell>
          <table:table-cell table:style-name="ce18"/>
          <table:table-cell table:style-name="ce18" table:formula="of:=[.D31]-[.C32]+[.B32]" office:value-type="float" office:value="6598970" calcext:value-type="float">
            <text:p>6,5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2]-[.C33]+[.B33]" office:value-type="float" office:value="6658970" calcext:value-type="float">
            <text:p>6,6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3]-[.C34]+[.B34]" office:value-type="float" office:value="6708970" calcext:value-type="float">
            <text:p>6,7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카장은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4]-[.C35]+[.B35]" office:value-type="float" office:value="6768970" calcext:value-type="float">
            <text:p>6,76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스테이허정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5]-[.C36]+[.B36]" office:value-type="float" office:value="6828970" calcext:value-type="float">
            <text:p>6,82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6]-[.C37]+[.B37]" office:value-type="float" office:value="6888970" calcext:value-type="float">
            <text:p>6,88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37]-[.C38]+[.B38]" office:value-type="float" office:value="6988970" calcext:value-type="float">
            <text:p>6,98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권계시</text:p>
          </table:table-cell>
          <table:table-cell table:style-name="ce18" office:value-type="float" office:value="85000" calcext:value-type="float">
            <text:p>85,000</text:p>
          </table:table-cell>
          <table:table-cell table:style-name="ce18"/>
          <table:table-cell table:style-name="ce18" table:formula="of:=[.D38]-[.C39]+[.B39]" office:value-type="float" office:value="7073970" calcext:value-type="float">
            <text:p>7,07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로즈이소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9]-[.C40]+[.B40]" office:value-type="float" office:value="7123970" calcext:value-type="float">
            <text:p>7,123,970</text:p>
          </table:table-cell>
          <table:table-cell table:style-name="ce14" office:value-type="string" calcext:value-type="string">
            <text:p>7월초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싸이먼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40]-[.C41]+[.B41]" office:value-type="float" office:value="7213970" calcext:value-type="float">
            <text:p>7,21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나그네</text:p>
          </table:table-cell>
          <table:table-cell table:style-name="ce18" office:value-type="float" office:value="45000" calcext:value-type="float">
            <text:p>45,000</text:p>
          </table:table-cell>
          <table:table-cell table:style-name="ce18"/>
          <table:table-cell table:style-name="ce18" table:formula="of:=[.D41]-[.C42]+[.B42]" office:value-type="float" office:value="7258970" calcext:value-type="float">
            <text:p>7,258,970</text:p>
          </table:table-cell>
          <table:table-cell table:style-name="ce14" office:value-type="string" calcext:value-type="string">
            <text:p>7월바차타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2]-[.C43]+[.B43]" office:value-type="float" office:value="7208970" calcext:value-type="float">
            <text:p>7,20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3]-[.C44]+[.B44]" office:value-type="float" office:value="7158970" calcext:value-type="float">
            <text:p>7,15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크리스틴조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44]-[.C45]+[.B45]" office:value-type="float" office:value="7098970" calcext:value-type="float">
            <text:p>7,09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맘보스튜디오</text:p>
          </table:table-cell>
          <table:table-cell table:style-name="ce18"/>
          <table:table-cell table:style-name="ce18" office:value-type="float" office:value="150000" calcext:value-type="float">
            <text:p>150,000</text:p>
          </table:table-cell>
          <table:table-cell table:style-name="ce18" table:formula="of:=[.D45]-[.C46]+[.B46]" office:value-type="float" office:value="6948970" calcext:value-type="float">
            <text:p>6,94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123" calcext:value-type="float">
            <text:p>123</text:p>
          </table:table-cell>
          <table:table-cell table:style-name="ce18"/>
          <table:table-cell table:style-name="ce18" table:formula="of:=[.D46]-[.C47]+[.B47]" office:value-type="float" office:value="6949093" calcext:value-type="float">
            <text:p>6,949,09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수진강사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47]-[.C48]+[.B48]" office:value-type="float" office:value="6589093" calcext:value-type="float">
            <text:p>6,589,093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부리또강사비</text:p>
          </table:table-cell>
          <table:table-cell table:style-name="ce18"/>
          <table:table-cell table:style-name="ce18" office:value-type="float" office:value="610000" calcext:value-type="float">
            <text:p>610,000</text:p>
          </table:table-cell>
          <table:table-cell table:style-name="ce18" table:formula="of:=[.D48]-[.C49]+[.B49]" office:value-type="float" office:value="5979093" calcext:value-type="float">
            <text:p>5,979,093</text:p>
          </table:table-cell>
          <table:table-cell table:style-name="ce14" office:value-type="string" calcext:value-type="string">
            <text:p>7월중급,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비너스강사비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49]-[.C50]+[.B50]" office:value-type="float" office:value="5679093" calcext:value-type="float">
            <text:p>5,679,093</text:p>
          </table:table-cell>
          <table:table-cell table:style-name="ce14" office:value-type="string" calcext:value-type="string">
            <text:p>7월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k뱅크내부이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0]-[.C51]+[.B51]" office:value-type="float" office:value="5629093" calcext:value-type="float">
            <text:p>5,629,093</text:p>
          </table:table-cell>
          <table:table-cell table:style-name="ce17"/>
          <table:table-cell table:style-name="ce14" office:value-type="string" calcext:value-type="string">
            <text:p>정기예금가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4253" calcext:value-type="float">
            <text:p>4,253</text:p>
          </table:table-cell>
          <table:table-cell table:style-name="ce18"/>
          <table:table-cell table:style-name="ce18" table:formula="of:=[.D51]-[.C52]+[.B52]" office:value-type="float" office:value="5633346" calcext:value-type="float">
            <text:p>5,63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14일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2]-[.C53]+[.B53]" office:value-type="float" office:value="5583346" calcext:value-type="float">
            <text:p>5,583,346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8월초중급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53]-[.C54]+[.B54]" office:value-type="float" office:value="5663346" calcext:value-type="float">
            <text:p>5,66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사로12주년</text:p>
          </table:table-cell>
          <table:table-cell table:style-name="ce18"/>
          <table:table-cell table:style-name="ce18" office:value-type="float" office:value="120000" calcext:value-type="float">
            <text:p>120,000</text:p>
          </table:table-cell>
          <table:table-cell table:style-name="ce18" table:formula="of:=[.D54]-[.C55]+[.B55]" office:value-type="float" office:value="5543346" calcext:value-type="float">
            <text:p>5,543,346</text:p>
          </table:table-cell>
          <table:table-cell table:style-name="ce14" office:value-type="string" calcext:value-type="string">
            <text:p>주년파티협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28일리화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55]-[.C56]+[.B56]" office:value-type="float" office:value="5463346" calcext:value-type="float">
            <text:p>5,463,346</text:p>
          </table:table-cell>
          <table:table-cell table:style-name="ce14" office:value-type="string" calcext:value-type="string">
            <text:p>리화리키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소울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56]-[.C57]+[.B57]" office:value-type="float" office:value="5263346" calcext:value-type="float">
            <text:p>5,263,346</text:p>
          </table:table-cell>
          <table:table-cell table:style-name="ce14" office:value-type="string" calcext:value-type="string">
            <text:p>살소울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6일쭈니</text:p>
          </table:table-cell>
          <table:table-cell table:style-name="ce18" office:value-type="float" office:value="65000" calcext:value-type="float">
            <text:p>65,000</text:p>
          </table:table-cell>
          <table:table-cell table:style-name="ce18"/>
          <table:table-cell table:style-name="ce18" table:formula="of:=[.D57]-[.C58]+[.B58]" office:value-type="float" office:value="5328346" calcext:value-type="float">
            <text:p>5,328,346</text:p>
          </table:table-cell>
          <table:table-cell table:style-name="ce14" office:value-type="string" calcext:value-type="string">
            <text:p>초중급5주등록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9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8]-[.C59]+[.B59]" office:value-type="float" office:value="5278346" calcext:value-type="float">
            <text:p>5,278,346</text:p>
          </table:table-cell>
          <table:table-cell table:style-name="ce14" office:value-type="string" calcext:value-type="string">
            <text:p>카치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이자</text:p>
          </table:table-cell>
          <table:table-cell table:style-name="ce18" office:value-type="float" office:value="4067" calcext:value-type="float">
            <text:p>4,067</text:p>
          </table:table-cell>
          <table:table-cell table:style-name="ce18"/>
          <table:table-cell table:style-name="ce18" table:formula="of:=[.D59]-[.C60]+[.B60]" office:value-type="float" office:value="5282413" calcext:value-type="float">
            <text:p>5,282,413</text:p>
          </table:table-cell>
          <table:table-cell table:style-name="ce14" office:value-type="string" calcext:value-type="string">
            <text:p>은행이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카수</text:p>
          </table:table-cell>
          <table:table-cell table:style-name="ce18"/>
          <table:table-cell table:style-name="ce18" office:value-type="float" office:value="840000" calcext:value-type="float">
            <text:p>840,000</text:p>
          </table:table-cell>
          <table:table-cell table:style-name="ce18" table:formula="of:=[.D60]-[.C61]+[.B61]" office:value-type="float" office:value="4442413" calcext:value-type="float">
            <text:p>4,442,413</text:p>
          </table:table-cell>
          <table:table-cell table:style-name="ce14" office:value-type="string" calcext:value-type="string">
            <text:p>카수,포숭7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61]-[.C62]+[.B62]" office:value-type="float" office:value="3842413" calcext:value-type="float">
            <text:p>3,842,413</text:p>
          </table:table-cell>
          <table:table-cell table:style-name="ce14" office:value-type="string" calcext:value-type="string">
            <text:p>수정,나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화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2]-[.C63]+[.B63]" office:value-type="float" office:value="3482413" calcext:value-type="float">
            <text:p>3,482,413</text:p>
          </table:table-cell>
          <table:table-cell table:style-name="ce14" office:value-type="string" calcext:value-type="string">
            <text:p>리화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3]-[.C64]+[.B64]" office:value-type="float" office:value="3122413" calcext:value-type="float">
            <text:p>3,12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부리또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4]-[.C65]+[.B65]" office:value-type="float" office:value="2762413" calcext:value-type="float">
            <text:p>2,76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키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5]-[.C66]+[.B66]" office:value-type="float" office:value="2402413" calcext:value-type="float">
            <text:p>2,402,413</text:p>
          </table:table-cell>
          <table:table-cell table:style-name="ce14" office:value-type="string" calcext:value-type="string">
            <text:p>리키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3일맘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6]-[.C67]+[.B67]" office:value-type="float" office:value="2352413" calcext:value-type="float">
            <text:p>2,3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8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7]-[.C68]+[.B68]" office:value-type="float" office:value="2302413" calcext:value-type="float">
            <text:p>2,30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0일김보경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8]-[.C69]+[.B69]" office:value-type="float" office:value="2252413" calcext:value-type="float">
            <text:p>2,2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김연희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9]-[.C70]+[.B70]" office:value-type="float" office:value="2202413" calcext:value-type="float">
            <text:p>2,202,413</text:p>
          </table:table-cell>
          <table:table-cell table:style-name="ce14" office:value-type="string" calcext:value-type="string">
            <text:p>여우강습환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경기장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70]-[.C71]+[.B71]" office:value-type="float" office:value="2122413" calcext:value-type="float">
            <text:p>2,12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19일이이화</text:p>
          </table:table-cell>
          <table:table-cell table:style-name="ce18"/>
          <table:table-cell table:style-name="ce18" office:value-type="float" office:value="90000" calcext:value-type="float">
            <text:p>90,000</text:p>
          </table:table-cell>
          <table:table-cell table:style-name="ce18" table:formula="of:=[.D71]-[.C72]+[.B72]" office:value-type="float" office:value="2032413" calcext:value-type="float">
            <text:p>2,032,413</text:p>
          </table:table-cell>
          <table:table-cell table:style-name="ce14" office:value-type="string" calcext:value-type="string">
            <text:p>1주차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2]-[.C73]+[.B73]" office:value-type="float" office:value="3032413" calcext:value-type="float">
            <text:p>3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3]-[.C74]+[.B74]" office:value-type="float" office:value="4032413" calcext:value-type="float">
            <text:p>4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카수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4]-[.C75]+[.B75]" office:value-type="float" office:value="3432413" calcext:value-type="float">
            <text:p>3,432,413</text:p>
          </table:table-cell>
          <table:table-cell table:style-name="ce14" office:value-type="string" calcext:value-type="string">
            <text:p>카수5주강사비</text:p>
          </table:table-cell>
          <table:table-cell table:style-name="ce14" office:value-type="string" calcext:value-type="string">
            <text:p>신혼여행휴강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5]-[.C76]+[.B76]" office:value-type="float" office:value="2832413" calcext:value-type="float">
            <text:p>2,832,413</text:p>
          </table:table-cell>
          <table:table-cell table:style-name="ce14" office:value-type="string" calcext:value-type="string">
            <text:p>수정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김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6]-[.C77]+[.B77]" office:value-type="float" office:value="2472413" calcext:value-type="float">
            <text:p>2,47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조득제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7]-[.C78]+[.B78]" office:value-type="float" office:value="2112413" calcext:value-type="float">
            <text:p>2,11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오임석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78]-[.C79]+[.B79]" office:value-type="float" office:value="2082413" calcext:value-type="float">
            <text:p>2,082,413</text:p>
          </table:table-cell>
          <table:table-cell table:style-name="ce14" office:value-type="string" calcext:value-type="string">
            <text:p>카치살사로엠티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엘렌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79]-[.C80]+[.B80]" office:value-type="float" office:value="2032413" calcext:value-type="float">
            <text:p>2,032,413</text:p>
          </table:table-cell>
          <table:table-cell table:style-name="ce14" office:value-type="string" calcext:value-type="string">
            <text:p>10월19일뒤풀이보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8일할로윈</text:p>
          </table:table-cell>
          <table:table-cell table:style-name="ce18"/>
          <table:table-cell table:style-name="ce18" office:value-type="float" office:value="20000" calcext:value-type="float">
            <text:p>20,000</text:p>
          </table:table-cell>
          <table:table-cell table:style-name="ce18" table:formula="of:=[.D80]-[.C81]+[.B81]" office:value-type="float" office:value="2012413" calcext:value-type="float">
            <text:p>2,012,413</text:p>
          </table:table-cell>
          <table:table-cell table:style-name="ce14" office:value-type="string" calcext:value-type="string">
            <text:p>할로윈파티과일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81]-[.C82]+[.B82]" office:value-type="float" office:value="3012413" calcext:value-type="float">
            <text:p>3,01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2]-[.C83]+[.B83]" office:value-type="float" office:value="2962413" calcext:value-type="float">
            <text:p>2,962,413</text:p>
          </table:table-cell>
          <table:table-cell table:style-name="ce14" office:value-type="string" calcext:value-type="string">
            <text:p>오픈강습비2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3]-[.C84]+[.B84]" office:value-type="float" office:value="2912413" calcext:value-type="float">
            <text:p>2,912,413</text:p>
          </table:table-cell>
          <table:table-cell table:style-name="ce14" office:value-type="string" calcext:value-type="string">
            <text:p>오픈강습비3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와인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4]-[.C85]+[.B85]" office:value-type="float" office:value="2882413" calcext:value-type="float">
            <text:p>2,882,413</text:p>
          </table:table-cell>
          <table:table-cell table:style-name="ce14" office:value-type="string" calcext:value-type="string">
            <text:p>11월와인파티스넥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7일카치</text:p>
          </table:table-cell>
          <table:table-cell table:style-name="ce18"/>
          <table:table-cell table:style-name="ce18" office:value-type="float" office:value="10000" calcext:value-type="float">
            <text:p>10,000</text:p>
          </table:table-cell>
          <table:table-cell table:style-name="ce18" table:formula="of:=[.D85]-[.C86]+[.B86]" office:value-type="float" office:value="2872413" calcext:value-type="float">
            <text:p>2,872,413</text:p>
          </table:table-cell>
          <table:table-cell table:style-name="ce20" office:value-type="string" calcext:value-type="string">
            <text:p>운영진분당살사입장료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이지통장</text:p>
          </table:table-cell>
          <table:table-cell table:style-name="ce18" office:value-type="float" office:value="1752780" calcext:value-type="float">
            <text:p>1,752,780</text:p>
          </table:table-cell>
          <table:table-cell table:style-name="ce18"/>
          <table:table-cell table:style-name="ce18" table:formula="of:=[.D86]-[.C87]+[.B87]" office:value-type="float" office:value="4625193" calcext:value-type="float">
            <text:p>4,625,193</text:p>
          </table:table-cell>
          <table:table-cell table:style-name="ce14" office:value-type="string" calcext:value-type="string">
            <text:p>우리은행회계통장정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시샵</text:p>
          </table:table-cell>
          <table:table-cell table:style-name="ce18"/>
          <table:table-cell table:style-name="ce18" office:value-type="float" office:value="180000" calcext:value-type="float">
            <text:p>180,000</text:p>
          </table:table-cell>
          <table:table-cell table:style-name="ce18" table:formula="of:=[.D87]-[.C88]+[.B88]" office:value-type="float" office:value="4445193" calcext:value-type="float">
            <text:p>4,445,193</text:p>
          </table:table-cell>
          <table:table-cell table:style-name="ce14" office:value-type="string" calcext:value-type="string">
            <text:p>9월/10월홍보활동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편의점</text:span></text:p>
          </table:table-cell>
          <table:table-cell table:style-name="ce18"/>
          <table:table-cell table:style-name="ce18" office:value-type="float" office:value="6950" calcext:value-type="float">
            <text:p>6,950</text:p>
          </table:table-cell>
          <table:table-cell table:style-name="ce18" table:formula="of:=[.D88]-[.C89]+[.B89]" office:value-type="float" office:value="4438243" calcext:value-type="float">
            <text:p>4,438,243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맑은수정</text:span>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9]-[.C90]+[.B90]" office:value-type="float" office:value="4408243" calcext:value-type="float">
            <text:p>4,408,243</text:p>
          </table:table-cell>
          <table:table-cell table:style-name="ce21" office:value-type="string" calcext:value-type="string">
            <text:p>초급반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0</text:span><text:span text:style-name="T2">일카수</text:span>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90]-[.C91]+[.B91]" office:value-type="float" office:value="4208243" calcext:value-type="float">
            <text:p>4,208,243</text:p>
          </table:table-cell>
          <table:table-cell table:style-name="ce21" office:value-type="string" calcext:value-type="string">
            <text:p>축의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수진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1]-[.C92]+[.B92]" office:value-type="float" office:value="4158243" calcext:value-type="float">
            <text:p>4,158,243</text:p>
          </table:table-cell>
          <table:table-cell table:style-name="ce21" office:value-type="string" calcext:value-type="string">
            <text:p>오픈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카치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2]-[.C93]+[.B93]" office:value-type="float" office:value="4108243" calcext:value-type="float">
            <text:p>4,108,243</text:p>
          </table:table-cell>
          <table:table-cell table:style-name="ce21" office:value-type="string" calcext:value-type="string">
            <text:p>초급5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1차</text:span></text:p>
          </table:table-cell>
          <table:table-cell table:style-name="ce18"/>
          <table:table-cell table:style-name="ce18" office:value-type="float" office:value="168000" calcext:value-type="float">
            <text:p>168,000</text:p>
          </table:table-cell>
          <table:table-cell table:style-name="ce18" table:formula="of:=[.D93]-[.C94]+[.B94]" office:value-type="float" office:value="3940243" calcext:value-type="float">
            <text:p>3,940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2차</text:span></text:p>
          </table:table-cell>
          <table:table-cell table:style-name="ce18"/>
          <table:table-cell table:style-name="ce18" office:value-type="float" office:value="43000" calcext:value-type="float">
            <text:p>43,000</text:p>
          </table:table-cell>
          <table:table-cell table:style-name="ce18" table:formula="of:=[.D94]-[.C95]+[.B95]" office:value-type="float" office:value="3897243" calcext:value-type="float">
            <text:p>3,897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3차</text:span></text:p>
          </table:table-cell>
          <table:table-cell table:style-name="ce18"/>
          <table:table-cell table:style-name="ce18" office:value-type="float" office:value="31000" calcext:value-type="float">
            <text:p>31,000</text:p>
          </table:table-cell>
          <table:table-cell table:style-name="ce18" table:formula="of:=[.D95]-[.C96]+[.B96]" office:value-type="float" office:value="3866243" calcext:value-type="float">
            <text:p>3,866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96]-[.C97]+[.B97]" office:value-type="float" office:value="4866243" calcext:value-type="float">
            <text:p>4,866,24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5일대관비</text:p>
          </table:table-cell>
          <table:table-cell table:style-name="ce18"/>
          <table:table-cell table:style-name="ce18" office:value-type="float" office:value="410000" calcext:value-type="float">
            <text:p>410,000</text:p>
          </table:table-cell>
          <table:table-cell table:style-name="ce18" table:formula="of:=[.D97]-[.C98]+[.B98]" office:value-type="float" office:value="4456243" calcext:value-type="float">
            <text:p>4,456,243</text:p>
          </table:table-cell>
          <table:table-cell table:style-name="ce14" office:value-type="string" calcext:value-type="string">
            <text:p>대관비지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초급종강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8]-[.C99]+[.B99]" office:value-type="float" office:value="4406243" calcext:value-type="float">
            <text:p>4,406,243</text:p>
          </table:table-cell>
          <table:table-cell table:style-name="ce22" office:value-type="string" calcext:value-type="string">
            <text:p>초급수업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오픈5주차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9]-[.C100]+[.B100]" office:value-type="float" office:value="4356243" calcext:value-type="float">
            <text:p>4,35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분살포협찬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0]-[.C101]+[.B101]" office:value-type="float" office:value="4256243" calcext:value-type="float">
            <text:p>4,256,243</text:p>
          </table:table-cell>
          <table:table-cell table:style-name="ce22" office:value-type="string" calcext:value-type="string">
            <text:p>분살포연말파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1일나현준중급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101]-[.C102]+[.B102]" office:value-type="float" office:value="4196243" calcext:value-type="float">
            <text:p>4,19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5" office:value-type="string" calcext:value-type="string">
            <text:p>11<text:span text:style-name="T4">월</text:span><text:span text:style-name="T5">21</text:span><text:span text:style-name="T6">일강습반지원비</text:span>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2]-[.C103]+[.B103]" office:value-type="float" office:value="4096243" calcext:value-type="float">
            <text:p>4,096,243</text:p>
          </table:table-cell>
          <table:table-cell table:style-name="ce22" office:value-type="string" calcext:value-type="string">
            <text:p>수업후간식비지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4편의점</text:p>
          </table:table-cell>
          <table:table-cell table:style-name="ce18"/>
          <table:table-cell table:style-name="ce18" office:value-type="float" office:value="7800" calcext:value-type="float">
            <text:p>7,800</text:p>
          </table:table-cell>
          <table:table-cell table:style-name="ce18" table:formula="of:=[.D103]-[.C104]+[.B104]" office:value-type="float" office:value="4088443" calcext:value-type="float">
            <text:p>4,0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5일박철오픈강습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4]-[.C105]+[.B105]" office:value-type="float" office:value="4038443" calcext:value-type="float">
            <text:p>4,03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박철오픈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5]-[.C106]+[.B106]" office:value-type="float" office:value="3988443" calcext:value-type="float">
            <text:p>3,9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수진5주분</text:span>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106]-[.C107]+[.B107]" office:value-type="float" office:value="3688443" calcext:value-type="float">
            <text:p>3,688,443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8">
          <table:table-cell table:style-name="ce14" office:value-type="string" calcext:value-type="string">
            <text:p>12/5<text:span text:style-name="T4">부리또</text:span><text:span text:style-name="T5">6</text:span><text:span text:style-name="T6">주분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07]-[.C108]+[.B108]" office:value-type="float" office:value="3328443" calcext:value-type="float">
            <text:p>3,3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실크샤인아이스티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8]-[.C109]+[.B109]" office:value-type="float" office:value="2608443" calcext:value-type="float">
            <text:p>2,60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카수포숭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9]-[.C110]+[.B110]" office:value-type="float" office:value="1888443" calcext:value-type="float">
            <text:p>1,88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맑은수정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10]-[.C111]+[.B111]" office:value-type="float" office:value="1528443" calcext:value-type="float">
            <text:p>1,5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1]-[.C112]+[.B112]" office:value-type="float" office:value="2528443" calcext:value-type="float">
            <text:p>2,5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2]-[.C113]+[.B113]" office:value-type="float" office:value="2078443" calcext:value-type="float">
            <text:p>2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3]-[.C114]+[.B114]" office:value-type="float" office:value="3078443" calcext:value-type="float">
            <text:p>3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4]-[.C115]+[.B115]" office:value-type="float" office:value="2628443" calcext:value-type="float">
            <text:p>2,6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9<text:span text:style-name="T7">편의점</text:span></text:p>
          </table:table-cell>
          <table:table-cell table:style-name="ce19"/>
          <table:table-cell table:style-name="ce19" office:value-type="float" office:value="7700" calcext:value-type="float">
            <text:p>7,700 </text:p>
          </table:table-cell>
          <table:table-cell table:style-name="ce19" table:formula="of:=[.D115]-[.C116]+[.B116]" office:value-type="float" office:value="2620743" calcext:value-type="float">
            <text:p>2,620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0<text:span text:style-name="T7">리화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16]-[.C117]+[.B117]" office:value-type="float" office:value="2570743" calcext:value-type="float">
            <text:p>2,5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살포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7]-[.C118]+[.B118]" office:value-type="float" office:value="2470743" calcext:value-type="float">
            <text:p>2,4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파티꽃재료비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8]-[.C119]+[.B119]" office:value-type="float" office:value="2370743" calcext:value-type="float">
            <text:p>2,3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4<text:span text:style-name="T7">편의점</text:span></text:p>
          </table:table-cell>
          <table:table-cell table:style-name="ce19"/>
          <table:table-cell table:style-name="ce19" office:value-type="float" office:value="5900" calcext:value-type="float">
            <text:p>5,900 </text:p>
          </table:table-cell>
          <table:table-cell table:style-name="ce19" table:formula="of:=[.D119]-[.C120]+[.B120]" office:value-type="float" office:value="2364843" calcext:value-type="float">
            <text:p>2,364,8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특허청</text:span></text:p>
          </table:table-cell>
          <table:table-cell table:style-name="ce19"/>
          <table:table-cell table:style-name="ce19" office:value-type="float" office:value="56000" calcext:value-type="float">
            <text:p>56,000 </text:p>
          </table:table-cell>
          <table:table-cell table:style-name="ce19" table:formula="of:=[.D120]-[.C121]+[.B121]" office:value-type="float" office:value="2308843" calcext:value-type="float">
            <text:p>2,308,843 </text:p>
          </table:table-cell>
          <table:table-cell table:style-name="ce22" office:value-type="string" calcext:value-type="string">
            <text:p>카페 상표 등록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살사로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1]-[.C122]+[.B122]" office:value-type="float" office:value="2208843" calcext:value-type="float">
            <text:p>2,20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스칼렛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22]-[.C123]+[.B123]" office:value-type="float" office:value="2158843" calcext:value-type="float">
            <text:p>2,1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0<text:span text:style-name="T7">엘렌파티준비금</text:span></text:p>
          </table:table-cell>
          <table:table-cell table:style-name="ce19"/>
          <table:table-cell table:style-name="ce19" office:value-type="float" office:value="400000" calcext:value-type="float">
            <text:p>400,000 </text:p>
          </table:table-cell>
          <table:table-cell table:style-name="ce19" table:formula="of:=[.D123]-[.C124]+[.B124]" office:value-type="float" office:value="1758843" calcext:value-type="float">
            <text:p>1,7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강남파티공연</text:span></text:p>
          </table:table-cell>
          <table:table-cell table:style-name="ce19"/>
          <table:table-cell table:style-name="ce19" office:value-type="float" office:value="120000" calcext:value-type="float">
            <text:p>120,000 </text:p>
          </table:table-cell>
          <table:table-cell table:style-name="ce19" table:formula="of:=[.D124]-[.C125]+[.B125]" office:value-type="float" office:value="1638843" calcext:value-type="float">
            <text:p>1,63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탑파티대관비</text:span></text:p>
          </table:table-cell>
          <table:table-cell table:style-name="ce19"/>
          <table:table-cell table:style-name="ce19" office:value-type="float" office:value="459000" calcext:value-type="float">
            <text:p>459,000 </text:p>
          </table:table-cell>
          <table:table-cell table:style-name="ce19" table:formula="of:=[.D125]-[.C126]+[.B126]" office:value-type="float" office:value="1179843" calcext:value-type="float">
            <text:p>1,1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3<text:span text:style-name="T7">감자오픈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6]-[.C127]+[.B127]" office:value-type="float" office:value="1079843" calcext:value-type="float">
            <text:p>1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4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27]-[.C128]+[.B128]" office:value-type="float" office:value="2079843" calcext:value-type="float">
            <text:p>2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운영비이체</text:span>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28]-[.C129]+[.B129]" office:value-type="float" office:value="1999843" calcext:value-type="float">
            <text:p>1,9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경품비이체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9]-[.C130]+[.B130]" office:value-type="float" office:value="1899843" calcext:value-type="float">
            <text:p>1,8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니콜뒤풀이비이체</text:span>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30]-[.C131]+[.B131]" office:value-type="float" office:value="1879843" calcext:value-type="float">
            <text:p>1,879,843 </text:p>
          </table:table-cell>
          <table:table-cell table:style-name="ce22" office:value-type="string" calcext:value-type="string">
            <text:p>니콜 12만입금중</text:p>
          </table:table-cell>
          <table:table-cell table:style-name="ce16" office:value-type="string" calcext:value-type="string">
            <text:p>10(<text:span text:style-name="T7">강습), 2(반납)</text:span></text:p>
          </table:table-cell>
          <table:table-cell table:number-columns-repeated="1018"/>
        </table:table-row>
        <table:table-row table:style-name="ro8">
          <table:table-cell table:style-name="ce17" office:value-type="string" calcext:value-type="string">
            <text:p>12/28겨울파티경품구입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31]-[.C132]+[.B132]" office:value-type="float" office:value="1779843" calcext:value-type="float">
            <text:p>1,779,843 </text:p>
          </table:table-cell>
          <table:table-cell table:style-name="ce17" office:value-type="string" calcext:value-type="string">
            <text:p>상품권10만원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8편의점</text:p>
          </table:table-cell>
          <table:table-cell table:style-name="ce19"/>
          <table:table-cell table:style-name="ce19" office:value-type="float" office:value="10100" calcext:value-type="float">
            <text:p>10,100 </text:p>
          </table:table-cell>
          <table:table-cell table:style-name="ce19" table:formula="of:=[.D132]-[.C133]+[.B133]" office:value-type="float" office:value="1769743" calcext:value-type="float">
            <text:p>1,769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9뒤풀이지원금</text:p>
          </table:table-cell>
          <table:table-cell table:style-name="ce19"/>
          <table:table-cell table:style-name="ce19" office:value-type="float" office:value="40000" calcext:value-type="float">
            <text:p>40,000 </text:p>
          </table:table-cell>
          <table:table-cell table:style-name="ce19" table:formula="of:=[.D133]-[.C134]+[.B134]" office:value-type="float" office:value="1729743" calcext:value-type="float">
            <text:p>1,7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2/31나현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4]-[.C135]+[.B135]" office:value-type="float" office:value="1679743" calcext:value-type="float">
            <text:p>1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2019/1/4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5]-[.C136]+[.B136]" office:value-type="float" office:value="2679743" calcext:value-type="float">
            <text:p>2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6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6]-[.C137]+[.B137]" office:value-type="float" office:value="2629743" calcext:value-type="float">
            <text:p>2,6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9강사기념품비</text:p>
          </table:table-cell>
          <table:table-cell table:style-name="ce19"/>
          <table:table-cell table:style-name="ce19" office:value-type="float" office:value="28000" calcext:value-type="float">
            <text:p>28,000 </text:p>
          </table:table-cell>
          <table:table-cell table:style-name="ce19" table:formula="of:=[.D137]-[.C138]+[.B138]" office:value-type="float" office:value="2601743" calcext:value-type="float">
            <text:p>2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8]-[.C139]+[.B139]" office:value-type="float" office:value="3601743" calcext:value-type="float">
            <text:p>3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편의점</text:p>
          </table:table-cell>
          <table:table-cell table:style-name="ce19"/>
          <table:table-cell table:style-name="ce19" office:value-type="float" office:value="9500" calcext:value-type="float">
            <text:p>9,500 </text:p>
          </table:table-cell>
          <table:table-cell table:style-name="ce19" table:formula="of:=[.D139]-[.C140]+[.B140]" office:value-type="float" office:value="3592243" calcext:value-type="float">
            <text:p>3,592,2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수진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0]-[.C141]+[.B141]" office:value-type="float" office:value="3232243" calcext:value-type="float">
            <text:p>3,23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부리또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1]-[.C142]+[.B142]" office:value-type="float" office:value="2872243" calcext:value-type="float">
            <text:p>2,87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42]-[.C143]+[.B143]" office:value-type="float" office:value="2822243" calcext:value-type="float">
            <text:p>2,8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포숭5주강사비</text:p>
          </table:table-cell>
          <table:table-cell table:style-name="ce19"/>
          <table:table-cell table:style-name="ce19" office:value-type="float" office:value="600000" calcext:value-type="float">
            <text:p>600,000 </text:p>
          </table:table-cell>
          <table:table-cell table:style-name="ce19" table:formula="of:=[.D143]-[.C144]+[.B144]" office:value-type="float" office:value="2222243" calcext:value-type="float">
            <text:p>2,2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편의점</text:p>
          </table:table-cell>
          <table:table-cell table:style-name="ce19"/>
          <table:table-cell table:style-name="ce19" office:value-type="float" office:value="6550" calcext:value-type="float">
            <text:p>6,550 </text:p>
          </table:table-cell>
          <table:table-cell table:style-name="ce19" table:formula="of:=[.D144]-[.C145]+[.B145]" office:value-type="float" office:value="2215693" calcext:value-type="float">
            <text:p>2,215,69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회계통장</text:p>
          </table:table-cell>
          <table:table-cell table:style-name="ce19" office:value-type="float" office:value="990000" calcext:value-type="float">
            <text:p>990,000 </text:p>
          </table:table-cell>
          <table:table-cell table:style-name="ce19"/>
          <table:table-cell table:style-name="ce19" table:formula="of:=[.D145]-[.C146]+[.B146]" office:value-type="float" office:value="3205693" calcext:value-type="float">
            <text:p>3,20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스칼렛강사비</text:p>
          </table:table-cell>
          <table:table-cell table:style-name="ce19"/>
          <table:table-cell table:style-name="ce19" office:value-type="float" office:value="420000" calcext:value-type="float">
            <text:p>420,000 </text:p>
          </table:table-cell>
          <table:table-cell table:style-name="ce19" table:formula="of:=[.D146]-[.C147]+[.B147]" office:value-type="float" office:value="2785693" calcext:value-type="float">
            <text:p>2,78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쾌백오픈강습비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47]-[.C148]+[.B148]" office:value-type="float" office:value="2635693" calcext:value-type="float">
            <text:p>2,63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0튜베로스부분환불</text:p>
          </table:table-cell>
          <table:table-cell table:style-name="ce19"/>
          <table:table-cell table:style-name="ce19" office:value-type="float" office:value="67500" calcext:value-type="float">
            <text:p>67,500 </text:p>
          </table:table-cell>
          <table:table-cell table:style-name="ce19" table:formula="of:=[.D148]-[.C149]+[.B149]" office:value-type="float" office:value="2568193" calcext:value-type="float">
            <text:p>2,568,1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2퇴임운영진선물비</text:p>
          </table:table-cell>
          <table:table-cell table:style-name="ce19"/>
          <table:table-cell table:style-name="ce19" office:value-type="float" office:value="56400" calcext:value-type="float">
            <text:p>56,400 </text:p>
          </table:table-cell>
          <table:table-cell table:style-name="ce19" table:formula="of:=[.D149]-[.C150]+[.B150]" office:value-type="float" office:value="2511793" calcext:value-type="float">
            <text:p>2,511,7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3편의점</text:p>
          </table:table-cell>
          <table:table-cell table:style-name="ce19"/>
          <table:table-cell table:style-name="ce19" office:value-type="float" office:value="7290" calcext:value-type="float">
            <text:p>7,290 </text:p>
          </table:table-cell>
          <table:table-cell table:style-name="ce19" table:formula="of:=[.D150]-[.C151]+[.B151]" office:value-type="float" office:value="2504503" calcext:value-type="float">
            <text:p>2,504,50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25시샵</text:p>
          </table:table-cell>
          <table:table-cell table:style-name="ce19"/>
          <table:table-cell table:style-name="ce19" office:value-type="float" office:value="220000" calcext:value-type="float">
            <text:p>220,000 </text:p>
          </table:table-cell>
          <table:table-cell table:style-name="ce19" table:formula="of:=[.D151]-[.C152]+[.B152]" office:value-type="float" office:value="2284503" calcext:value-type="float">
            <text:p>2,284,503 </text:p>
          </table:table-cell>
          <table:table-cell table:style-name="ce17" office:value-type="string" calcext:value-type="string">
            <text:p>11월,12월홍보활동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2018/12/28정기예금환급</text:p>
          </table:table-cell>
          <table:table-cell table:style-name="ce19" office:value-type="float" office:value="50275" calcext:value-type="float">
            <text:p>50,275 </text:p>
          </table:table-cell>
          <table:table-cell table:style-name="ce19"/>
          <table:table-cell table:style-name="ce19" table:formula="of:=[.D152]-[.C153]+[.B153]" office:value-type="float" office:value="2334778" calcext:value-type="float">
            <text:p>2,334,778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69" office:value-type="date" office:date-value="2019-01-31" calcext:value-type="date">
            <text:p>2019-01-3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53]-[.C154]+[.B154]" office:value-type="float" office:value="3334778" calcext:value-type="float">
            <text:p>3,334,7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8" calcext:value-type="date">
            <text:p>2019-02-08</text:p>
          </table:table-cell>
          <table:table-cell table:style-name="ce19"/>
          <table:table-cell table:style-name="ce19" office:value-type="float" office:value="7400" calcext:value-type="float">
            <text:p>7,400 </text:p>
          </table:table-cell>
          <table:table-cell table:style-name="ce19" table:formula="of:=[.D154]-[.C155]+[.B155]" office:value-type="float" office:value="3327378" calcext:value-type="float">
            <text:p>3,327,3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9" calcext:value-type="date">
            <text:p>2019-02-09</text:p>
          </table:table-cell>
          <table:table-cell table:style-name="ce19"/>
          <table:table-cell table:style-name="ce19" office:value-type="float" office:value="10000" calcext:value-type="float">
            <text:p>10,000 </text:p>
          </table:table-cell>
          <table:table-cell table:style-name="ce19" table:formula="of:=[.D155]-[.C156]+[.B156]" office:value-type="float" office:value="3317378" calcext:value-type="float">
            <text:p>3,317,378 </text:p>
          </table:table-cell>
          <table:table-cell table:style-name="ce17" office:value-type="string" calcext:value-type="string">
            <text:p>우노클럽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0" calcext:value-type="date">
            <text:p>2019-02-10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6]-[.C157]+[.B157]" office:value-type="float" office:value="3267378" calcext:value-type="float">
            <text:p>3,26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7" calcext:value-type="date">
            <text:p>2019-02-17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7]-[.C158]+[.B158]" office:value-type="float" office:value="3217378" calcext:value-type="float">
            <text:p>3,21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8" calcext:value-type="date">
            <text:p>2019-02-18</text:p>
          </table:table-cell>
          <table:table-cell table:style-name="ce19"/>
          <table:table-cell table:style-name="ce19" office:value-type="float" office:value="4900" calcext:value-type="float">
            <text:p>4,900 </text:p>
          </table:table-cell>
          <table:table-cell table:style-name="ce19" table:formula="of:=[.D158]-[.C159]+[.B159]" office:value-type="float" office:value="3212478" calcext:value-type="float">
            <text:p>3,212,4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59]-[.C160]+[.B160]" office:value-type="float" office:value="3132478" calcext:value-type="float">
            <text:p>3,132,478 </text:p>
          </table:table-cell>
          <table:table-cell table:style-name="ce17" office:value-type="string" calcext:value-type="string">
            <text:p>가인환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60]-[.C161]+[.B161]" office:value-type="float" office:value="4132478" calcext:value-type="float">
            <text:p>4,132,4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1" calcext:value-type="date">
            <text:p>2019-02-21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61]-[.C162]+[.B162]" office:value-type="float" office:value="4032478" calcext:value-type="float">
            <text:p>4,032,478 </text:p>
          </table:table-cell>
          <table:table-cell table:style-name="ce17" office:value-type="string" calcext:value-type="string">
            <text:p>회원부친상경조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2" calcext:value-type="date">
            <text:p>2019-02-22</text:p>
          </table:table-cell>
          <table:table-cell table:style-name="ce19"/>
          <table:table-cell table:style-name="ce19" office:value-type="float" office:value="5500" calcext:value-type="float">
            <text:p>5,500 </text:p>
          </table:table-cell>
          <table:table-cell table:style-name="ce19" table:formula="of:=[.D162]-[.C163]+[.B163]" office:value-type="float" office:value="4026978" calcext:value-type="float">
            <text:p>4,026,9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5" calcext:value-type="date">
            <text:p>2019-02-25</text:p>
          </table:table-cell>
          <table:table-cell table:style-name="ce19"/>
          <table:table-cell table:style-name="ce19" office:value-type="float" office:value="200000" calcext:value-type="float">
            <text:p>200,000 </text:p>
          </table:table-cell>
          <table:table-cell table:style-name="ce19" table:formula="of:=[.D163]-[.C164]+[.B164]" office:value-type="float" office:value="3826978" calcext:value-type="float">
            <text:p>3,826,978 </text:p>
          </table:table-cell>
          <table:table-cell table:style-name="ce17" office:value-type="string" calcext:value-type="string">
            <text:p>쾌백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8" calcext:value-type="date">
            <text:p>2019-02-28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64]-[.C165]+[.B165]" office:value-type="float" office:value="3806978" calcext:value-type="float">
            <text:p>3,806,978 </text:p>
          </table:table-cell>
          <table:table-cell table:style-name="ce17" office:value-type="string" calcext:value-type="string">
            <text:p>살사로축하꽃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5]-[.C166]+[.B166]" office:value-type="float" office:value="3446978" calcext:value-type="float">
            <text:p>3,446,9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6]-[.C167]+[.B167]" office:value-type="float" office:value="3086978" calcext:value-type="float">
            <text:p>3,086,9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4" calcext:value-type="date">
            <text:p>2019-03-04</text:p>
          </table:table-cell>
          <table:table-cell table:style-name="ce19"/>
          <table:table-cell table:style-name="ce19" office:value-type="float" office:value="180000" calcext:value-type="float">
            <text:p>180,000 </text:p>
          </table:table-cell>
          <table:table-cell table:style-name="ce19" table:formula="of:=[.D167]-[.C168]+[.B168]" office:value-type="float" office:value="2906978" calcext:value-type="float">
            <text:p>2,906,9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6" calcext:value-type="date">
            <text:p>2019-03-06</text:p>
          </table:table-cell>
          <table:table-cell table:style-name="ce19"/>
          <table:table-cell table:style-name="ce19" office:value-type="float" office:value="350000" calcext:value-type="float">
            <text:p>350,000 </text:p>
          </table:table-cell>
          <table:table-cell table:style-name="ce19" table:formula="of:=[.D168]-[.C169]+[.B169]" office:value-type="float" office:value="2556978" calcext:value-type="float">
            <text:p>2,556,978 </text:p>
          </table:table-cell>
          <table:table-cell table:style-name="ce17" office:value-type="string" calcext:value-type="string">
            <text:p>탑살사3월8일예매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9" calcext:value-type="date">
            <text:p>2019-03-09</text:p>
          </table:table-cell>
          <table:table-cell table:style-name="ce19"/>
          <table:table-cell table:style-name="ce19" office:value-type="float" office:value="480000" calcext:value-type="float">
            <text:p>480,000 </text:p>
          </table:table-cell>
          <table:table-cell table:style-name="ce19" table:formula="of:=[.D169]-[.C170]+[.B170]" office:value-type="float" office:value="2076978" calcext:value-type="float">
            <text:p>2,076,978 </text:p>
          </table:table-cell>
          <table:table-cell table:style-name="ce17" office:value-type="string" calcext:value-type="string">
            <text:p>카수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24" calcext:value-type="date">
            <text:p>2019-03-24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0]-[.C171]+[.B171]" office:value-type="float" office:value="2026978" calcext:value-type="float">
            <text:p>2,026,978 </text:p>
          </table:table-cell>
          <table:table-cell table:style-name="ce17" office:value-type="string" calcext:value-type="string">
            <text:p>리화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1" calcext:value-type="date">
            <text:p>2019-04-01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1]-[.C172]+[.B172]" office:value-type="float" office:value="1976978" calcext:value-type="float">
            <text:p>1,976,978 </text:p>
          </table:table-cell>
          <table:table-cell table:style-name="ce17" office:value-type="string" calcext:value-type="string">
            <text:p>나현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700" calcext:value-type="float">
            <text:p>8,700 </text:p>
          </table:table-cell>
          <table:table-cell table:style-name="ce19" table:formula="of:=[.D172]-[.C173]+[.B173]" office:value-type="float" office:value="1968278" calcext:value-type="float">
            <text:p>1,968,2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3]-[.C174]+[.B174]" office:value-type="float" office:value="1918278" calcext:value-type="float">
            <text:p>1,918,2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74]-[.C175]+[.B175]" office:value-type="float" office:value="1838278" calcext:value-type="float">
            <text:p>1,838,278 </text:p>
          </table:table-cell>
          <table:table-cell table:style-name="ce17" office:value-type="string" calcext:value-type="string">
            <text:p>하바나데낄라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9" calcext:value-type="date">
            <text:p>2019-04-09</text:p>
          </table:table-cell>
          <table:table-cell table:style-name="ce19"/>
          <table:table-cell table:style-name="ce19" office:value-type="float" office:value="250000" calcext:value-type="float">
            <text:p>250,000 </text:p>
          </table:table-cell>
          <table:table-cell table:style-name="ce19" table:formula="of:=[.D175]-[.C176]+[.B176]" office:value-type="float" office:value="1588278" calcext:value-type="float">
            <text:p>1,588,278 </text:p>
          </table:table-cell>
          <table:table-cell table:style-name="ce17" office:value-type="string" calcext:value-type="string">
            <text:p>엘렌파티준비금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1" calcext:value-type="date">
            <text:p>2019-04-1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6]-[.C177]+[.B177]" office:value-type="float" office:value="2588278" calcext:value-type="float">
            <text:p>2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7]-[.C178]+[.B178]" office:value-type="float" office:value="3588278" calcext:value-type="float">
            <text:p>3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8]-[.C179]+[.B179]" office:value-type="float" office:value="3228278" calcext:value-type="float">
            <text:p>3,228,2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9]-[.C180]+[.B180]" office:value-type="float" office:value="2868278" calcext:value-type="float">
            <text:p>2,868,2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00000" calcext:value-type="float">
            <text:p>300,000 </text:p>
          </table:table-cell>
          <table:table-cell table:style-name="ce19" table:formula="of:=[.D180]-[.C181]+[.B181]" office:value-type="float" office:value="2568278" calcext:value-type="float">
            <text:p>2,568,2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81]-[.C182]+[.B182]" office:value-type="float" office:value="2518278" calcext:value-type="float">
            <text:p>2,518,278 </text:p>
          </table:table-cell>
          <table:table-cell table:style-name="ce17" office:value-type="string" calcext:value-type="string">
            <text:p>박스와인구입2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300000" calcext:value-type="float">
            <text:p>300,000 </text:p>
          </table:table-cell>
          <table:table-cell table:style-name="ce19" table:formula="of:=[.D182]-[.C183]+[.B183]" office:value-type="float" office:value="2218278" calcext:value-type="float">
            <text:p>2,218,278 </text:p>
          </table:table-cell>
          <table:table-cell table:style-name="ce17" office:value-type="string" calcext:value-type="string">
            <text:p>레드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83]-[.C184]+[.B184]" office:value-type="float" office:value="2198278" calcext:value-type="float">
            <text:p>2,198,278 </text:p>
          </table:table-cell>
          <table:table-cell table:style-name="ce17" office:value-type="string" calcext:value-type="string">
            <text:p>파티청소비/카롤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84]-[.C185]+[.B185]" office:value-type="float" office:value="2048278" calcext:value-type="float">
            <text:p>2,048,278 </text:p>
          </table:table-cell>
          <table:table-cell table:style-name="ce17" office:value-type="string" calcext:value-type="string">
            <text:p>리화오픈강습3주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140000" calcext:value-type="float">
            <text:p>140,000 </text:p>
          </table:table-cell>
          <table:table-cell table:style-name="ce19" table:formula="of:=[.D185]-[.C186]+[.B186]" office:value-type="float" office:value="1908278" calcext:value-type="float">
            <text:p>1,908,278 </text:p>
          </table:table-cell>
          <table:table-cell table:style-name="ce17" office:value-type="string" calcext:value-type="string">
            <text:p>3월운영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9" calcext:value-type="date">
            <text:p>2019-04-19</text:p>
          </table:table-cell>
          <table:table-cell table:style-name="ce19"/>
          <table:table-cell table:style-name="ce19" office:value-type="float" office:value="9000" calcext:value-type="float">
            <text:p>9,000 </text:p>
          </table:table-cell>
          <table:table-cell table:style-name="ce19" table:formula="of:=[.D186]-[.C187]+[.B187]" office:value-type="float" office:value="1899278" calcext:value-type="float">
            <text:p>1,899,2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26" calcext:value-type="date">
            <text:p>2019-04-26</text:p>
          </table:table-cell>
          <table:table-cell table:style-name="ce19"/>
          <table:table-cell table:style-name="ce19" office:value-type="float" office:value="6100" calcext:value-type="float">
            <text:p>6,100 </text:p>
          </table:table-cell>
          <table:table-cell table:style-name="ce19" table:formula="of:=[.D187]-[.C188]+[.B188]" office:value-type="float" office:value="1893178" calcext:value-type="float">
            <text:p>1,893,1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3" calcext:value-type="date">
            <text:p>2019-05-03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88]-[.C189]+[.B189]" office:value-type="float" office:value="1886478" calcext:value-type="float">
            <text:p>1,886,4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4" calcext:value-type="date">
            <text:p>2019-05-04</text:p>
          </table:table-cell>
          <table:table-cell table:style-name="ce19"/>
          <table:table-cell table:style-name="ce19" office:value-type="float" office:value="4000" calcext:value-type="float">
            <text:p>4,000 </text:p>
          </table:table-cell>
          <table:table-cell table:style-name="ce19" table:formula="of:=[.D189]-[.C190]+[.B190]" office:value-type="float" office:value="1882478" calcext:value-type="float">
            <text:p>1,882,478 </text:p>
          </table:table-cell>
          <table:table-cell table:style-name="ce17" office:value-type="string" calcext:value-type="string">
            <text:p>이태원불독방문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6" calcext:value-type="date">
            <text:p>2019-05-06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0]-[.C191]+[.B191]" office:value-type="float" office:value="1832478" calcext:value-type="float">
            <text:p>1,832,478 </text:p>
          </table:table-cell>
          <table:table-cell table:style-name="ce17" office:value-type="string" calcext:value-type="string">
            <text:p>연홍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7" calcext:value-type="date">
            <text:p>2019-05-07</text:p>
          </table:table-cell>
          <table:table-cell table:style-name="ce19"/>
          <table:table-cell table:style-name="ce19" office:value-type="float" office:value="223000" calcext:value-type="float">
            <text:p>223,000 </text:p>
          </table:table-cell>
          <table:table-cell table:style-name="ce19" table:formula="of:=[.D191]-[.C192]+[.B192]" office:value-type="float" office:value="1609478" calcext:value-type="float">
            <text:p>1,609,478 </text:p>
          </table:table-cell>
          <table:table-cell table:style-name="ce17" office:value-type="string" calcext:value-type="string">
            <text:p>운영진회식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0" calcext:value-type="date">
            <text:p>2019-05-10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92]-[.C193]+[.B193]" office:value-type="float" office:value="1602778" calcext:value-type="float">
            <text:p>1,602,7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0" calcext:value-type="date">
            <text:p>2019-05-10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3]-[.C194]+[.B194]" office:value-type="float" office:value="1552778" calcext:value-type="float">
            <text:p>1,552,7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4" calcext:value-type="date">
            <text:p>2019-05-14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94]-[.C195]+[.B195]" office:value-type="float" office:value="2552778" calcext:value-type="float">
            <text:p>2,552,7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95]-[.C196]+[.B196]" office:value-type="float" office:value="2546078" calcext:value-type="float">
            <text:p>2,546,0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6]-[.C197]+[.B197]" office:value-type="float" office:value="2496078" calcext:value-type="float">
            <text:p>2,496,0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97]-[.C198]+[.B198]" office:value-type="float" office:value="2136078" calcext:value-type="float">
            <text:p>2,136,0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0" calcext:value-type="date">
            <text:p>2019-05-20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98]-[.C199]+[.B199]" office:value-type="float" office:value="3136078" calcext:value-type="float">
            <text:p>3,136,0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99]-[.C200]+[.B200]" office:value-type="float" office:value="2776078" calcext:value-type="float">
            <text:p>2,776,0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300000" calcext:value-type="float">
            <text:p>300,000 </text:p>
          </table:table-cell>
          <table:table-cell table:style-name="ce19" table:formula="of:=[.D200]-[.C201]+[.B201]" office:value-type="float" office:value="2476078" calcext:value-type="float">
            <text:p>2,476,0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300000" calcext:value-type="float">
            <text:p>300,000 </text:p>
          </table:table-cell>
          <table:table-cell table:style-name="ce19" table:formula="of:=[.D201]-[.C202]+[.B202]" office:value-type="float" office:value="2176078" calcext:value-type="float">
            <text:p>2,176,078 </text:p>
          </table:table-cell>
          <table:table-cell table:style-name="ce17" office:value-type="string" calcext:value-type="string">
            <text:p>레드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6700" calcext:value-type="float">
            <text:p>6,700 </text:p>
          </table:table-cell>
          <table:table-cell table:style-name="ce19" table:formula="of:=[.D202]-[.C203]+[.B203]" office:value-type="float" office:value="2169378" calcext:value-type="float">
            <text:p>2,169,3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16000" calcext:value-type="float">
            <text:p>16,000 </text:p>
          </table:table-cell>
          <table:table-cell table:style-name="ce19" table:formula="of:=[.D203]-[.C204]+[.B204]" office:value-type="float" office:value="2153378" calcext:value-type="float">
            <text:p>2,153,378 </text:p>
          </table:table-cell>
          <table:table-cell table:style-name="ce17" office:value-type="string" calcext:value-type="string">
            <text:p>정모뒤풀비보조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6" calcext:value-type="date">
            <text:p>2019-05-26</text:p>
          </table:table-cell>
          <table:table-cell table:style-name="ce17"/>
          <table:table-cell table:style-name="ce19" office:value-type="float" office:value="20000" calcext:value-type="float">
            <text:p>20,000 </text:p>
          </table:table-cell>
          <table:table-cell table:style-name="ce19" table:formula="of:=[.D204]-[.C205]+[.B205]" office:value-type="float" office:value="2133378" calcext:value-type="float">
            <text:p>2,133,378 </text:p>
          </table:table-cell>
          <table:table-cell table:style-name="ce17" office:value-type="string" calcext:value-type="string">
            <text:p>강습홍보/구글플레이카드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7" calcext:value-type="date">
            <text:p>2019-05-27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05]-[.C206]+[.B206]" office:value-type="float" office:value="2083378" calcext:value-type="float">
            <text:p>2,083,378 </text:p>
          </table:table-cell>
          <table:table-cell table:style-name="ce17" office:value-type="string" calcext:value-type="string">
            <text:p>레드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7" calcext:value-type="date">
            <text:p>2019-05-27</text:p>
          </table:table-cell>
          <table:table-cell table:style-name="ce17"/>
          <table:table-cell table:style-name="ce19" office:value-type="float" office:value="74000" calcext:value-type="float">
            <text:p>74,000 </text:p>
          </table:table-cell>
          <table:table-cell table:style-name="ce19" table:formula="of:=[.D206]-[.C207]+[.B207]" office:value-type="float" office:value="2009378" calcext:value-type="float">
            <text:p>2,009,378 </text:p>
          </table:table-cell>
          <table:table-cell table:style-name="ce17" office:value-type="string" calcext:value-type="string">
            <text:p>운영진회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31" calcext:value-type="date">
            <text:p>2019-05-31</text:p>
          </table:table-cell>
          <table:table-cell table:style-name="ce17"/>
          <table:table-cell table:style-name="ce19" office:value-type="float" office:value="8700" calcext:value-type="float">
            <text:p>8,700 </text:p>
          </table:table-cell>
          <table:table-cell table:style-name="ce19" table:formula="of:=[.D207]-[.C208]+[.B208]" office:value-type="float" office:value="2000678" calcext:value-type="float">
            <text:p>2,000,6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1" calcext:value-type="date">
            <text:p>2019-06-01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08]-[.C209]+[.B209]" office:value-type="float" office:value="1950678" calcext:value-type="float">
            <text:p>1,950,678 </text:p>
          </table:table-cell>
          <table:table-cell table:style-name="ce17" office:value-type="string" calcext:value-type="string">
            <text:p>부리또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7" calcext:value-type="date">
            <text:p>2019-06-07</text:p>
          </table:table-cell>
          <table:table-cell table:style-name="ce17"/>
          <table:table-cell table:style-name="ce19" office:value-type="float" office:value="6800" calcext:value-type="float">
            <text:p>6,800 </text:p>
          </table:table-cell>
          <table:table-cell table:style-name="ce19" table:formula="of:=[.D209]-[.C210]+[.B210]" office:value-type="float" office:value="1943878" calcext:value-type="float">
            <text:p>1,943,8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9" calcext:value-type="date">
            <text:p>2019-06-09</text:p>
          </table:table-cell>
          <table:table-cell table:style-name="ce17"/>
          <table:table-cell table:style-name="ce19" office:value-type="float" office:value="118000" calcext:value-type="float">
            <text:p>118,000 </text:p>
          </table:table-cell>
          <table:table-cell table:style-name="ce19" table:formula="of:=[.D210]-[.C211]+[.B211]" office:value-type="float" office:value="1825878" calcext:value-type="float">
            <text:p>1,825,878 </text:p>
          </table:table-cell>
          <table:table-cell table:style-name="ce17" office:value-type="string" calcext:value-type="string">
            <text:p>운영진회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9" calcext:value-type="date">
            <text:p>2019-06-09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11]-[.C212]+[.B212]" office:value-type="float" office:value="1775878" calcext:value-type="float">
            <text:p>1,775,878 </text:p>
          </table:table-cell>
          <table:table-cell table:style-name="ce17" office:value-type="string" calcext:value-type="string">
            <text:p>분당정모참가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1" calcext:value-type="date">
            <text:p>2019-06-11</text:p>
          </table:table-cell>
          <table:table-cell table:style-name="ce17"/>
          <table:table-cell table:style-name="ce19" office:value-type="float" office:value="100000" calcext:value-type="float">
            <text:p>100,000 </text:p>
          </table:table-cell>
          <table:table-cell table:style-name="ce19" table:formula="of:=[.D212]-[.C213]+[.B213]" office:value-type="float" office:value="1675878" calcext:value-type="float">
            <text:p>1,675,878 </text:p>
          </table:table-cell>
          <table:table-cell table:style-name="ce17" office:value-type="string" calcext:value-type="string">
            <text:p>공연지원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3" calcext:value-type="date">
            <text:p>2019-06-13</text:p>
          </table:table-cell>
          <table:table-cell table:style-name="ce17"/>
          <table:table-cell table:style-name="ce19" office:value-type="float" office:value="600000" calcext:value-type="float">
            <text:p>600,000 </text:p>
          </table:table-cell>
          <table:table-cell table:style-name="ce19" table:formula="of:=[.D213]-[.C214]+[.B214]" office:value-type="float" office:value="1075878" calcext:value-type="float">
            <text:p>1,075,878 </text:p>
          </table:table-cell>
          <table:table-cell table:style-name="ce17" office:value-type="string" calcext:value-type="string">
            <text:p>파티음식준비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4" calcext:value-type="date">
            <text:p>2019-06-14</text:p>
          </table:table-cell>
          <table:table-cell table:style-name="ce17"/>
          <table:table-cell table:style-name="ce19" office:value-type="float" office:value="6700" calcext:value-type="float">
            <text:p>6,700 </text:p>
          </table:table-cell>
          <table:table-cell table:style-name="ce19" table:formula="of:=[.D214]-[.C215]+[.B215]" office:value-type="float" office:value="1069178" calcext:value-type="float">
            <text:p>1,069,1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4" calcext:value-type="date">
            <text:p>2019-06-14</text:p>
          </table:table-cell>
          <table:table-cell table:style-name="ce17"/>
          <table:table-cell table:style-name="ce19" office:value-type="float" office:value="100000" calcext:value-type="float">
            <text:p>100,000 </text:p>
          </table:table-cell>
          <table:table-cell table:style-name="ce19" table:formula="of:=[.D215]-[.C216]+[.B216]" office:value-type="float" office:value="969178" calcext:value-type="float">
            <text:p>969,178 </text:p>
          </table:table-cell>
          <table:table-cell table:style-name="ce17" office:value-type="string" calcext:value-type="string">
            <text:p>레드오픈강습</text:p>
          </table:table-cell>
          <table:table-cell table:style-name="ce17"/>
          <table:table-cell table:number-columns-repeated="1018"/>
        </table:table-row>
        <table:table-row table:style-name="ro8" table:number-rows-repeated="5">
          <table:table-cell table:style-name="ce17" table:number-columns-repeated="6"/>
          <table:table-cell table:number-columns-repeated="1018"/>
        </table:table-row>
        <table:table-row table:style-name="ro8" table:number-rows-repeated="190">
          <table:table-cell table:number-columns-repeated="1024"/>
        </table:table-row>
        <table:table-row table:style-name="ro8">
          <table:table-cell table:style-name="ce69"/>
          <table:table-cell table:number-columns-repeated="1023"/>
        </table:table-row>
        <table:table-row table:style-name="ro8" table:number-rows-repeated="10481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회계통장 - 표 1" table:style-name="ta5">
        <office:forms form:automatic-focus="false" form:apply-design-mode="false"/>
        <table:table-column table:style-name="co4" table:number-columns-repeated="4" table:default-cell-style-name="ce5"/>
        <table:table-column table:style-name="co11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7">
          <table:table-cell table:style-name="ce14" office:value-type="string" calcext:value-type="string">
            <text:p>내역</text:p>
          </table:table-cell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잔액</text:p>
          </table:table-cell>
          <table:table-cell table:style-name="ce14" office:value-type="string" calcext:value-type="string">
            <text:p>메모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0월강습입금</text:p>
          </table:table-cell>
          <table:table-cell table:style-name="ce28" office:value-type="float" office:value="4825000" calcext:value-type="float">
            <text:p>4,825,000 </text:p>
          </table:table-cell>
          <table:table-cell table:style-name="ce28" table:number-columns-repeated="2"/>
          <table:table-cell table:style-name="ce14" office:value-type="string" calcext:value-type="string">
            <text:p>10월강습입금총액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3" calcext:value-type="date">
            <text:p>2018-10-23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B2]+[.B3]-[.C3]" office:value-type="float" office:value="3825000" calcext:value-type="float">
            <text:p>3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5" calcext:value-type="date">
            <text:p>2018-10-2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]+[.B4]-[.C4]" office:value-type="float" office:value="2825000" calcext:value-type="float">
            <text:p>2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30" calcext:value-type="date">
            <text:p>2018-10-30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]+[.B5]-[.C5]" office:value-type="float" office:value="1825000" calcext:value-type="float">
            <text:p>1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14" calcext:value-type="date">
            <text:p>2018-11-1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5]+[.B6]-[.C6]" office:value-type="float" office:value="825000" calcext:value-type="float">
            <text:p>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5일유토피아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6]+[.B7]-[.C7]" office:value-type="float" office:value="925000" calcext:value-type="float">
            <text:p>925,000 </text:p>
          </table:table-cell>
          <table:table-cell table:style-name="ce14" office:value-type="string" calcext:value-type="string">
            <text:p>수진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8일모터스맨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7]+[.B8]-[.C8]" office:value-type="float" office:value="1105000" calcext:value-type="float">
            <text:p>1,105,000 </text:p>
          </table:table-cell>
          <table:table-cell table:style-name="ce14" office:value-type="string" calcext:value-type="string">
            <text:p>수진반/센바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14일제임스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]+[.B9]-[.C9]" office:value-type="float" office:value="1205000" calcext:value-type="float">
            <text:p>1,205,000 </text:p>
          </table:table-cell>
          <table:table-cell table:style-name="ce14" office:value-type="string" calcext:value-type="string">
            <text:p>센바반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14" calcext:value-type="date">
            <text:p>2018-9-14</text:p>
          </table:table-cell>
          <table:table-cell table:style-name="ce28" office:value-type="float" office:value="36000" calcext:value-type="float">
            <text:p>36,000 </text:p>
          </table:table-cell>
          <table:table-cell table:style-name="ce28"/>
          <table:table-cell table:style-name="ce28" table:formula="of:=[.D9]+[.B10]-[.C10]" office:value-type="float" office:value="1241000" calcext:value-type="float">
            <text:p>1,241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1" calcext:value-type="date">
            <text:p>2018-9-21</text:p>
          </table:table-cell>
          <table:table-cell table:style-name="ce28" office:value-type="float" office:value="21000" calcext:value-type="float">
            <text:p>21,000 </text:p>
          </table:table-cell>
          <table:table-cell table:style-name="ce28"/>
          <table:table-cell table:style-name="ce28" table:formula="of:=[.D10]+[.B11]-[.C11]" office:value-type="float" office:value="1262000" calcext:value-type="float">
            <text:p>1,262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8" calcext:value-type="date">
            <text:p>2018-9-28</text:p>
          </table:table-cell>
          <table:table-cell table:style-name="ce28" office:value-type="float" office:value="58000" calcext:value-type="float">
            <text:p>58,000 </text:p>
          </table:table-cell>
          <table:table-cell table:style-name="ce28"/>
          <table:table-cell table:style-name="ce28" table:formula="of:=[.D11]+[.B12]-[.C12]" office:value-type="float" office:value="1320000" calcext:value-type="float">
            <text:p>1,320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05" calcext:value-type="date">
            <text:p>2018-10-5</text:p>
          </table:table-cell>
          <table:table-cell table:style-name="ce28" office:value-type="float" office:value="26000" calcext:value-type="float">
            <text:p>26,000 </text:p>
          </table:table-cell>
          <table:table-cell table:style-name="ce28"/>
          <table:table-cell table:style-name="ce28" table:formula="of:=[.D12]+[.B13]-[.C13]" office:value-type="float" office:value="1346000" calcext:value-type="float">
            <text:p>1,34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2" calcext:value-type="date">
            <text:p>2018-10-12</text:p>
          </table:table-cell>
          <table:table-cell table:style-name="ce28" office:value-type="float" office:value="32000" calcext:value-type="float">
            <text:p>32,000 </text:p>
          </table:table-cell>
          <table:table-cell table:style-name="ce28"/>
          <table:table-cell table:style-name="ce28" table:formula="of:=[.D13]+[.B14]-[.C14]" office:value-type="float" office:value="1378000" calcext:value-type="float">
            <text:p>1,378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9" calcext:value-type="date">
            <text:p>2018-10-19</text:p>
          </table:table-cell>
          <table:table-cell table:style-name="ce28" office:value-type="float" office:value="48000" calcext:value-type="float">
            <text:p>48,000 </text:p>
          </table:table-cell>
          <table:table-cell table:style-name="ce28"/>
          <table:table-cell table:style-name="ce28" table:formula="of:=[.D14]+[.B15]-[.C15]" office:value-type="float" office:value="1426000" calcext:value-type="float">
            <text:p>1,42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6" calcext:value-type="date">
            <text:p>2018-10-26</text:p>
          </table:table-cell>
          <table:table-cell table:style-name="ce28" office:value-type="float" office:value="43000" calcext:value-type="float">
            <text:p>43,000 </text:p>
          </table:table-cell>
          <table:table-cell table:style-name="ce28"/>
          <table:table-cell table:style-name="ce28" table:formula="of:=[.D15]+[.B16]-[.C16]" office:value-type="float" office:value="1469000" calcext:value-type="float">
            <text:p>1,46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2" calcext:value-type="date">
            <text:p>2018-11-2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6]+[.B17]-[.C17]" office:value-type="float" office:value="1504000" calcext:value-type="float">
            <text:p>1,504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9" calcext:value-type="date">
            <text:p>2018-11-9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7]+[.B18]-[.C18]" office:value-type="float" office:value="1539000" calcext:value-type="float">
            <text:p>1,53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6" office:value-type="date" office:date-value="2018-11-18" calcext:value-type="date">
            <text:p>2018-1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8]+[.B19]-[.C19]" office:value-type="float" office:value="1629000" calcext:value-type="float">
            <text:p>1,629,000 </text:p>
          </table:table-cell>
          <table:table-cell table:style-name="ce22" office:value-type="string" calcext:value-type="string">
            <text:p>아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9" calcext:value-type="date">
            <text:p>2018-11-19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9]+[.B20]-[.C20]" office:value-type="float" office:value="1809000" calcext:value-type="float">
            <text:p>1,809,000 </text:p>
          </table:table-cell>
          <table:table-cell table:style-name="ce22" office:value-type="string" calcext:value-type="string">
            <text:p>귀로&amp;백합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0" calcext:value-type="date">
            <text:p>2018-11-20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20]+[.B21]-[.C21]" office:value-type="float" office:value="1899000" calcext:value-type="float">
            <text:p>1,899,000 </text:p>
          </table:table-cell>
          <table:table-cell table:style-name="ce22" office:value-type="string" calcext:value-type="string">
            <text:p>라라미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1" calcext:value-type="date">
            <text:p>2018-11-21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1]+[.B22]-[.C22]" office:value-type="float" office:value="2069000" calcext:value-type="float">
            <text:p>2,069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320000" calcext:value-type="float">
            <text:p>320,000 </text:p>
          </table:table-cell>
          <table:table-cell table:style-name="ce28"/>
          <table:table-cell table:style-name="ce28" table:formula="of:=[.D22]+[.B23]-[.C23]" office:value-type="float" office:value="2389000" calcext:value-type="float">
            <text:p>2,389,000 </text:p>
          </table:table-cell>
          <table:table-cell table:style-name="ce22" office:value-type="string" calcext:value-type="string">
            <text:p>박현주/미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23]+[.B24]-[.C24]" office:value-type="float" office:value="2549000" calcext:value-type="float">
            <text:p>2,549,000 </text:p>
          </table:table-cell>
          <table:table-cell table:style-name="ce22" office:value-type="string" calcext:value-type="string">
            <text:p>허동규/스미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4]+[.B25]-[.C25]" office:value-type="float" office:value="2719000" calcext:value-type="float">
            <text:p>2,719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25]+[.B26]-[.C26]" office:value-type="float" office:value="2839000" calcext:value-type="float">
            <text:p>2,839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26]+[.B27]-[.C27]" office:value-type="float" office:value="2919000" calcext:value-type="float">
            <text:p>2,919,000 </text:p>
          </table:table-cell>
          <table:table-cell table:style-name="ce22" office:value-type="string" calcext:value-type="string">
            <text:p>진춘자/채송화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7]+[.B28]-[.C28]" office:value-type="float" office:value="3019000" calcext:value-type="float">
            <text:p>3,019,000 </text:p>
          </table:table-cell>
          <table:table-cell table:style-name="ce22" office:value-type="string" calcext:value-type="string">
            <text:p>비해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28]+[.B29]-[.C29]" office:value-type="float" office:value="3089000" calcext:value-type="float">
            <text:p>3,089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9]+[.B30]-[.C30]" office:value-type="float" office:value="3189000" calcext:value-type="float">
            <text:p>3,189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7" calcext:value-type="date">
            <text:p>2018-11-27</text:p>
          </table:table-cell>
          <table:table-cell table:style-name="ce28" office:value-type="float" office:value="150000" calcext:value-type="float">
            <text:p>150,000 </text:p>
          </table:table-cell>
          <table:table-cell table:style-name="ce28"/>
          <table:table-cell table:style-name="ce28" table:formula="of:=[.D30]+[.B31]-[.C31]" office:value-type="float" office:value="3339000" calcext:value-type="float">
            <text:p>3,339,000 </text:p>
          </table:table-cell>
          <table:table-cell table:style-name="ce22" office:value-type="string" calcext:value-type="string">
            <text:p>강성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6" calcext:value-type="date">
            <text:p>2018-11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1]+[.B32]-[.C32]" office:value-type="float" office:value="3439000" calcext:value-type="float">
            <text:p>3,439,000 </text:p>
          </table:table-cell>
          <table:table-cell table:style-name="ce22" office:value-type="string" calcext:value-type="string">
            <text:p>김형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2]+[.B33]-[.C33]" office:value-type="float" office:value="3529000" calcext:value-type="float">
            <text:p>3,529,000 </text:p>
          </table:table-cell>
          <table:table-cell table:style-name="ce16" office:value-type="string" calcext:value-type="string">
            <text:p>T<text:span text:style-name="T10">ony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33]+[.B34]-[.C34]" office:value-type="float" office:value="3579000" calcext:value-type="float">
            <text:p>3,579,000 </text:p>
          </table:table-cell>
          <table:table-cell table:style-name="ce22" office:value-type="string" calcext:value-type="string">
            <text:p>신데렐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4]+[.B35]-[.C35]" office:value-type="float" office:value="3659000" calcext:value-type="float">
            <text:p>3,659,000 </text:p>
          </table:table-cell>
          <table:table-cell table:style-name="ce22" office:value-type="string" calcext:value-type="string">
            <text:p>윤옥순/유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8" calcext:value-type="date">
            <text:p>2018-11-2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5]+[.B36]-[.C36]" office:value-type="float" office:value="3749000" calcext:value-type="float">
            <text:p>3,749,000 </text:p>
          </table:table-cell>
          <table:table-cell table:style-name="ce22" office:value-type="string" calcext:value-type="string">
            <text:p>황창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6]+[.B37]-[.C37]" office:value-type="float" office:value="3849000" calcext:value-type="float">
            <text:p>3,849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3" calcext:value-type="date">
            <text:p>2018-12-0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7]+[.B38]-[.C38]" office:value-type="float" office:value="3929000" calcext:value-type="float">
            <text:p>3,929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4" calcext:value-type="date">
            <text:p>2018-12-04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38]+[.B39]-[.C39]" office:value-type="float" office:value="3999000" calcext:value-type="float">
            <text:p>3,999,000 </text:p>
          </table:table-cell>
          <table:table-cell table:style-name="ce22" office:value-type="string" calcext:value-type="string">
            <text:p>라라3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5" calcext:value-type="date">
            <text:p>2018-12-0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9]+[.B40]-[.C40]" office:value-type="float" office:value="2999000" calcext:value-type="float">
            <text:p>2,999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6" calcext:value-type="date">
            <text:p>2018-11-16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40]+[.B41]-[.C41]" office:value-type="float" office:value="3034000" calcext:value-type="float">
            <text:p>3,034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22000" calcext:value-type="float">
            <text:p>22,000 </text:p>
          </table:table-cell>
          <table:table-cell table:style-name="ce28"/>
          <table:table-cell table:style-name="ce28" table:formula="of:=[.D41]+[.B42]-[.C42]" office:value-type="float" office:value="3056000" calcext:value-type="float">
            <text:p>3,056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24000" calcext:value-type="float">
            <text:p>24,000 </text:p>
          </table:table-cell>
          <table:table-cell table:style-name="ce28"/>
          <table:table-cell table:style-name="ce28" table:formula="of:=[.D42]+[.B43]-[.C43]" office:value-type="float" office:value="3080000" calcext:value-type="float">
            <text:p>3,080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3]+[.B44]-[.C44]" office:value-type="float" office:value="3180000" calcext:value-type="float">
            <text:p>3,180,000 </text:p>
          </table:table-cell>
          <table:table-cell table:style-name="ce22" office:value-type="string" calcext:value-type="string">
            <text:p>주당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44]+[.B45]-[.C45]" office:value-type="float" office:value="3230000" calcext:value-type="float">
            <text:p>3,230,000 </text:p>
          </table:table-cell>
          <table:table-cell table:style-name="ce22" office:value-type="string" calcext:value-type="string">
            <text:p>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5]+[.B46]-[.C46]" office:value-type="float" office:value="2230000" calcext:value-type="float">
            <text:p>2,23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8" calcext:value-type="date">
            <text:p>2018-12-0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6]+[.B47]-[.C47]" office:value-type="float" office:value="2245000" calcext:value-type="float">
            <text:p>2,245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7]+[.B48]-[.C48]" office:value-type="float" office:value="2345000" calcext:value-type="float">
            <text:p>2,345,000 </text:p>
          </table:table-cell>
          <table:table-cell table:style-name="ce22" office:value-type="string" calcext:value-type="string">
            <text:p>구슬(분당살사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8]+[.B49]-[.C49]" office:value-type="float" office:value="2445000" calcext:value-type="float">
            <text:p>2,445,000 </text:p>
          </table:table-cell>
          <table:table-cell table:style-name="ce22" office:value-type="string" calcext:value-type="string">
            <text:p>구루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9]+[.B50]-[.C50]" office:value-type="float" office:value="2460000" calcext:value-type="float">
            <text:p>2,460,000 </text:p>
          </table:table-cell>
          <table:table-cell table:style-name="ce16" office:value-type="string" calcext:value-type="string">
            <text:p><text:span text:style-name="T4">허동규</text:span><text:span text:style-name="T5">/</text:span><text:span text:style-name="T6">스미스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0]+[.B51]-[.C51]" office:value-type="float" office:value="2475000" calcext:value-type="float">
            <text:p>2,475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1]+[.B52]-[.C52]" office:value-type="float" office:value="2490000" calcext:value-type="float">
            <text:p>2,490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2]+[.B53]-[.C53]" office:value-type="float" office:value="2505000" calcext:value-type="float">
            <text:p>2,505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53]+[.B54]-[.C54]" office:value-type="float" office:value="2625000" calcext:value-type="float">
            <text:p>2,625,000 </text:p>
          </table:table-cell>
          <table:table-cell table:style-name="ce22" office:value-type="string" calcext:value-type="string">
            <text:p>이은영/니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54]+[.B55]-[.C55]" office:value-type="float" office:value="2655000" calcext:value-type="float">
            <text:p>2,655,000 </text:p>
          </table:table-cell>
          <table:table-cell table:style-name="ce22" office:value-type="string" calcext:value-type="string">
            <text:p>미셀&amp;로이7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55]+[.B56]-[.C56]" office:value-type="float" office:value="2755000" calcext:value-type="float">
            <text:p>2,755,000 </text:p>
          </table:table-cell>
          <table:table-cell table:style-name="ce22" office:value-type="string" calcext:value-type="string">
            <text:p>제인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6]+[.B57]-[.C57]" office:value-type="float" office:value="2770000" calcext:value-type="float">
            <text:p>2,770,000 </text:p>
          </table:table-cell>
          <table:table-cell table:style-name="ce22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7]+[.B58]-[.C58]" office:value-type="float" office:value="2785000" calcext:value-type="float">
            <text:p>2,785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8]+[.B59]-[.C59]" office:value-type="float" office:value="2800000" calcext:value-type="float">
            <text:p>2,800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6" calcext:value-type="date">
            <text:p>2018-12-16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9]+[.B60]-[.C60]" office:value-type="float" office:value="2815000" calcext:value-type="float">
            <text:p>2,815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0]+[.B61]-[.C61]" office:value-type="float" office:value="2830000" calcext:value-type="float">
            <text:p>2,830,000 </text:p>
          </table:table-cell>
          <table:table-cell table:style-name="ce22" office:value-type="string" calcext:value-type="string">
            <text:p>제인(화이트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1]+[.B62]-[.C62]" office:value-type="float" office:value="2845000" calcext:value-type="float">
            <text:p>2,845,000 </text:p>
          </table:table-cell>
          <table:table-cell table:style-name="ce22" office:value-type="string" calcext:value-type="string">
            <text:p>셔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2]+[.B63]-[.C63]" office:value-type="float" office:value="2860000" calcext:value-type="float">
            <text:p>2,860,000 </text:p>
          </table:table-cell>
          <table:table-cell table:style-name="ce22" office:value-type="string" calcext:value-type="string">
            <text:p>테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3]+[.B64]-[.C64]" office:value-type="float" office:value="2875000" calcext:value-type="float">
            <text:p>2,875,000 </text:p>
          </table:table-cell>
          <table:table-cell table:style-name="ce22" office:value-type="string" calcext:value-type="string">
            <text:p>연영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4]+[.B65]-[.C65]" office:value-type="float" office:value="2890000" calcext:value-type="float">
            <text:p>2,890,000 </text:p>
          </table:table-cell>
          <table:table-cell table:style-name="ce22" office:value-type="string" calcext:value-type="string">
            <text:p>세레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5]+[.B66]-[.C66]" office:value-type="float" office:value="2905000" calcext:value-type="float">
            <text:p>2,905,000 </text:p>
          </table:table-cell>
          <table:table-cell table:style-name="ce22" office:value-type="string" calcext:value-type="string">
            <text:p>루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6]+[.B67]-[.C67]" office:value-type="float" office:value="2920000" calcext:value-type="float">
            <text:p>2,920,000 </text:p>
          </table:table-cell>
          <table:table-cell table:style-name="ce22" office:value-type="string" calcext:value-type="string">
            <text:p>제임스2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7]+[.B68]-[.C68]" office:value-type="float" office:value="2935000" calcext:value-type="float">
            <text:p>2,935,000 </text:p>
          </table:table-cell>
          <table:table-cell table:style-name="ce22" office:value-type="string" calcext:value-type="string">
            <text:p>전여원/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45000" calcext:value-type="float">
            <text:p>45,000 </text:p>
          </table:table-cell>
          <table:table-cell table:style-name="ce28"/>
          <table:table-cell table:style-name="ce28" table:formula="of:=[.D68]+[.B69]-[.C69]" office:value-type="float" office:value="2980000" calcext:value-type="float">
            <text:p>2,980,000 </text:p>
          </table:table-cell>
          <table:table-cell table:style-name="ce22" office:value-type="string" calcext:value-type="string">
            <text:p>로이&amp;바람&amp;이사도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9]+[.B70]-[.C70]" office:value-type="float" office:value="2995000" calcext:value-type="float">
            <text:p>2,995,000 </text:p>
          </table:table-cell>
          <table:table-cell table:style-name="ce22" office:value-type="string" calcext:value-type="string">
            <text:p>허융/무스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0]+[.B71]-[.C71]" office:value-type="float" office:value="3010000" calcext:value-type="float">
            <text:p>3,010,000 </text:p>
          </table:table-cell>
          <table:table-cell table:style-name="ce22" office:value-type="string" calcext:value-type="string">
            <text:p>리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1]+[.B72]-[.C72]" office:value-type="float" office:value="3025000" calcext:value-type="float">
            <text:p>3,025,000 </text:p>
          </table:table-cell>
          <table:table-cell table:style-name="ce22" office:value-type="string" calcext:value-type="string">
            <text:p>정서윤/샤론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72]+[.B73]-[.C73]" office:value-type="float" office:value="3055000" calcext:value-type="float">
            <text:p>3,055,000 </text:p>
          </table:table-cell>
          <table:table-cell table:style-name="ce22" office:value-type="string" calcext:value-type="string">
            <text:p>이신/윈저&amp;로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3]+[.B74]-[.C74]" office:value-type="float" office:value="3070000" calcext:value-type="float">
            <text:p>3,070,000 </text:p>
          </table:table-cell>
          <table:table-cell table:style-name="ce16" office:value-type="string" calcext:value-type="string">
            <text:p>J<text:span text:style-name="T10">AZZ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20000" calcext:value-type="float">
            <text:p>20,000 </text:p>
          </table:table-cell>
          <table:table-cell table:style-name="ce28"/>
          <table:table-cell table:style-name="ce28" table:formula="of:=[.D74]+[.B75]-[.C75]" office:value-type="float" office:value="3090000" calcext:value-type="float">
            <text:p>3,090,000 </text:p>
          </table:table-cell>
          <table:table-cell table:style-name="ce22" office:value-type="string" calcext:value-type="string">
            <text:p>원두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5]+[.B76]-[.C76]" office:value-type="float" office:value="3105000" calcext:value-type="float">
            <text:p>3,105,000 </text:p>
          </table:table-cell>
          <table:table-cell table:style-name="ce22" office:value-type="string" calcext:value-type="string">
            <text:p>이승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6]+[.B77]-[.C77]" office:value-type="float" office:value="3120000" calcext:value-type="float">
            <text:p>3,120,000 </text:p>
          </table:table-cell>
          <table:table-cell table:style-name="ce22" office:value-type="string" calcext:value-type="string">
            <text:p>검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7]+[.B78]-[.C78]" office:value-type="float" office:value="3220000" calcext:value-type="float">
            <text:p>3,220,000 </text:p>
          </table:table-cell>
          <table:table-cell table:style-name="ce22" office:value-type="string" calcext:value-type="string">
            <text:p>유니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200000" calcext:value-type="float">
            <text:p>200,000 </text:p>
          </table:table-cell>
          <table:table-cell table:style-name="ce28"/>
          <table:table-cell table:style-name="ce28" table:formula="of:=[.D78]+[.B79]-[.C79]" office:value-type="float" office:value="3420000" calcext:value-type="float">
            <text:p>3,420,000 </text:p>
          </table:table-cell>
          <table:table-cell table:style-name="ce22" office:value-type="string" calcext:value-type="string">
            <text:p>탁이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9]+[.B80]-[.C80]" office:value-type="float" office:value="3520000" calcext:value-type="float">
            <text:p>3,520,000 </text:p>
          </table:table-cell>
          <table:table-cell table:style-name="ce22" office:value-type="string" calcext:value-type="string">
            <text:p>살포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0]+[.B81]-[.C81]" office:value-type="float" office:value="3620000" calcext:value-type="float">
            <text:p>3,620,000 </text:p>
          </table:table-cell>
          <table:table-cell table:style-name="ce22" office:value-type="string" calcext:value-type="string">
            <text:p>살사로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1]+[.B82]-[.C82]" office:value-type="float" office:value="3720000" calcext:value-type="float">
            <text:p>3,720,000 </text:p>
          </table:table-cell>
          <table:table-cell table:style-name="ce22" office:value-type="string" calcext:value-type="string">
            <text:p>미쉘(분살포)</text:p>
          </table:table-cell>
          <table:table-cell table:number-columns-repeated="251"/>
          <table:table-cell table:style-name="ce5" table:number-columns-repeated="768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2]+[.B83]-[.C83]" office:value-type="float" office:value="3820000" calcext:value-type="float">
            <text:p>3,820,000 </text:p>
          </table:table-cell>
          <table:table-cell table:style-name="ce22" office:value-type="string" calcext:value-type="string">
            <text:p>홍진유/새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83]+[.B84]-[.C84]" office:value-type="float" office:value="2820000" calcext:value-type="float">
            <text:p>2,82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4]+[.B85]-[.C85]" office:value-type="float" office:value="2920000" calcext:value-type="float">
            <text:p>2,920,000 </text:p>
          </table:table-cell>
          <table:table-cell table:style-name="ce22" office:value-type="string" calcext:value-type="string">
            <text:p>신맘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85]+[.B86]-[.C86]" office:value-type="float" office:value="3080000" calcext:value-type="float">
            <text:p>3,080,000 </text:p>
          </table:table-cell>
          <table:table-cell table:style-name="ce22" office:value-type="string" calcext:value-type="string">
            <text:p>파티현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6]+[.B87]-[.C87]" office:value-type="float" office:value="3129000" calcext:value-type="float">
            <text:p>3,129,000 </text:p>
          </table:table-cell>
          <table:table-cell table:style-name="ce16" office:value-type="string" calcext:value-type="string">
            <text:p>12/7,12/14<text:span text:style-name="T7">페이백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7" calcext:value-type="date">
            <text:p>2018-12-27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87]+[.B88]-[.C88]" office:value-type="float" office:value="3219000" calcext:value-type="float">
            <text:p>3,219,0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1" calcext:value-type="date">
            <text:p>2019-01-01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88]+[.B89]-[.C89]" office:value-type="float" office:value="3309000" calcext:value-type="float">
            <text:p>3,309,0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2" calcext:value-type="date">
            <text:p>2019-01-0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89]+[.B90]-[.C90]" office:value-type="float" office:value="3469000" calcext:value-type="float">
            <text:p>3,469,0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3" calcext:value-type="date">
            <text:p>2019-01-0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0]+[.B91]-[.C91]" office:value-type="float" office:value="3559000" calcext:value-type="float">
            <text:p>3,559,000 </text:p>
          </table:table-cell>
          <table:table-cell table:style-name="ce17" office:value-type="string" calcext:value-type="string">
            <text:p>루나할로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91]+[.B92]-[.C92]" office:value-type="float" office:value="2559000" calcext:value-type="float">
            <text:p>2,55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2]+[.B93]-[.C93]" office:value-type="float" office:value="2679000" calcext:value-type="float">
            <text:p>2,679,0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3]+[.B94]-[.C94]" office:value-type="float" office:value="2799000" calcext:value-type="float">
            <text:p>2,799,000 </text:p>
          </table:table-cell>
          <table:table-cell table:style-name="ce17" office:value-type="string" calcext:value-type="string">
            <text:p>리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4]+[.B95]-[.C95]" office:value-type="float" office:value="2959000" calcext:value-type="float">
            <text:p>2,959,0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5]+[.B96]-[.C96]" office:value-type="float" office:value="3049000" calcext:value-type="float">
            <text:p>3,049,000 </text:p>
          </table:table-cell>
          <table:table-cell table:style-name="ce17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96]+[.B97]-[.C97]" office:value-type="float" office:value="3189000" calcext:value-type="float">
            <text:p>3,189,000 </text:p>
          </table:table-cell>
          <table:table-cell table:style-name="ce17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7" calcext:value-type="date">
            <text:p>2019-01-07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7]+[.B98]-[.C98]" office:value-type="float" office:value="3349000" calcext:value-type="float">
            <text:p>3,349,0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98]+[.B99]-[.C99]" office:value-type="float" office:value="3489000" calcext:value-type="float">
            <text:p>3,489,000 </text:p>
          </table:table-cell>
          <table:table-cell table:style-name="ce17" office:value-type="string" calcext:value-type="string">
            <text:p>장인숙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360000" calcext:value-type="float">
            <text:p>360,000 </text:p>
          </table:table-cell>
          <table:table-cell table:style-name="ce28"/>
          <table:table-cell table:style-name="ce28" table:formula="of:=[.D99]+[.B100]-[.C100]" office:value-type="float" office:value="3849000" calcext:value-type="float">
            <text:p>3,849,000 </text:p>
          </table:table-cell>
          <table:table-cell table:style-name="ce17" office:value-type="string" calcext:value-type="string">
            <text:p>미쉘,로이7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00]+[.B101]-[.C101]" office:value-type="float" office:value="4029000" calcext:value-type="float">
            <text:p>4,029,0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5" calcext:value-type="date">
            <text:p>2019-01-1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01]+[.B102]-[.C102]" office:value-type="float" office:value="3029000" calcext:value-type="float">
            <text:p>3,02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6" calcext:value-type="date">
            <text:p>2019-01-16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02]+[.B103]-[.C103]" office:value-type="float" office:value="3089000" calcext:value-type="float">
            <text:p>3,08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40000" calcext:value-type="float">
            <text:p>40,000 </text:p>
          </table:table-cell>
          <table:table-cell table:style-name="ce28"/>
          <table:table-cell table:style-name="ce28" table:formula="of:=[.D103]+[.B104]-[.C104]" office:value-type="float" office:value="3129000" calcext:value-type="float">
            <text:p>3,12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9" calcext:value-type="date">
            <text:p>2019-01-19</text:p>
          </table:table-cell>
          <table:table-cell table:style-name="ce28"/>
          <table:table-cell table:style-name="ce28" office:value-type="float" office:value="990500" calcext:value-type="float">
            <text:p>990,500 </text:p>
          </table:table-cell>
          <table:table-cell table:style-name="ce28" table:formula="of:=[.D104]+[.B105]-[.C105]" office:value-type="float" office:value="2138500" calcext:value-type="float">
            <text:p>2,138,5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5]+[.B106]-[.C106]" office:value-type="float" office:value="2228500" calcext:value-type="float">
            <text:p>2,228,500 </text:p>
          </table:table-cell>
          <table:table-cell table:style-name="ce17" office:value-type="string" calcext:value-type="string">
            <text:p>사랑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06]+[.B107]-[.C107]" office:value-type="float" office:value="2308500" calcext:value-type="float">
            <text:p>2,308,500 </text:p>
          </table:table-cell>
          <table:table-cell table:style-name="ce17" office:value-type="string" calcext:value-type="string">
            <text:p>박혜영(이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7]+[.B108]-[.C108]" office:value-type="float" office:value="2398500" calcext:value-type="float">
            <text:p>2,398,500 </text:p>
          </table:table-cell>
          <table:table-cell table:style-name="ce17" office:value-type="string" calcext:value-type="string">
            <text:p>주당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08]+[.B109]-[.C109]" office:value-type="float" office:value="2498500" calcext:value-type="float">
            <text:p>2,498,500 </text:p>
          </table:table-cell>
          <table:table-cell table:style-name="ce17" office:value-type="string" calcext:value-type="string">
            <text:p>페이백입금(12/28~1/18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31" calcext:value-type="date">
            <text:p>2019-01-31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09]+[.B110]-[.C110]" office:value-type="float" office:value="1498500" calcext:value-type="float">
            <text:p>1,498,500 </text:p>
          </table:table-cell>
          <table:table-cell table:style-name="ce17"/>
          <table:table-cell table:number-columns-repeated="1019"/>
        </table:table-row>
        <table:table-row table:style-name="ro8">
          <table:table-cell table:style-name="ce26" office:value-type="date" office:date-value="2019-02-09" calcext:value-type="date">
            <text:p>2019-02-0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0]+[.B111]-[.C111]" office:value-type="float" office:value="1598500" calcext:value-type="float">
            <text:p>1,598,5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1]+[.B112]-[.C112]" office:value-type="float" office:value="1698500" calcext:value-type="float">
            <text:p>1,698,500 </text:p>
          </table:table-cell>
          <table:table-cell table:style-name="ce17" office:value-type="string" calcext:value-type="string">
            <text:p>비ee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2]+[.B113]-[.C113]" office:value-type="float" office:value="1798500" calcext:value-type="float">
            <text:p>1,798,500 </text:p>
          </table:table-cell>
          <table:table-cell table:style-name="ce17" office:value-type="string" calcext:value-type="string">
            <text:p>행복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3]+[.B114]-[.C114]" office:value-type="float" office:value="1898500" calcext:value-type="float">
            <text:p>1,898,500 </text:p>
          </table:table-cell>
          <table:table-cell table:style-name="ce17" office:value-type="string" calcext:value-type="string">
            <text:p>에밀리아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4]+[.B115]-[.C115]" office:value-type="float" office:value="1998500" calcext:value-type="float">
            <text:p>1,998,5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5]+[.B116]-[.C116]" office:value-type="float" office:value="2098500" calcext:value-type="float">
            <text:p>2,098,5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16]+[.B117]-[.C117]" office:value-type="float" office:value="2158500" calcext:value-type="float">
            <text:p>2,158,5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17]+[.B118]-[.C118]" office:value-type="float" office:value="2288500" calcext:value-type="float">
            <text:p>2,288,5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18]+[.B119]-[.C119]" office:value-type="float" office:value="2418500" calcext:value-type="float">
            <text:p>2,418,5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119]+[.B120]-[.C120]" office:value-type="float" office:value="2468500" calcext:value-type="float">
            <text:p>2,468,500 </text:p>
          </table:table-cell>
          <table:table-cell table:style-name="ce17" office:value-type="string" calcext:value-type="string">
            <text:p>릴리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20]+[.B121]-[.C121]" office:value-type="float" office:value="2548500" calcext:value-type="float">
            <text:p>2,548,5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21]+[.B122]-[.C122]" office:value-type="float" office:value="2608500" calcext:value-type="float">
            <text:p>2,608,500 </text:p>
          </table:table-cell>
          <table:table-cell table:style-name="ce17" office:value-type="string" calcext:value-type="string">
            <text:p>최병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5" calcext:value-type="date">
            <text:p>2019-02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22]+[.B123]-[.C123]" office:value-type="float" office:value="2708500" calcext:value-type="float">
            <text:p>2,708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8" calcext:value-type="date">
            <text:p>2019-02-18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3]+[.B124]-[.C124]" office:value-type="float" office:value="2758500" calcext:value-type="float">
            <text:p>2,758,500 </text:p>
          </table:table-cell>
          <table:table-cell table:style-name="ce81" office:value-type="string" calcext:value-type="string">
            <text:p>스텔라입금</text:p>
          </table:table-cell>
          <table:table-cell table:number-columns-repeated="1019"/>
        </table:table-row>
        <table:table-row table:style-name="ro8">
          <table:table-cell table:style-name="ce95" office:value-type="date" office:date-value="2019-02-18" calcext:value-type="date">
            <text:p>2019-02-18</text:p>
          </table:table-cell>
          <table:table-cell table:style-name="ce100" office:value-type="float" office:value="160000" calcext:value-type="float">
            <text:p>160,000 </text:p>
          </table:table-cell>
          <table:table-cell table:style-name="ce100"/>
          <table:table-cell table:style-name="ce102" table:formula="of:=[.D124]+[.B125]-[.C125]" office:value-type="float" office:value="2918500" calcext:value-type="float">
            <text:p>2,918,500 </text:p>
          </table:table-cell>
          <table:table-cell table:style-name="ce103" office:value-type="string" calcext:value-type="string">
            <text:p>비해피,채송화입금</text:p>
          </table:table-cell>
          <table:table-cell table:style-name="ce104" table:number-columns-repeated="251"/>
          <table:table-cell table:style-name="ce105" table:number-columns-repeated="768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3"/>
          <table:table-cell table:style-name="ce28" table:formula="of:=[.D125]+[.B126]-[.C126]" office:value-type="float" office:value="2998500" calcext:value-type="float">
            <text:p>2,998,500 </text:p>
          </table:table-cell>
          <table:table-cell table:style-name="ce81" office:value-type="string" calcext:value-type="string">
            <text:p>가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6]+[.B127]-[.C127]" office:value-type="float" office:value="3048500" calcext:value-type="float">
            <text:p>3,048,500 </text:p>
          </table:table-cell>
          <table:table-cell table:style-name="ce81" office:value-type="string" calcext:value-type="string">
            <text:p>사파이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27]+[.B128]-[.C128]" office:value-type="float" office:value="2048500" calcext:value-type="float">
            <text:p>2,048,500 </text:p>
          </table:table-cell>
          <table:table-cell table:style-name="ce81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8]+[.B129]-[.C129]" office:value-type="float" office:value="2098500" calcext:value-type="float">
            <text:p>2,098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29]+[.B130]-[.C130]" office:value-type="float" office:value="2198500" calcext:value-type="float">
            <text:p>2,198,500 </text:p>
          </table:table-cell>
          <table:table-cell table:style-name="ce81" office:value-type="string" calcext:value-type="string">
            <text:p>폴(POLO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2" calcext:value-type="date">
            <text:p>2019-03-02</text:p>
          </table:table-cell>
          <table:table-cell table:style-name="ce83" office:value-type="float" office:value="147000" calcext:value-type="float">
            <text:p>147,000 </text:p>
          </table:table-cell>
          <table:table-cell table:style-name="ce83"/>
          <table:table-cell table:style-name="ce28" table:formula="of:=[.D130]+[.B131]-[.C131]" office:value-type="float" office:value="2345500" calcext:value-type="float">
            <text:p>2,345,500 </text:p>
          </table:table-cell>
          <table:table-cell table:style-name="ce81" office:value-type="string" calcext:value-type="string">
            <text:p>1월25일-3월1일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4" calcext:value-type="date">
            <text:p>2019-03-04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3"/>
          <table:table-cell table:style-name="ce28" table:formula="of:=[.D131]+[.B132]-[.C132]" office:value-type="float" office:value="2385500" calcext:value-type="float">
            <text:p>2,385,500 </text:p>
          </table:table-cell>
          <table:table-cell table:style-name="ce81" office:value-type="string" calcext:value-type="string">
            <text:p>마리아(김국선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7" calcext:value-type="date">
            <text:p>2019-03-07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2]+[.B133]-[.C133]" office:value-type="float" office:value="2405500" calcext:value-type="float">
            <text:p>2,405,500 </text:p>
          </table:table-cell>
          <table:table-cell table:style-name="ce81" office:value-type="string" calcext:value-type="string">
            <text:p>로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3]+[.B134]-[.C134]" office:value-type="float" office:value="2425500" calcext:value-type="float">
            <text:p>2,425,500 </text:p>
          </table:table-cell>
          <table:table-cell table:style-name="ce81" office:value-type="string" calcext:value-type="string">
            <text:p>스테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4]+[.B135]-[.C135]" office:value-type="float" office:value="2445500" calcext:value-type="float">
            <text:p>2,445,500 </text:p>
          </table:table-cell>
          <table:table-cell table:style-name="ce81" office:value-type="string" calcext:value-type="string">
            <text:p>라프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40000" calcext:value-type="float">
            <text:p>240,000 </text:p>
          </table:table-cell>
          <table:table-cell table:style-name="ce83"/>
          <table:table-cell table:style-name="ce28" table:formula="of:=[.D135]+[.B136]-[.C136]" office:value-type="float" office:value="2685500" calcext:value-type="float">
            <text:p>2,685,500 </text:p>
          </table:table-cell>
          <table:table-cell table:style-name="ce81" office:value-type="string" calcext:value-type="string">
            <text:p>파티비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00000" calcext:value-type="float">
            <text:p>200,000 </text:p>
          </table:table-cell>
          <table:table-cell table:style-name="ce83"/>
          <table:table-cell table:style-name="ce28" table:formula="of:=[.D136]+[.B137]-[.C137]" office:value-type="float" office:value="2885500" calcext:value-type="float">
            <text:p>2,885,500 </text:p>
          </table:table-cell>
          <table:table-cell table:style-name="ce81" office:value-type="string" calcext:value-type="string">
            <text:p>숀15,행복5(현장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7]+[.B138]-[.C138]" office:value-type="float" office:value="2945500" calcext:value-type="float">
            <text:p>2,945,500 </text:p>
          </table:table-cell>
          <table:table-cell table:style-name="ce81" office:value-type="string" calcext:value-type="string">
            <text:p>도도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8]+[.B139]-[.C139]" office:value-type="float" office:value="3005500" calcext:value-type="float">
            <text:p>3,005,500 </text:p>
          </table:table-cell>
          <table:table-cell table:style-name="ce81" office:value-type="string" calcext:value-type="string">
            <text:p>김현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9]+[.B140]-[.C140]" office:value-type="float" office:value="3065500" calcext:value-type="float">
            <text:p>3,065,500 </text:p>
          </table:table-cell>
          <table:table-cell table:style-name="ce81" office:value-type="string" calcext:value-type="string">
            <text:p>제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0]+[.B141]-[.C141]" office:value-type="float" office:value="3125500" calcext:value-type="float">
            <text:p>3,125,500 </text:p>
          </table:table-cell>
          <table:table-cell table:style-name="ce81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6" calcext:value-type="date">
            <text:p>2019-03-26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41]+[.B142]-[.C142]" office:value-type="float" office:value="3225500" calcext:value-type="float">
            <text:p>3,225,500 </text:p>
          </table:table-cell>
          <table:table-cell table:style-name="ce81" office:value-type="string" calcext:value-type="string">
            <text:p>구영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2]+[.B143]-[.C143]" office:value-type="float" office:value="3375500" calcext:value-type="float">
            <text:p>3,375,500 </text:p>
          </table:table-cell>
          <table:table-cell table:style-name="ce81" office:value-type="string" calcext:value-type="string">
            <text:p>스미스(허동규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3]+[.B144]-[.C144]" office:value-type="float" office:value="3525500" calcext:value-type="float">
            <text:p>3,525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44]+[.B145]-[.C145]" office:value-type="float" office:value="3625500" calcext:value-type="float">
            <text:p>3,625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5]+[.B146]-[.C146]" office:value-type="float" office:value="3705500" calcext:value-type="float">
            <text:p>3,705,500 </text:p>
          </table:table-cell>
          <table:table-cell table:style-name="ce81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6]+[.B147]-[.C147]" office:value-type="float" office:value="3855500" calcext:value-type="float">
            <text:p>3,855,500 </text:p>
          </table:table-cell>
          <table:table-cell table:style-name="ce81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7]+[.B148]-[.C148]" office:value-type="float" office:value="3935500" calcext:value-type="float">
            <text:p>3,935,500 </text:p>
          </table:table-cell>
          <table:table-cell table:style-name="ce81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48]+[.B149]-[.C149]" office:value-type="float" office:value="4035500" calcext:value-type="float">
            <text:p>4,035,500 </text:p>
          </table:table-cell>
          <table:table-cell table:style-name="ce81" office:value-type="string" calcext:value-type="string">
            <text:p>천강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30" calcext:value-type="date">
            <text:p>2019-03-30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49]+[.B150]-[.C150]" office:value-type="float" office:value="4085500" calcext:value-type="float">
            <text:p>4,085,500 </text:p>
          </table:table-cell>
          <table:table-cell table:style-name="ce81" office:value-type="string" calcext:value-type="string">
            <text:p>릴리(전여원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0]+[.B151]-[.C151]" office:value-type="float" office:value="4185500" calcext:value-type="float">
            <text:p>4,185,500 </text:p>
          </table:table-cell>
          <table:table-cell table:style-name="ce81" office:value-type="string" calcext:value-type="string">
            <text:p>재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1]+[.B152]-[.C152]" office:value-type="float" office:value="4285500" calcext:value-type="float">
            <text:p>4,285,500 </text:p>
          </table:table-cell>
          <table:table-cell table:style-name="ce81" office:value-type="string" calcext:value-type="string">
            <text:p>빌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4" calcext:value-type="date">
            <text:p>2019-04-04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52]+[.B153]-[.C153]" office:value-type="float" office:value="4435500" calcext:value-type="float">
            <text:p>4,435,500 </text:p>
          </table:table-cell>
          <table:table-cell table:style-name="ce81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6" calcext:value-type="date">
            <text:p>2019-04-06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53]+[.B154]-[.C154]" office:value-type="float" office:value="4515500" calcext:value-type="float">
            <text:p>4,515,500 </text:p>
          </table:table-cell>
          <table:table-cell table:style-name="ce81" office:value-type="string" calcext:value-type="string">
            <text:p>곽승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8" calcext:value-type="date">
            <text:p>2019-04-08</text:p>
          </table:table-cell>
          <table:table-cell table:style-name="ce83" office:value-type="float" office:value="140000" calcext:value-type="float">
            <text:p>140,000 </text:p>
          </table:table-cell>
          <table:table-cell table:style-name="ce81"/>
          <table:table-cell table:style-name="ce28" table:formula="of:=[.D154]+[.B155]-[.C155]" office:value-type="float" office:value="4655500" calcext:value-type="float">
            <text:p>4,655,500 </text:p>
          </table:table-cell>
          <table:table-cell table:style-name="ce81" office:value-type="string" calcext:value-type="string">
            <text:p>고봉,샤론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57000" calcext:value-type="float">
            <text:p>57,000 </text:p>
          </table:table-cell>
          <table:table-cell table:style-name="ce81"/>
          <table:table-cell table:style-name="ce28" table:formula="of:=[.D155]+[.B156]-[.C156]" office:value-type="float" office:value="4712500" calcext:value-type="float">
            <text:p>4,712,500 </text:p>
          </table:table-cell>
          <table:table-cell table:style-name="ce81" office:value-type="string" calcext:value-type="string">
            <text:p>3/15~4/5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56]+[.B157]-[.C157]" office:value-type="float" office:value="4727500" calcext:value-type="float">
            <text:p>4,727,500 </text:p>
          </table:table-cell>
          <table:table-cell table:style-name="ce81" office:value-type="string" calcext:value-type="string">
            <text:p>스테이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1" calcext:value-type="date">
            <text:p>2019-04-11</text:p>
          </table:table-cell>
          <table:table-cell table:style-name="ce83"/>
          <table:table-cell table:style-name="ce83" office:value-type="float" office:value="1000500" calcext:value-type="float">
            <text:p>1,000,500 </text:p>
          </table:table-cell>
          <table:table-cell table:style-name="ce28" table:formula="of:=[.D157]+[.B158]-[.C158]" office:value-type="float" office:value="3727000" calcext:value-type="float">
            <text:p>3,7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58]+[.B159]-[.C159]" office:value-type="float" office:value="2727000" calcext:value-type="float">
            <text:p>2,7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14000" calcext:value-type="float">
            <text:p>114,000 </text:p>
          </table:table-cell>
          <table:table-cell table:style-name="ce81"/>
          <table:table-cell table:style-name="ce28" table:formula="of:=[.D159]+[.B160]-[.C160]" office:value-type="float" office:value="2841000" calcext:value-type="float">
            <text:p>2,841,000 </text:p>
          </table:table-cell>
          <table:table-cell table:style-name="ce81" office:value-type="string" calcext:value-type="string">
            <text:p>파티현장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60]+[.B161]-[.C161]" office:value-type="float" office:value="2941000" calcext:value-type="float">
            <text:p>2,941,000 </text:p>
          </table:table-cell>
          <table:table-cell table:style-name="ce81" office:value-type="string" calcext:value-type="string">
            <text:p>치국,우산속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61]+[.B162]-[.C162]" office:value-type="float" office:value="3041000" calcext:value-type="float">
            <text:p>3,041,000 </text:p>
          </table:table-cell>
          <table:table-cell table:style-name="ce81" office:value-type="string" calcext:value-type="string">
            <text:p>행복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9" calcext:value-type="date">
            <text:p>2019-04-1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62]+[.B163]-[.C163]" office:value-type="float" office:value="3081000" calcext:value-type="float">
            <text:p>3,081,000 </text:p>
          </table:table-cell>
          <table:table-cell table:style-name="ce81" office:value-type="string" calcext:value-type="string">
            <text:p>재키김재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26" calcext:value-type="date">
            <text:p>2019-04-26</text:p>
          </table:table-cell>
          <table:table-cell table:style-name="ce83" office:value-type="float" office:value="30000" calcext:value-type="float">
            <text:p>30,000 </text:p>
          </table:table-cell>
          <table:table-cell table:style-name="ce81"/>
          <table:table-cell table:style-name="ce28" table:formula="of:=[.D163]+[.B164]-[.C164]" office:value-type="float" office:value="3111000" calcext:value-type="float">
            <text:p>3,111,0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8" calcext:value-type="date">
            <text:p>2019-05-08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64]+[.B165]-[.C165]" office:value-type="float" office:value="3171000" calcext:value-type="float">
            <text:p>3,171,000 </text:p>
          </table:table-cell>
          <table:table-cell table:style-name="ce81" office:value-type="string" calcext:value-type="string">
            <text:p>도도2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8" calcext:value-type="date">
            <text:p>2019-05-08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5]+[.B166]-[.C166]" office:value-type="float" office:value="3221000" calcext:value-type="float">
            <text:p>3,221,000 </text:p>
          </table:table-cell>
          <table:table-cell table:style-name="ce81" office:value-type="string" calcext:value-type="string">
            <text:p>룰루이태경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6]+[.B167]-[.C167]" office:value-type="float" office:value="3271000" calcext:value-type="float">
            <text:p>3,271,000 </text:p>
          </table:table-cell>
          <table:table-cell table:style-name="ce81" office:value-type="string" calcext:value-type="string">
            <text:p>사마타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7]+[.B168]-[.C168]" office:value-type="float" office:value="3321000" calcext:value-type="float">
            <text:p>3,321,000 </text:p>
          </table:table-cell>
          <table:table-cell table:style-name="ce81" office:value-type="string" calcext:value-type="string">
            <text:p>라니김옥란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8]+[.B169]-[.C169]" office:value-type="float" office:value="3371000" calcext:value-type="float">
            <text:p>3,371,000 </text:p>
          </table:table-cell>
          <table:table-cell table:style-name="ce81" office:value-type="string" calcext:value-type="string">
            <text:p>리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69]+[.B170]-[.C170]" office:value-type="float" office:value="3431000" calcext:value-type="float">
            <text:p>3,431,000 </text:p>
          </table:table-cell>
          <table:table-cell table:style-name="ce81" office:value-type="string" calcext:value-type="string">
            <text:p>러브김현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160000" calcext:value-type="float">
            <text:p>160,000 </text:p>
          </table:table-cell>
          <table:table-cell table:style-name="ce81"/>
          <table:table-cell table:style-name="ce28" table:formula="of:=[.D170]+[.B171]-[.C171]" office:value-type="float" office:value="3591000" calcext:value-type="float">
            <text:p>3,591,000 </text:p>
          </table:table-cell>
          <table:table-cell table:style-name="ce81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1]+[.B172]-[.C172]" office:value-type="float" office:value="3671000" calcext:value-type="float">
            <text:p>3,671,000 </text:p>
          </table:table-cell>
          <table:table-cell table:style-name="ce81" office:value-type="string" calcext:value-type="string">
            <text:p>이졸데홍지안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72]+[.B173]-[.C173]" office:value-type="float" office:value="3821000" calcext:value-type="float">
            <text:p>3,821,000 </text:p>
          </table:table-cell>
          <table:table-cell table:style-name="ce81" office:value-type="string" calcext:value-type="string">
            <text:p>빌리재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73]+[.B174]-[.C174]" office:value-type="float" office:value="3861000" calcext:value-type="float">
            <text:p>3,861,000 </text:p>
          </table:table-cell>
          <table:table-cell table:style-name="ce81" office:value-type="string" calcext:value-type="string">
            <text:p>hanna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74]+[.B175]-[.C175]" office:value-type="float" office:value="3901000" calcext:value-type="float">
            <text:p>3,901,000 </text:p>
          </table:table-cell>
          <table:table-cell table:style-name="ce81" office:value-type="string" calcext:value-type="string">
            <text:p>줄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5]+[.B176]-[.C176]" office:value-type="float" office:value="3981000" calcext:value-type="float">
            <text:p>3,981,000 </text:p>
          </table:table-cell>
          <table:table-cell table:style-name="ce81" office:value-type="string" calcext:value-type="string">
            <text:p>위플유승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76]+[.B177]-[.C177]" office:value-type="float" office:value="4031000" calcext:value-type="float">
            <text:p>4,031,000 </text:p>
          </table:table-cell>
          <table:table-cell table:style-name="ce81" office:value-type="string" calcext:value-type="string">
            <text:p>레오김영석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7]+[.B178]-[.C178]" office:value-type="float" office:value="4111000" calcext:value-type="float">
            <text:p>4,111,000 </text:p>
          </table:table-cell>
          <table:table-cell table:style-name="ce81" office:value-type="string" calcext:value-type="string">
            <text:p>스텔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2" calcext:value-type="date">
            <text:p>2019-05-12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78]+[.B179]-[.C179]" office:value-type="float" office:value="4161000" calcext:value-type="float">
            <text:p>4,161,000 </text:p>
          </table:table-cell>
          <table:table-cell table:style-name="ce81" office:value-type="string" calcext:value-type="string">
            <text:p>천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79]+[.B180]-[.C180]" office:value-type="float" office:value="4221000" calcext:value-type="float">
            <text:p>4,221,000 </text:p>
          </table:table-cell>
          <table:table-cell table:style-name="ce81" office:value-type="string" calcext:value-type="string">
            <text:p>노소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80]+[.B181]-[.C181]" office:value-type="float" office:value="4271000" calcext:value-type="float">
            <text:p>4,271,000 </text:p>
          </table:table-cell>
          <table:table-cell table:style-name="ce81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81]+[.B182]-[.C182]" office:value-type="float" office:value="4331000" calcext:value-type="float">
            <text:p>4,331,000 </text:p>
          </table:table-cell>
          <table:table-cell table:style-name="ce81" office:value-type="string" calcext:value-type="string">
            <text:p>천사2민은경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2]+[.B183]-[.C183]" office:value-type="float" office:value="4411000" calcext:value-type="float">
            <text:p>4,411,000 </text:p>
          </table:table-cell>
          <table:table-cell table:style-name="ce81" office:value-type="string" calcext:value-type="string">
            <text:p>행복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4" calcext:value-type="date">
            <text:p>2019-05-14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83]+[.B184]-[.C184]" office:value-type="float" office:value="3411000" calcext:value-type="float">
            <text:p>3,411,000 </text:p>
          </table:table-cell>
          <table:table-cell table:style-name="ce81" office:value-type="string" calcext:value-type="string">
            <text:p>이체통장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4" calcext:value-type="date">
            <text:p>2019-05-14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84]+[.B185]-[.C185]" office:value-type="float" office:value="3461000" calcext:value-type="float">
            <text:p>3,461,000 </text:p>
          </table:table-cell>
          <table:table-cell table:style-name="ce81" office:value-type="string" calcext:value-type="string">
            <text:p>채송화진춘자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5" calcext:value-type="date">
            <text:p>2019-05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85]+[.B186]-[.C186]" office:value-type="float" office:value="3561000" calcext:value-type="float">
            <text:p>3,561,000 </text:p>
          </table:table-cell>
          <table:table-cell table:style-name="ce81" office:value-type="string" calcext:value-type="string">
            <text:p>에밀리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5" calcext:value-type="date">
            <text:p>2019-05-15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6]+[.B187]-[.C187]" office:value-type="float" office:value="3641000" calcext:value-type="float">
            <text:p>3,641,000 </text:p>
          </table:table-cell>
          <table:table-cell table:style-name="ce81" office:value-type="string" calcext:value-type="string">
            <text:p>제인이관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7" calcext:value-type="date">
            <text:p>2019-05-17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87]+[.B188]-[.C188]" office:value-type="float" office:value="3741000" calcext:value-type="float">
            <text:p>3,741,000 </text:p>
          </table:table-cell>
          <table:table-cell table:style-name="ce81" office:value-type="string" calcext:value-type="string">
            <text:p>써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9" calcext:value-type="date">
            <text:p>2019-05-1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8]+[.B189]-[.C189]" office:value-type="float" office:value="3821000" calcext:value-type="float">
            <text:p>3,821,000 </text:p>
          </table:table-cell>
          <table:table-cell table:style-name="ce81" office:value-type="string" calcext:value-type="string">
            <text:p>알렉스PARKALEX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20" calcext:value-type="date">
            <text:p>2019-05-20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89]+[.B190]-[.C190]" office:value-type="float" office:value="3881000" calcext:value-type="float">
            <text:p>3,881,000 </text:p>
          </table:table-cell>
          <table:table-cell table:style-name="ce81" office:value-type="string" calcext:value-type="string">
            <text:p>도전정용택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20" calcext:value-type="date">
            <text:p>2019-05-20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90]+[.B191]-[.C191]" office:value-type="float" office:value="2881000" calcext:value-type="float">
            <text:p>2,881,000 </text:p>
          </table:table-cell>
          <table:table-cell table:style-name="ce81" office:value-type="string" calcext:value-type="string">
            <text:p>이체통장출금</text:p>
          </table:table-cell>
          <table:table-cell table:number-columns-repeated="1019"/>
        </table:table-row>
        <table:table-row table:style-name="ro8">
          <table:table-cell table:style-name="ce80"/>
          <table:table-cell table:style-name="ce83"/>
          <table:table-cell table:style-name="ce81" table:number-columns-repeated="3"/>
          <table:table-cell/>
          <table:table-cell office:value-type="string" calcext:value-type="string">
            <text:p>통장잔액 : 288만2608원</text:p>
          </table:table-cell>
          <table:table-cell table:number-columns-repeated="1017"/>
        </table:table-row>
        <table:table-row table:style-name="ro8" table:number-rows-repeated="12">
          <table:table-cell table:style-name="ce80"/>
          <table:table-cell table:style-name="ce83"/>
          <table:table-cell table:style-name="ce81" table:number-columns-repeated="3"/>
          <table:table-cell table:number-columns-repeated="1019"/>
        </table:table-row>
        <table:table-row table:style-name="ro8" table:number-rows-repeated="104837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정모페이백" table:style-name="ta6">
        <office:forms form:automatic-focus="false" form:apply-design-mode="false"/>
        <table:table-column table:style-name="co12" table:default-cell-style-name="ce85"/>
        <table:table-column table:style-name="co12" table:default-cell-style-name="ce88"/>
        <table:table-column table:style-name="co12" table:default-cell-style-name="ce91"/>
        <table:table-column table:style-name="co12" table:number-columns-repeated="5" table:default-cell-style-name="Default"/>
        <table:table-row table:style-name="ro4">
          <table:table-cell table:style-name="ce84" office:value-type="string" calcext:value-type="string">
            <text:p>날자</text:p>
          </table:table-cell>
          <table:table-cell table:style-name="ce87" office:value-type="string" calcext:value-type="string">
            <text:p>페이백</text:p>
          </table:table-cell>
          <table:table-cell table:style-name="ce87" office:value-type="string" calcext:value-type="string">
            <text:p>설명</text:p>
          </table:table-cell>
          <table:table-cell table:number-columns-repeated="5"/>
        </table:table-row>
        <table:table-row table:style-name="ro11" table:number-rows-repeated="6">
          <table:table-cell table:number-columns-repeated="8"/>
        </table:table-row>
        <table:table-row table:style-name="ro11">
          <table:table-cell office:value-type="date" office:date-value="2019-01-11" calcext:value-type="date">
            <text:p>2019-01-11</text:p>
          </table:table-cell>
          <table:table-cell office:value-type="float" office:value="20000" calcext:value-type="float">
            <text:p>20,000</text:p>
          </table:table-cell>
          <table:table-cell table:number-columns-repeated="6"/>
        </table:table-row>
        <table:table-row table:style-name="ro11">
          <table:table-cell office:value-type="date" office:date-value="2019-01-18" calcext:value-type="date">
            <text:p>2019-01-18</text:p>
          </table:table-cell>
          <table:table-cell office:value-type="float" office:value="31000" calcext:value-type="float">
            <text:p>31,000</text:p>
          </table:table-cell>
          <table:table-cell table:number-columns-repeated="6"/>
        </table:table-row>
        <table:table-row table:style-name="ro11">
          <table:table-cell office:value-type="date" office:date-value="2019-01-25" calcext:value-type="date">
            <text:p>2019-01-25</text:p>
          </table:table-cell>
          <table:table-cell office:value-type="float" office:value="23000" calcext:value-type="float">
            <text:p>23,000</text:p>
          </table:table-cell>
          <table:table-cell table:number-columns-repeated="6"/>
        </table:table-row>
        <table:table-row table:style-name="ro11">
          <table:table-cell office:value-type="date" office:date-value="2019-02-01" calcext:value-type="date">
            <text:p>2019-02-01</text:p>
          </table:table-cell>
          <table:table-cell office:value-type="float" office:value="22000" calcext:value-type="float">
            <text:p>22,000</text:p>
          </table:table-cell>
          <table:table-cell table:number-columns-repeated="6"/>
        </table:table-row>
        <table:table-row table:style-name="ro11">
          <table:table-cell office:value-type="date" office:date-value="2019-02-08" calcext:value-type="date">
            <text:p>2019-02-08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1">
          <table:table-cell office:value-type="date" office:date-value="2019-02-15" calcext:value-type="date">
            <text:p>2019-02-15</text:p>
          </table:table-cell>
          <table:table-cell office:value-type="float" office:value="19000" calcext:value-type="float">
            <text:p>19,000</text:p>
          </table:table-cell>
          <table:table-cell table:number-columns-repeated="6"/>
        </table:table-row>
        <table:table-row table:style-name="ro11">
          <table:table-cell office:value-type="date" office:date-value="2019-02-22" calcext:value-type="date">
            <text:p>2019-02-22</text:p>
          </table:table-cell>
          <table:table-cell office:value-type="float" office:value="35000" calcext:value-type="float">
            <text:p>35,000</text:p>
          </table:table-cell>
          <table:table-cell table:number-columns-repeated="6"/>
        </table:table-row>
        <table:table-row table:style-name="ro11">
          <table:table-cell office:value-type="date" office:date-value="2019-03-01" calcext:value-type="date">
            <text:p>2019-03-01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1">
          <table:table-cell office:value-type="date" office:date-value="2019-03-08" calcext:value-type="date">
            <text:p>2019-03-08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1">
          <table:table-cell office:value-type="date" office:date-value="2019-03-15" calcext:value-type="date">
            <text:p>2019-03-15</text:p>
          </table:table-cell>
          <table:table-cell office:value-type="float" office:value="17000" calcext:value-type="float">
            <text:p>17,000</text:p>
          </table:table-cell>
          <table:table-cell table:number-columns-repeated="6"/>
        </table:table-row>
        <table:table-row table:style-name="ro11">
          <table:table-cell office:value-type="date" office:date-value="2019-03-22" calcext:value-type="date">
            <text:p>2019-03-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1">
          <table:table-cell office:value-type="date" office:date-value="2019-03-29" calcext:value-type="date">
            <text:p>2019-03-29</text:p>
          </table:table-cell>
          <table:table-cell office:value-type="float" office:value="16000" calcext:value-type="float">
            <text:p>16,000</text:p>
          </table:table-cell>
          <table:table-cell table:number-columns-repeated="6"/>
        </table:table-row>
        <table:table-row table:style-name="ro11">
          <table:table-cell office:value-type="date" office:date-value="2019-04-05" calcext:value-type="date">
            <text:p>2019-04-05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1">
          <table:table-cell office:value-type="date" office:date-value="2019-04-12" calcext:value-type="date">
            <text:p>2019-04-12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1">
          <table:table-cell office:value-type="date" office:date-value="2019-04-19" calcext:value-type="date">
            <text:p>2019-04-19</text:p>
          </table:table-cell>
          <table:table-cell office:value-type="float" office:value="20000" calcext:value-type="float">
            <text:p>20,000</text:p>
          </table:table-cell>
          <table:table-cell table:number-columns-repeated="6"/>
        </table:table-row>
        <table:table-row table:style-name="ro11">
          <table:table-cell office:value-type="date" office:date-value="2019-04-26" calcext:value-type="date">
            <text:p>2019-04-26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</table:table-row>
        <table:table-row table:style-name="ro11">
          <table:table-cell office:value-type="date" office:date-value="2019-05-03" calcext:value-type="date">
            <text:p>2019-05-03</text:p>
          </table:table-cell>
          <table:table-cell office:value-type="float" office:value="16000" calcext:value-type="float">
            <text:p>16,000</text:p>
          </table:table-cell>
          <table:table-cell table:number-columns-repeated="6"/>
        </table:table-row>
        <table:table-row table:style-name="ro11">
          <table:table-cell office:value-type="date" office:date-value="2019-05-10" calcext:value-type="date">
            <text:p>2019-05-10</text:p>
          </table:table-cell>
          <table:table-cell table:number-columns-repeated="7"/>
        </table:table-row>
        <table:table-row table:style-name="ro11">
          <table:table-cell office:value-type="date" office:date-value="2019-05-17" calcext:value-type="date">
            <text:p>2019-05-17</text:p>
          </table:table-cell>
          <table:table-cell office:value-type="float" office:value="27000" calcext:value-type="float">
            <text:p>27,000</text:p>
          </table:table-cell>
          <table:table-cell table:number-columns-repeated="6"/>
        </table:table-row>
        <table:table-row table:style-name="ro11">
          <table:table-cell office:value-type="date" office:date-value="2019-05-24" calcext:value-type="date">
            <text:p>2019-05-24</text:p>
          </table:table-cell>
          <table:table-cell office:value-type="float" office:value="27000" calcext:value-type="float">
            <text:p>27,000</text:p>
          </table:table-cell>
          <table:table-cell table:number-columns-repeated="6"/>
        </table:table-row>
        <table:table-row table:style-name="ro11">
          <table:table-cell table:number-columns-repeated="8"/>
        </table:table-row>
        <table:table-row table:style-name="ro11" table:number-rows-repeated="6">
          <table:table-cell table:number-columns-repeated="7"/>
          <table:table-cell table:style-name="ce92"/>
        </table:table-row>
        <table:table-row table:style-name="ro11">
          <table:table-cell table:style-name="ce86"/>
          <table:table-cell table:number-columns-repeated="6"/>
          <table:table-cell table:style-name="ce92"/>
        </table:table-row>
        <table:table-row table:style-name="ro11" table:number-rows-repeated="6">
          <table:table-cell table:style-name="Default" table:number-columns-repeated="3"/>
          <table:table-cell table:number-columns-repeated="4"/>
          <table:table-cell table:style-name="ce92"/>
        </table:table-row>
        <table:table-row table:style-name="ro11">
          <table:table-cell table:style-name="Default" table:number-columns-repeated="3"/>
          <table:table-cell table:number-columns-repeated="4"/>
          <table:table-cell table:style-name="ce92"/>
        </table:table-row>
      </table:table>
      <table:table table:name="Promotion - 표 1" table:style-name="ta7">
        <office:forms form:automatic-focus="false" form:apply-design-mode="false"/>
        <table:table-column table:style-name="co4" table:number-columns-repeated="3" table:default-cell-style-name="ce5"/>
        <table:table-column table:style-name="co13" table:default-cell-style-name="ce5"/>
        <table:table-column table:style-name="co4" table:number-columns-repeated="252" table:default-cell-style-name="ce5"/>
        <table:table-column table:style-name="co5" table:number-columns-repeated="768" table:default-cell-style-name="Default"/>
        <table:table-row table:style-name="ro8">
          <table:table-cell table:style-name="ce89" office:value-type="string" calcext:value-type="string">
            <text:p>날자</text:p>
          </table:table-cell>
          <table:table-cell table:style-name="ce89" office:value-type="string" calcext:value-type="string">
            <text:p>장소</text:p>
          </table:table-cell>
          <table:table-cell table:style-name="ce89" office:value-type="string" calcext:value-type="string">
            <text:p>금액</text:p>
          </table:table-cell>
          <table:table-cell table:style-name="ce89" office:value-type="string" calcext:value-type="string">
            <text:p>회계반영</text:p>
          </table:table-cell>
          <table:table-cell table:style-name="ce98" office:value-type="string" calcext:value-type="string">
            <text:p>용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7-13" calcext:value-type="date">
            <text:p>2018-7-1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0" calcext:value-type="date">
            <text:p>2018-7-2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2" calcext:value-type="date">
            <text:p>2018-7-22</text:p>
          </table:table-cell>
          <table:table-cell table:style-name="ce93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7" calcext:value-type="date">
            <text:p>2018-7-2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2:.C5])" office:value-type="float" office:value="80000" calcext:value-type="float">
            <text:p>80,000</text:p>
          </table:table-cell>
          <table:table-cell table:style-name="ce93" office:value-type="string" calcext:value-type="string">
            <text:p>7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8-03" calcext:value-type="date">
            <text:p>2018-8-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09" calcext:value-type="date">
            <text:p>2018-8-9</text:p>
          </table:table-cell>
          <table:table-cell table:style-name="ce93" office:value-type="string" calcext:value-type="string">
            <text:p>살사로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토우노뒤풀이</text:p>
          </table:table-cell>
          <table:table-cell table:style-name="ce40" office:value-type="float" office:value="15000" calcext:value-type="float">
            <text:p>1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2차</text:p>
          </table:table-cell>
          <table:table-cell table:style-name="ce40" office:value-type="float" office:value="25000" calcext:value-type="float">
            <text:p>2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이지뒤풀이쿠바</text:p>
          </table:table-cell>
          <table:table-cell table:style-name="ce40" office:value-type="float" office:value="80000" calcext:value-type="float">
            <text:p>8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1" calcext:value-type="date">
            <text:p>2018-8-21</text:p>
          </table:table-cell>
          <table:table-cell table:style-name="ce93" office:value-type="string" calcext:value-type="string">
            <text:p>살포정모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32000" calcext:value-type="float">
            <text:p>32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방문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7" calcext:value-type="date">
            <text:p>2018-8-1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4" calcext:value-type="date">
            <text:p>2018-8-2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31" calcext:value-type="date">
            <text:p>2018-8-3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6:.C18])" office:value-type="float" office:value="309000" calcext:value-type="float">
            <text:p>309,000</text:p>
          </table:table-cell>
          <table:table-cell table:style-name="ce93" office:value-type="string" calcext:value-type="string">
            <text:p>8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9-14" calcext:value-type="date">
            <text:p>2018-9-1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1" calcext:value-type="date">
            <text:p>2018-9-2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8" calcext:value-type="date">
            <text:p>2018-9-28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05" calcext:value-type="date">
            <text:p>2018-10-5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2" calcext:value-type="date">
            <text:p>2018-10-1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9" calcext:value-type="date">
            <text:p>2018-10-19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26" calcext:value-type="date">
            <text:p>2018-10-26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30" calcext:value-type="date">
            <text:p>2018-10-30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1-02" calcext:value-type="date">
            <text:p>2018-11-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19:.C27])" office:value-type="float" office:value="180000" calcext:value-type="float">
            <text:p>180,000</text:p>
          </table:table-cell>
          <table:table-cell table:style-name="ce93" office:value-type="string" calcext:value-type="string">
            <text:p>9,10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11-14" calcext:value-type="date">
            <text:p>2018-11-14</text:p>
          </table:table-cell>
          <table:table-cell table:style-name="ce94" office:value-type="string" calcext:value-type="string">
            <text:p>우노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6" calcext:value-type="date">
            <text:p>2018-11-16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8" calcext:value-type="date">
            <text:p>2018-11-18</text:p>
          </table:table-cell>
          <table:table-cell table:style-name="ce38" office:value-type="string" calcext:value-type="string">
            <text:p>분살포뒤풀이</text:p>
          </table:table-cell>
          <table:table-cell table:style-name="ce97" office:value-type="float" office:value="60000" calcext:value-type="float">
            <text:p>60,000</text:p>
          </table:table-cell>
          <table:table-cell table:style-name="ce40"/>
          <table:table-cell table:style-name="ce38" office:value-type="string" calcext:value-type="string">
            <text:p>운영진3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당살사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살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/>
          <table:table-cell table:style-name="ce38" office:value-type="string" calcext:value-type="string">
            <text:p>운영진2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7" calcext:value-type="date">
            <text:p>2018-12-07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8-12-28" calcext:value-type="date">
            <text:p>2018-12-2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1-18" calcext:value-type="date">
            <text:p>2019-01-1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40" table:formula="of:=SUM([.C28:.C35])" office:value-type="float" office:value="220000" calcext:value-type="float">
            <text:p>220,000</text:p>
          </table:table-cell>
          <table:table-cell table:style-name="ce35" office:value-type="string" calcext:value-type="string">
            <text:p>11,12월홍보비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9-02-03" calcext:value-type="date">
            <text:p>2019-02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08" calcext:value-type="date">
            <text:p>2019-02-0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17" calcext:value-type="date">
            <text:p>2019-02-17</text:p>
          </table:table-cell>
          <table:table-cell table:style-name="ce35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03" calcext:value-type="date">
            <text:p>2019-03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2" calcext:value-type="date">
            <text:p>2019-03-2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4" calcext:value-type="date">
            <text:p>2019-03-24</text:p>
          </table:table-cell>
          <table:table-cell table:style-name="ce35" office:value-type="string" calcext:value-type="string">
            <text:p>레츠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4-12" calcext:value-type="date">
            <text:p>2019-04-1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36:.C42])" office:value-type="float" office:value="140000" calcext:value-type="float">
            <text:p>140,000</text:p>
          </table:table-cell>
          <table:table-cell table:style-name="ce35" office:value-type="string" calcext:value-type="string">
            <text:p>1,2,3월홍보비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9-05-03" calcext:value-type="date">
            <text:p>2019-05-03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5-24" calcext:value-type="date">
            <text:p>2019-05-24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30000" calcext:value-type="float">
            <text:p>30,000</text:p>
          </table:table-cell>
          <table:table-cell table:style-name="ce35" table:number-columns-repeated="2"/>
          <table:table-cell table:number-columns-repeated="1019"/>
        </table:table-row>
        <table:table-row table:style-name="ro8" table:number-rows-repeated="9">
          <table:table-cell table:style-name="ce35" table:number-columns-repeated="5"/>
          <table:table-cell table:number-columns-repeated="1019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강습10월12일 - 표 1" table:style-name="ta8">
        <table:table-column table:style-name="co4" table:number-columns-repeated="4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6" table:default-cell-style-name="ce5"/>
        <table:table-column table:style-name="co4" table:number-columns-repeated="244" table:default-cell-style-name="ce5"/>
        <table:table-column table:style-name="co5" table:number-columns-repeated="768" table:default-cell-style-name="Default"/>
        <table:table-row table:style-name="ro9">
          <table:table-cell table:style-name="ce44" office:value-type="string" calcext:value-type="string">
            <text:p>입금자</text:p>
          </table:table-cell>
          <table:table-cell table:style-name="ce30" office:value-type="string" calcext:value-type="string">
            <text:p>입금일</text:p>
          </table:table-cell>
          <table:table-cell table:style-name="ce30" office:value-type="string" calcext:value-type="string">
            <text:p>입금액</text:p>
          </table:table-cell>
          <table:table-cell table:style-name="ce44" office:value-type="string" calcext:value-type="string">
            <text:p>강습생</text:p>
          </table:table-cell>
          <table:table-cell table:style-name="ce30" office:value-type="string" calcext:value-type="string">
            <text:p>비고1</text:p>
          </table:table-cell>
          <table:table-cell table:style-name="ce30" office:value-type="string" calcext:value-type="string">
            <text:p>비고2</text:p>
          </table:table-cell>
          <table:table-cell table:style-name="ce10" office:value-type="string" calcext:value-type="string">
            <text:p>초급반</text:p>
          </table:table-cell>
          <table:table-cell table:style-name="ce10" office:value-type="string" calcext:value-type="string">
            <text:p>수정반</text:p>
          </table:table-cell>
          <table:table-cell table:style-name="ce10" office:value-type="string" calcext:value-type="string">
            <text:p>센바반</text:p>
          </table:table-cell>
          <table:table-cell table:style-name="ce10" office:value-type="string" calcext:value-type="string">
            <text:p>카수반</text:p>
          </table:table-cell>
          <table:table-cell table:style-name="ce10" office:value-type="string" calcext:value-type="string">
            <text:p>수진반</text:p>
          </table:table-cell>
          <table:table-cell table:style-name="ce10" office:value-type="string" calcext:value-type="string">
            <text:p>리화반</text:p>
          </table:table-cell>
          <table:table-cell table:style-name="ce8" table:number-columns-repeated="3"/>
          <table:table-cell table:number-columns-repeated="1009"/>
        </table:table-row>
        <table:table-row table:style-name="ro9">
          <table:table-cell table:style-name="ce10" office:value-type="string" calcext:value-type="string">
            <text:p>스미스/허동규</text:p>
          </table:table-cell>
          <table:table-cell table:style-name="ce31" office:value-type="date" office:date-value="2018-09-28" calcext:value-type="date">
            <text:p>2018-9-2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미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돌핀</text:p>
          </table:table-cell>
          <table:table-cell table:style-name="ce31" office:value-type="date" office:date-value="2018-09-29" calcext:value-type="date">
            <text:p>2018-9-2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돌핀</text:p>
          </table:table-cell>
          <table:table-cell table:style-name="ce10" office:value-type="string" calcext:value-type="string">
            <text:p>현장입금</text:p>
          </table:table-cell>
          <table:table-cell table:style-name="ce10" office:value-type="string" calcext:value-type="string">
            <text:p><text:span text:style-name="T13">통장입금</text:span><text:span text:style-name="T14"> 15</text:span><text:span text:style-name="T15">만</text:span>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샤론/정서윤</text:p>
          </table:table-cell>
          <table:table-cell table:style-name="ce31" office:value-type="date" office:date-value="2018-09-30" calcext:value-type="date">
            <text:p>2018-9-30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샤론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입금합계</text:p>
          </table:table-cell>
          <table:table-cell table:style-name="ce11" table:formula="of:=SUM([.C2:.C48])" office:value-type="float" office:value="4825000" calcext:value-type="float">
            <text:p>4,825,000</text:p>
          </table:table-cell>
          <table:table-cell table:number-columns-repeated="1009"/>
        </table:table-row>
        <table:table-row table:style-name="ro12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+바차타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초급반인원</text:p>
          </table:table-cell>
          <table:table-cell table:style-name="ce8" table:formula="of:=COUNT([.G2:.G48])" office:value-type="float" office:value="4" calcext:value-type="float">
            <text:p>4</text:p>
          </table:table-cell>
          <table:table-cell table:number-columns-repeated="1009"/>
        </table:table-row>
        <table:table-row table:style-name="ro13">
          <table:table-cell table:style-name="ce10" office:value-type="string" calcext:value-type="string">
            <text:p>제임스2/김형기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제임스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 office:value-type="string" calcext:value-type="string">
            <text:p>수정반인원</text:p>
          </table:table-cell>
          <table:table-cell table:style-name="ce8" table:formula="of:=COUNT([.H2:.H48])" office:value-type="float" office:value="13" calcext:value-type="float">
            <text:p>1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로이7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로이7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센바반인원</text:p>
          </table:table-cell>
          <table:table-cell table:style-name="ce8" table:formula="of:=COUNT([.I2:.I48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미쉘2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미쉘2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카수반인원</text:p>
          </table:table-cell>
          <table:table-cell table:style-name="ce8" table:formula="of:=COUNT([.J2:.J48])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토피아</text:p>
          </table:table-cell>
          <table:table-cell table:style-name="ce31" office:value-type="date" office:date-value="2018-10-03" calcext:value-type="date">
            <text:p>2018-10-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유토피아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수진반인원</text:p>
          </table:table-cell>
          <table:table-cell table:style-name="ce8" table:formula="of:=COUNT([.K2:.K48])" office:value-type="float" office:value="20" calcext:value-type="float">
            <text:p>2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04" calcext:value-type="date">
            <text:p>2018-10-4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 office:value-type="string" calcext:value-type="string">
            <text:p>리화반인원</text:p>
          </table:table-cell>
          <table:table-cell table:style-name="ce8" table:formula="of:=COUNT([.L2:.L48])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채송화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채송화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등록인원</text:p>
          </table:table-cell>
          <table:table-cell table:style-name="ce8" table:formula="of:=SUM([.O5:.O10])" office:value-type="float" office:value="64" calcext:value-type="float">
            <text:p>64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터스맨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모터스맨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실제인원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니/윤옥순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85000" calcext:value-type="float">
            <text:p>185,000</text:p>
          </table:table-cell>
          <table:table-cell table:style-name="ce12" office:value-type="string" calcext:value-type="string">
            <text:p>유니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10월강습잉여금</text:p>
          </table:table-cell>
          <table:table-cell table:style-name="ce8" table:formula="of:=[.O4]-[.O21]-[.O29]" office:value-type="float" office:value="964000" calcext:value-type="float">
            <text:p>96400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라이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루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루카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초급반강사비</text:p>
          </table:table-cell>
          <table:table-cell table:style-name="ce46" table:formula="of:=50000+50500+50000+30000+50000+50000" office:value-type="float" office:value="280500" calcext:value-type="float">
            <text:p><text:s/>28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줄리아2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줄리아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강사비</text:p>
          </table:table-cell>
          <table:table-cell table:style-name="ce46" office:value-type="float" office:value="600000" calcext:value-type="float">
            <text:p><text:s/>60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제임스k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0" office:value-type="string" calcext:value-type="string">
            <text:p><text:span text:style-name="T11">제임스</text:span><text:span text:style-name="T12">k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센바반강사비</text:p>
          </table:table-cell>
          <table:table-cell table:style-name="ce46" office:value-type="float" office:value="1020500" calcext:value-type="float">
            <text:p><text:s/>1,02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프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라프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카수반강사비</text:p>
          </table:table-cell>
          <table:table-cell table:style-name="ce46" table:formula="of:=600000+50000" office:value-type="float" office:value="650000" calcext:value-type="float">
            <text:p><text:s/>6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바나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하바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수진반강사비</text:p>
          </table:table-cell>
          <table:table-cell table:style-name="ce46" office:value-type="float" office:value="720000" calcext:value-type="float">
            <text:p><text:s/>7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라미정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라라미정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리화반강사비</text:p>
          </table:table-cell>
          <table:table-cell table:style-name="ce46" office:value-type="float" office:value="180000" calcext:value-type="float">
            <text:p><text:s/>18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짱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짱가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총강사비</text:p>
          </table:table-cell>
          <table:table-cell table:style-name="ce46" table:formula="of:=SUM([.O15:.O20])" office:value-type="float" office:value="3451000" calcext:value-type="float">
            <text:p><text:s/>3,451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비해피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비해피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2" office:value-type="string" calcext:value-type="string">
            <text:p>초급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풀향기/태연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풀향기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조용수</text:p>
          </table:table-cell>
          <table:table-cell table:style-name="ce31" office:value-type="date" office:date-value="2018-10-11" calcext:value-type="date">
            <text:p>2018-10-11</text:p>
          </table:table-cell>
          <table:table-cell table:style-name="ce11" office:value-type="float" office:value="200000" calcext:value-type="float">
            <text:p>200,000</text:p>
          </table:table-cell>
          <table:table-cell table:style-name="ce12" office:value-type="string" calcext:value-type="string">
            <text:p>조용수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센바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2" office:value-type="string" calcext:value-type="string">
            <text:p>조미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제니짱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카수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권계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 -&gt; 수진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수진반대관비</text:p>
          </table:table-cell>
          <table:table-cell table:style-name="ce46" table:formula="of:=25000*6" office:value-type="float" office:value="150000" calcext:value-type="float">
            <text:p><text:s/>1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나그네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나그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리화반대관비</text:p>
          </table:table-cell>
          <table:table-cell table:style-name="ce46" office:value-type="float" office:value="20000" calcext:value-type="float">
            <text:p><text:s/>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니카8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모니카8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총대관비</text:p>
          </table:table-cell>
          <table:table-cell table:style-name="ce46" table:formula="of:=SUM([.O23:.O28])" office:value-type="float" office:value="410000" calcext:value-type="float">
            <text:p><text:s/>41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은용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브루스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스테이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테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리나/임계화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리나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소피아황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소피아황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애지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애지</text:p>
          </table:table-cell>
          <table:table-cell table:style-name="ce10" office:value-type="string" calcext:value-type="string">
            <text:p>2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루즈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루즈</text:p>
          </table:table-cell>
          <table:table-cell table:style-name="ce10" office:value-type="string" calcext:value-type="string">
            <text:p>현장입금</text:p>
          </table:table-cell>
          <table:table-cell table:style-name="ce45" office:value-type="string" calcext:value-type="string" table:number-columns-spanned="1" table:number-rows-spanned="4">
            <text:p><text:span text:style-name="T13">통장입금</text:span><text:span text:style-name="T14"> 37</text:span><text:span text:style-name="T15">만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마샤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마샤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엘버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엘버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신데렐라맘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신맘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30000" calcext:value-type="float">
            <text:p>3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과목추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굿가이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굿가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히비스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히비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제인/이관숙</text:p>
          </table:table-cell>
          <table:table-cell table:style-name="ce31" office:value-type="date" office:date-value="2018-10-17" calcext:value-type="date">
            <text:p>2018-10-17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제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9" calcext:value-type="date">
            <text:p>2018-10-19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차액납부</text:p>
          </table:table-cell>
          <table:table-cell table:style-name="ce8" table:number-columns-repeated="10"/>
          <table:table-cell table:number-columns-repeated="1009"/>
        </table:table-row>
        <table:table-row table:style-name="ro9">
          <table:table-cell table:style-name="ce10" office:value-type="string" calcext:value-type="string">
            <text:p>티나</text:p>
          </table:table-cell>
          <table:table-cell table:style-name="ce31" office:value-type="date" office:date-value="2018-10-20" calcext:value-type="date">
            <text:p>2018-10-20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티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테리</text:p>
          </table:table-cell>
          <table:table-cell table:style-name="ce31" office:value-type="date" office:date-value="2018-10-23" calcext:value-type="date">
            <text:p>2018-10-2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테리</text:p>
          </table:table-cell>
          <table:table-cell table:style-name="ce10" office:value-type="string" calcext:value-type="string">
            <text:p>4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 table:number-rows-repeated="2">
          <table:table-cell table:style-name="ce8" table:number-columns-repeated="2"/>
          <table:table-cell table:style-name="ce11"/>
          <table:table-cell table:style-name="ce8" table:number-columns-repeated="12"/>
          <table:table-cell table:number-columns-repeated="1009"/>
        </table:table-row>
        <table:table-row table:style-name="ro7">
          <table:table-cell table:style-name="ce8" table:number-columns-repeated="15"/>
          <table:table-cell table:number-columns-repeated="100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18겨울파티" table:style-name="ta9">
        <table:table-column table:style-name="co17" table:default-cell-style-name="ce49"/>
        <table:table-column table:style-name="co18" table:default-cell-style-name="ce54"/>
        <table:table-column table:style-name="co19" table:default-cell-style-name="ce54"/>
        <table:table-column table:style-name="co20" table:number-columns-repeated="1021" table:default-cell-style-name="Default"/>
        <table:table-row table:style-name="ro11">
          <table:table-cell table:style-name="ce130" office:value-type="string" calcext:value-type="string" table:number-columns-spanned="2" table:number-rows-spanned="1">
            <text:p>협찬자</text:p>
          </table:table-cell>
          <table:covered-table-cell table:style-name="ce53"/>
          <table:table-cell table:style-name="ce5" table:number-columns-repeated="1022"/>
        </table:table-row>
        <table:table-row table:style-name="ro11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협찬내용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구루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제인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유니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신데렐라맘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4">
          <table:table-cell office:value-type="string" calcext:value-type="string">
            <text:p>미쉘(분살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4">
          <table:table-cell office:value-type="string" calcext:value-type="string">
            <text:p>구슬(분당살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새리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살사포유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살사로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4">
          <table:table-cell office:value-type="string" calcext:value-type="string">
            <text:p>탁이(이지라틴)</text:p>
          </table:table-cell>
          <table:table-cell office:value-type="float" office:value="200000" calcext:value-type="float">
            <text:p>₩200,000</text:p>
          </table:table-cell>
          <table:table-cell table:style-name="Default"/>
          <table:table-cell table:number-columns-repeated="1021"/>
        </table:table-row>
        <table:table-row table:style-name="ro11">
          <table:table-cell table:style-name="ce50" office:value-type="string" calcext:value-type="string">
            <text:p>합계</text:p>
          </table:table-cell>
          <table:table-cell table:style-name="ce55" table:formula="of:=SUM([.B3:.B12])" office:value-type="float" office:value="1100000" calcext:value-type="float">
            <text:p>₩1,100,000</text:p>
          </table:table-cell>
          <table:table-cell table:style-name="Default"/>
          <table:table-cell table:number-columns-repeated="1021"/>
        </table:table-row>
        <table:table-row table:style-name="ro11" table:number-rows-repeated="2">
          <table:table-cell table:style-name="Default" table:number-columns-repeated="3"/>
          <table:table-cell table:number-columns-repeated="1021"/>
        </table:table-row>
        <table:table-row table:style-name="ro11">
          <table:table-cell table:style-name="ce130" office:value-type="string" calcext:value-type="string" table:number-columns-spanned="3" table:number-rows-spanned="1">
            <text:p>파티입금자</text:p>
          </table:table-cell>
          <table:covered-table-cell table:number-columns-repeated="2" table:style-name="ce130"/>
          <table:table-cell table:number-columns-repeated="1021"/>
        </table:table-row>
        <table:table-row table:style-name="ro11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입금</text:p>
          </table:table-cell>
          <table:table-cell table:style-name="ce48" office:value-type="string" calcext:value-type="string">
            <text:p>현매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애플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로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스미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권쭈니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리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스테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릴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로이7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미셀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모터스맨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라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제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라라미정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굿가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샤론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히비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제임스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리미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루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테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채송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앤3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쟈스민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주당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셔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연영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짱가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은지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랜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보배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리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원두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바람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이사도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무스탕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윈저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로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오드리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투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청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풀향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아사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화이트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스노우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JAZZ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손님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케이엔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가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아름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양파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검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합계</text:p>
          </table:table-cell>
          <table:table-cell table:formula="of:=SUM([.B18:.B68])" office:value-type="float" office:value="480000" calcext:value-type="float">
            <text:p>₩480,000</text:p>
          </table:table-cell>
          <table:table-cell table:formula="of:=SUM([.C18:.C68])" office:value-type="float" office:value="260000" calcext:value-type="float">
            <text:p>₩260,000</text:p>
          </table:table-cell>
          <table:table-cell table:number-columns-repeated="1021"/>
        </table:table-row>
        <table:table-row table:style-name="ro11">
          <table:table-cell table:style-name="ce50" office:value-type="string" calcext:value-type="string">
            <text:p>부분합</text:p>
          </table:table-cell>
          <table:table-cell table:style-name="ce55" table:formula="of:=[.B69]+[.C69]" office:value-type="float" office:value="740000" calcext:value-type="float">
            <text:p>₩740,000</text:p>
          </table:table-cell>
          <table:table-cell table:style-name="ce59"/>
          <table:table-cell table:number-columns-repeated="1021"/>
        </table:table-row>
        <table:table-row table:style-name="ro11">
          <table:table-cell table:style-name="ce51" office:value-type="string" calcext:value-type="string">
            <text:p>총합</text:p>
          </table:table-cell>
          <table:table-cell table:style-name="ce56" table:formula="of:=[.B70]+[.B13]" office:value-type="float" office:value="1840000" calcext:value-type="float" table:number-columns-spanned="2" table:number-rows-spanned="1">
            <text:p>₩1,840,000</text:p>
          </table:table-cell>
          <table:covered-table-cell table:style-name="ce60"/>
          <table:table-cell table:number-columns-repeated="1021"/>
        </table:table-row>
        <table:table-row table:style-name="ro11" table:number-rows-repeated="2">
          <table:table-cell table:style-name="Default" table:number-columns-repeated="3"/>
          <table:table-cell table:number-columns-repeated="1021"/>
        </table:table-row>
        <table:table-row table:style-name="ro11">
          <table:table-cell table:style-name="ce130" office:value-type="string" calcext:value-type="string" table:number-columns-spanned="2" table:number-rows-spanned="1">
            <text:p>파티지출</text:p>
          </table:table-cell>
          <table:covered-table-cell table:style-name="ce130"/>
          <table:table-cell table:style-name="Default"/>
          <table:table-cell table:number-columns-repeated="1021"/>
        </table:table-row>
        <table:table-row table:style-name="ro11">
          <table:table-cell table:style-name="ce48" office:value-type="string" calcext:value-type="string">
            <text:p>용처</text:p>
          </table:table-cell>
          <table:table-cell table:style-name="ce48" office:value-type="string" calcext:value-type="string">
            <text:p>금액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음식</text:p>
          </table:table-cell>
          <table:table-cell office:value-type="float" office:value="400000" calcext:value-type="float">
            <text:p>₩4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디제잉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공연</text:p>
          </table:table-cell>
          <table:table-cell office:value-type="float" office:value="120000" calcext:value-type="float">
            <text:p>₩12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오픈강습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대관</text:p>
          </table:table-cell>
          <table:table-cell office:value-type="float" office:value="459000" calcext:value-type="float">
            <text:p>₩459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청소비</text:p>
          </table:table-cell>
          <table:table-cell office:value-type="float" office:value="30000" calcext:value-type="float">
            <text:p>₩3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운영비</text:p>
          </table:table-cell>
          <table:table-cell office:value-type="float" office:value="80000" calcext:value-type="float">
            <text:p>₩8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경품비</text:p>
          </table:table-cell>
          <table:table-cell office:value-type="float" office:value="100000" calcext:value-type="float">
            <text:p>₩100,000</text:p>
          </table:table-cell>
          <table:table-cell table:style-name="ce5" table:number-columns-repeated="1022"/>
        </table:table-row>
        <table:table-row table:style-name="ro11">
          <table:table-cell table:style-name="ce50" office:value-type="string" calcext:value-type="string">
            <text:p>지출합</text:p>
          </table:table-cell>
          <table:table-cell table:style-name="ce57" table:formula="of:=SUM([.B76:.B83])" office:value-type="float" office:value="1389000" calcext:value-type="float">
            <text:p>₩1,389,000</text:p>
          </table:table-cell>
          <table:table-cell table:style-name="Default"/>
          <table:table-cell table:number-columns-repeated="1021"/>
        </table:table-row>
        <table:table-row table:style-name="ro11" table:number-rows-repeated="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52" office:value-type="string" calcext:value-type="string">
            <text:p>파티손익</text:p>
          </table:table-cell>
          <table:table-cell table:style-name="ce58" table:formula="of:=[.B71]-[.B84]" office:value-type="float" office:value="451000" calcext:value-type="float">
            <text:p>₩451,000</text:p>
          </table:table-cell>
          <table:table-cell table:style-name="Default"/>
          <table:table-cell table:number-columns-repeated="1021"/>
        </table:table-row>
      </table:table>
      <table:table table:name="강습12월25일" table:style-name="ta10">
        <table:table-column table:style-name="co20" table:number-columns-repeated="1024" table:default-cell-style-name="Default"/>
        <table:table-row table:style-name="ro11">
          <table:table-cell table:number-columns-repeated="1024"/>
        </table:table-row>
      </table:table>
      <table:table table:name="파티정산" table:style-name="ta6">
        <table:table-column table:style-name="co21" table:default-cell-style-name="ce86"/>
        <table:table-column table:style-name="co12" table:number-columns-repeated="2" table:default-cell-style-name="ce126"/>
        <table:table-column table:style-name="co22" table:default-cell-style-name="ce91"/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4">
          <table:table-cell office:value-type="string" calcext:value-type="string">
            <text:p>탑3월8일파티</text:p>
          </table:table-cell>
          <table:table-cell/>
          <table:table-cell table:style-name="ce86" table:number-columns-repeated="2"/>
        </table:table-row>
        <table:table-row table:style-name="ro14">
          <table:table-cell office:value-type="string" calcext:value-type="string">
            <text:p>예매출금</text:p>
          </table:table-cell>
          <table:table-cell/>
          <table:table-cell office:value-type="currency" office:currency="KRW" office:value="350000" calcext:value-type="currency">
            <text:p>￦350,000</text:p>
          </table:table-cell>
          <table:table-cell office:value-type="string" calcext:value-type="string">
            <text:p>k뱅크/3월6일</text:p>
          </table:table-cell>
        </table:table-row>
        <table:table-row table:style-name="ro14">
          <table:table-cell office:value-type="string" calcext:value-type="string">
            <text:p>예매입금</text:p>
          </table:table-cell>
          <table:table-cell office:value-type="currency" office:currency="KRW" office:value="100000" calcext:value-type="currency">
            <text:p>￦100,000</text:p>
          </table:table-cell>
          <table:table-cell/>
          <table:table-cell office:value-type="string" calcext:value-type="string">
            <text:p>스테이,로이,라프,마리아</text:p>
          </table:table-cell>
        </table:table-row>
        <table:table-row table:style-name="ro14">
          <table:table-cell office:value-type="string" calcext:value-type="string">
            <text:p>현장입금</text:p>
          </table:table-cell>
          <table:table-cell office:value-type="currency" office:currency="KRW" office:value="240000" calcext:value-type="currency">
            <text:p>￦240,000</text:p>
          </table:table-cell>
          <table:table-cell/>
          <table:table-cell office:value-type="string" calcext:value-type="string">
            <text:p>우리은행/3월9일</text:p>
          </table:table-cell>
        </table:table-row>
        <table:table-row table:style-name="ro11">
          <table:table-cell table:number-columns-repeated="4"/>
        </table:table-row>
        <table:table-row table:style-name="ro14">
          <table:table-cell office:value-type="string" calcext:value-type="string">
            <text:p>입금합계</text:p>
          </table:table-cell>
          <table:table-cell table:formula="of:=SUM([.B4:.B5])" office:value-type="currency" office:currency="KRW" office:value="340000" calcext:value-type="currency">
            <text:p>￦340,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출급합계</text:p>
          </table:table-cell>
          <table:table-cell/>
          <table:table-cell table:formula="of:=[.C3]" office:value-type="currency" office:currency="KRW" office:value="350000" calcext:value-type="currency">
            <text:p>￦350,000</text:p>
          </table:table-cell>
          <table:table-cell/>
        </table:table-row>
        <table:table-row table:style-name="ro14">
          <table:table-cell office:value-type="string" calcext:value-type="string">
            <text:p>정산금액</text:p>
          </table:table-cell>
          <table:table-cell/>
          <table:table-cell table:formula="of:=[.B7]-[.C8]" office:value-type="currency" office:currency="KRW" office:value="-10000" calcext:value-type="currency">
            <text:p>-￦10,000</text:p>
          </table:table-cell>
          <table:table-cell/>
        </table:table-row>
        <table:table-row table:style-name="ro11" table:number-rows-repeated="4">
          <table:table-cell table:style-name="Default" table:number-columns-repeated="4"/>
        </table:table-row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4">
          <table:table-cell office:value-type="string" calcext:value-type="string">
            <text:p>이지4월12일봄파티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엘렌음식비</text:p>
          </table:table-cell>
          <table:table-cell/>
          <table:table-cell office:value-type="currency" office:currency="KRW" office:value="250000" calcext:value-type="currency">
            <text:p>￦250,000</text:p>
          </table:table-cell>
          <table:table-cell office:value-type="string" calcext:value-type="string">
            <text:p>k뱅크/4월9일</text:p>
          </table:table-cell>
        </table:table-row>
        <table:table-row table:style-name="ro11">
          <table:table-cell office:value-type="string" calcext:value-type="string">
            <text:p>예매입금</text:p>
          </table:table-cell>
          <table:table-cell office:value-type="currency" office:currency="KRW" office:value="15000" calcext:value-type="currency">
            <text:p>￦15,000</text:p>
          </table:table-cell>
          <table:table-cell/>
          <table:table-cell office:value-type="string" calcext:value-type="string">
            <text:p>스테이</text:p>
          </table:table-cell>
        </table:table-row>
        <table:table-row table:style-name="ro14">
          <table:table-cell office:value-type="string" calcext:value-type="string">
            <text:p>현장입금</text:p>
          </table:table-cell>
          <table:table-cell table:formula="of:=28*15000" office:value-type="currency" office:currency="KRW" office:value="420000" calcext:value-type="currency">
            <text:p>￦420,000</text:p>
          </table:table-cell>
          <table:table-cell/>
          <table:table-cell office:value-type="string" calcext:value-type="string">
            <text:p>28명 현매</text:p>
          </table:table-cell>
        </table:table-row>
        <table:table-row table:style-name="ro14">
          <table:table-cell office:value-type="string" calcext:value-type="string">
            <text:p>현장출금</text:p>
          </table:table-cell>
          <table:table-cell/>
          <table:table-cell office:value-type="currency" office:currency="KRW" office:value="306000" calcext:value-type="currency">
            <text:p>￦306,000</text:p>
          </table:table-cell>
          <table:table-cell office:value-type="string" calcext:value-type="string">
            <text:p>34명 탑입장료(엘렌지인6명초대)</text:p>
          </table:table-cell>
        </table:table-row>
        <table:table-row table:style-name="ro11">
          <table:table-cell office:value-type="string" calcext:value-type="string">
            <text:p>파티청소비</text:p>
          </table:table-cell>
          <table:table-cell/>
          <table:table-cell office:value-type="currency" office:currency="KRW" office:value="20000" calcext:value-type="currency">
            <text:p>￦20,000</text:p>
          </table:table-cell>
          <table:table-cell/>
        </table:table-row>
        <table:table-row table:style-name="ro14">
          <table:table-cell office:value-type="string" calcext:value-type="string">
            <text:p>입금합계</text:p>
          </table:table-cell>
          <table:table-cell table:formula="of:=SUM([.B17:.B18])" office:value-type="currency" office:currency="KRW" office:value="435000" calcext:value-type="currency">
            <text:p>￦435,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출금합계</text:p>
          </table:table-cell>
          <table:table-cell/>
          <table:table-cell table:formula="of:=SUM([.C16:.C20])" office:value-type="currency" office:currency="KRW" office:value="576000" calcext:value-type="currency">
            <text:p>￦576,000</text:p>
          </table:table-cell>
          <table:table-cell/>
        </table:table-row>
        <table:table-row table:style-name="ro14">
          <table:table-cell office:value-type="string" calcext:value-type="string">
            <text:p>정산금액</text:p>
          </table:table-cell>
          <table:table-cell/>
          <table:table-cell table:formula="of:=[.B21]-[.C22]" office:value-type="currency" office:currency="KRW" office:value="-141000" calcext:value-type="currency">
            <text:p>-￦141,000</text:p>
          </table:table-cell>
          <table:table-cell/>
        </table:table-row>
        <table:table-row table:style-name="ro11">
          <table:table-cell table:style-name="Default" table:number-columns-repeated="4"/>
        </table:table-row>
        <table:table-row table:style-name="ro11">
          <table:table-cell table:style-name="Default" table:number-columns-repeated="2"/>
          <table:table-cell table:style-name="ce127"/>
          <table:table-cell table:style-name="Default"/>
        </table:table-row>
      </table:table>
      <table:named-expressions/>
      <table:database-ranges>
        <table:database-range table:name="__Anonymous_Sheet_DB__5" table:target-range-address="정모페이백.A8:정모페이백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JP Regular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 Regular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year number:style="long"/>
      <number:text>-</number:text>
      <number:month/>
      <number:text>-</number:text>
      <number:day/>
    </number:dat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">
      <loext:text> </loext:text>
      <loext:fill-character> </loext:fill-character>
      <number:text>- </number:text>
      <style:map style:condition="value()&gt;0" style:apply-style-name="N155P0"/>
      <style:map style:condition="value()&lt;0" style:apply-style-name="N155P1"/>
    </number:number-style>
    <number:number-style style:name="N156">
      <number:text>₩</number:text>
      <number:number number:decimal-places="0" loext:min-decimal-places="0" number:min-integer-digits="1" number:grouping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number number:decimal-places="1" loext:min-decimal-places="1" number:min-integer-digits="1" number:grouping="true"/>
    </number:number-style>
    <number:number-style style:name="N160">
      <number:number number:decimal-places="1" loext:min-decimal-places="1" number:min-integer-digits="1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bottom"/>
      <style:text-properties style:font-name="Times New Roman1" fo:font-family="'Times New Roman'" style:font-name-complex="Times New Roman1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00/00/00</text:date>, <text:time style:data-style-name="N2" text:time-value="08:42:27.26384407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Cover_20_-_20_표_20_1" style:display-name="PageStyle_Cover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xport_20_Summary" style:display-name="PageStyle_Export 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종료_29_Main_20_-_20_표_20_1" style:display-name="PageStyle_(종료)Main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romotion_20_-_20_표_20_1" style:display-name="PageStyle_Promotion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2018겨울파티" style:display-name="PageStyle_2018겨울파티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회계통장_20_-_20_표_20_1" style:display-name="PageStyle_회계통장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강습12월25일" style:display-name="PageStyle_강습12월25일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강습10월12일_20_-_20_표_20_1" style:display-name="PageStyle_강습10월12일 - 표 1" style:page-layout-name="Mpm7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Class_20_-_20_표_20_1" style:display-name="PageStyle_Class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정동희</meta:initial-creator>
    <meta:print-date>2019-04-15T00:30:20.363513792</meta:print-date>
    <meta:creation-date>2018-12-06T13:50:13</meta:creation-date>
    <dc:date>2019-06-18T09:06:26.307265237</dc:date>
    <meta:generator>LibreOffice/6.2.4.2$Linux_X86_64 LibreOffice_project/20$Build-2</meta:generator>
    <meta:editing-duration>PT1H4M24S</meta:editing-duration>
    <meta:editing-cycles>6</meta:editing-cycles>
    <dc:creator>TL Jung</dc:creator>
    <meta:document-statistic meta:table-count="11" meta:cell-count="268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